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font-size="16pt" fo:font-weight="bold" officeooo:rsid="003b31e9" officeooo:paragraph-rsid="003b31e9" style:font-size-asian="16pt" style:font-weight-asian="bold" style:font-size-complex="16pt" style:font-weight-complex="bold"/>
    </style:style>
    <style:style style:name="P2" style:family="paragraph" style:parent-style-name="Heading_20_2">
      <style:paragraph-properties fo:text-align="center" style:justify-single-word="false"/>
      <style:text-properties fo:font-size="16pt" fo:font-weight="bold" officeooo:rsid="003b31e9" officeooo:paragraph-rsid="003b31e9" style:font-size-asian="16pt" style:font-weight-asian="bold" style:font-size-complex="16pt" style:font-weight-complex="bold"/>
    </style:style>
    <style:style style:name="P3" style:family="paragraph" style:parent-style-name="Heading_20_3">
      <style:paragraph-properties fo:text-align="center" style:justify-single-word="false"/>
      <style:text-properties fo:font-size="16pt" fo:font-weight="bold" officeooo:rsid="003b31e9" officeooo:paragraph-rsid="003b31e9" style:font-size-asian="16pt" style:font-weight-asian="bold" style:font-size-complex="16pt" style:font-weight-complex="bold"/>
    </style:style>
    <style:style style:name="P4" style:family="paragraph" style:parent-style-name="Heading_20_2">
      <style:paragraph-properties fo:text-align="center" style:justify-single-word="false"/>
      <style:text-properties fo:font-size="16pt" fo:font-weight="bold" officeooo:rsid="001035de" style:font-size-asian="16pt" style:font-weight-asian="bold" style:font-size-complex="16pt" style:font-weight-complex="bold"/>
    </style:style>
    <style:style style:name="P5" style:family="paragraph" style:parent-style-name="Heading_20_3">
      <style:paragraph-properties fo:text-align="center" style:justify-single-word="false"/>
      <style:text-properties fo:font-size="16pt" fo:font-weight="bold" officeooo:rsid="001035de" officeooo:paragraph-rsid="001035de" style:font-size-asian="16pt" style:font-weight-asian="bold" style:font-size-complex="16pt" style:font-weight-complex="bold"/>
    </style:style>
    <style:style style:name="P6" style:family="paragraph" style:parent-style-name="Heading_20_3">
      <style:paragraph-properties fo:text-align="center" style:justify-single-word="false"/>
      <style:text-properties fo:font-size="16pt" fo:font-weight="bold" officeooo:rsid="001035de" style:font-size-asian="16pt" style:font-weight-asian="bold" style:font-size-complex="16pt" style:font-weight-complex="bold"/>
    </style:style>
    <style:style style:name="P7" style:family="paragraph" style:parent-style-name="Heading_20_3">
      <style:paragraph-properties fo:text-align="start" style:justify-single-word="false"/>
      <style:text-properties fo:font-size="16pt" fo:font-weight="bold" officeooo:rsid="001035de" officeooo:paragraph-rsid="00371e39" style:font-size-asian="16pt" style:font-weight-asian="bold" style:font-size-complex="16pt" style:font-weight-complex="bold"/>
    </style:style>
    <style:style style:name="P8" style:family="paragraph" style:parent-style-name="Heading_20_3">
      <style:paragraph-properties fo:text-align="center" style:justify-single-word="false"/>
      <style:text-properties fo:font-size="16pt" fo:font-weight="bold" officeooo:rsid="003a4771" officeooo:paragraph-rsid="003a4771" style:font-size-asian="16pt" style:font-weight-asian="bold" style:font-size-complex="16pt" style:font-weight-complex="bold"/>
    </style:style>
    <style:style style:name="P9" style:family="paragraph" style:parent-style-name="Text_20_body">
      <style:paragraph-properties fo:text-align="center" style:justify-single-word="false"/>
      <style:text-properties fo:font-size="16pt" fo:font-weight="bold" officeooo:rsid="00371e39" officeooo:paragraph-rsid="00371e39" style:font-size-asian="14pt" style:font-weight-asian="bold" style:font-size-complex="16pt" style:font-weight-complex="bold"/>
    </style:style>
    <style:style style:name="P10" style:family="paragraph" style:parent-style-name="Text_20_body">
      <style:paragraph-properties fo:text-align="center" style:justify-single-word="false"/>
      <style:text-properties fo:font-size="16pt" fo:font-weight="bold" officeooo:rsid="003a4771" officeooo:paragraph-rsid="003a4771" style:font-size-asian="14pt" style:font-weight-asian="bold" style:font-size-complex="16pt" style:font-weight-complex="bold"/>
    </style:style>
    <style:style style:name="P11" style:family="paragraph" style:parent-style-name="Heading_20_3">
      <style:paragraph-properties fo:text-align="center" style:justify-single-word="false"/>
      <style:text-properties fo:font-size="16pt" style:font-size-asian="16pt" style:font-size-complex="16pt"/>
    </style:style>
    <style:style style:name="P12" style:family="paragraph" style:parent-style-name="Heading_20_4">
      <style:paragraph-properties fo:text-align="center" style:justify-single-word="false"/>
      <style:text-properties fo:font-size="16pt" style:font-size-asian="16pt" style:font-size-complex="16pt"/>
    </style:style>
    <style:style style:name="P13" style:family="paragraph" style:parent-style-name="Heading_20_3">
      <style:paragraph-properties fo:text-align="center" style:justify-single-word="false"/>
      <style:text-properties fo:font-size="14pt" fo:font-weight="bold" officeooo:rsid="001035de" officeooo:paragraph-rsid="001035de" style:font-size-asian="14pt" style:font-weight-asian="bold" style:font-size-complex="14pt" style:font-weight-complex="bold"/>
    </style:style>
    <style:style style:name="P14" style:family="paragraph" style:parent-style-name="Heading_20_3">
      <style:paragraph-properties fo:text-align="center" style:justify-single-word="false"/>
      <style:text-properties fo:font-size="14pt" fo:font-weight="bold" officeooo:rsid="001035de" style:font-size-asian="14pt" style:font-weight-asian="bold" style:font-size-complex="14pt" style:font-weight-complex="bold"/>
    </style:style>
    <style:style style:name="P15" style:family="paragraph" style:parent-style-name="Text_20_body">
      <style:paragraph-properties fo:text-align="center" style:justify-single-word="false"/>
      <style:text-properties fo:font-size="14pt" fo:font-weight="bold" officeooo:rsid="001035de" style:font-size-asian="14pt" style:font-weight-asian="bold" style:font-size-complex="14pt" style:font-weight-complex="bold"/>
    </style:style>
    <style:style style:name="P16" style:family="paragraph" style:parent-style-name="Heading_20_3">
      <style:paragraph-properties fo:text-align="justify" style:justify-single-word="false"/>
      <style:text-properties fo:font-size="14pt" fo:font-weight="bold" officeooo:rsid="001035de"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fo:font-size="14pt" fo:font-weight="bold" officeooo:rsid="001035de" style:font-size-asian="14pt" style:font-weight-asian="bold" style:font-size-complex="14pt" style:font-weight-complex="bold"/>
    </style:style>
    <style:style style:name="P18" style:family="paragraph" style:parent-style-name="Text_20_body">
      <style:text-properties fo:font-size="14pt" fo:font-weight="bold" officeooo:rsid="001035de" style:font-size-asian="14pt" style:font-weight-asian="bold" style:font-size-complex="14pt" style:font-weight-complex="bold"/>
    </style:style>
    <style:style style:name="P19" style:family="paragraph" style:parent-style-name="Heading_20_3">
      <style:paragraph-properties fo:text-align="justify" style:justify-single-word="false"/>
      <style:text-properties fo:font-size="14pt" fo:font-weight="bold" officeooo:rsid="003a4771" officeooo:paragraph-rsid="003a4771" style:font-size-asian="14pt" style:font-weight-asian="bold" style:font-size-complex="14pt" style:font-weight-complex="bold"/>
    </style:style>
    <style:style style:name="P20" style:family="paragraph" style:parent-style-name="Text_20_body">
      <style:paragraph-properties fo:text-align="justify" style:justify-single-word="false"/>
      <style:text-properties fo:font-size="14pt" fo:font-weight="bold" officeooo:rsid="003a4771" officeooo:paragraph-rsid="003a4771" style:font-size-asian="14pt" style:font-weight-asian="bold" style:font-size-complex="14pt" style:font-weight-complex="bold"/>
    </style:style>
    <style:style style:name="P21" style:family="paragraph" style:parent-style-name="Text_20_body">
      <style:paragraph-properties fo:text-align="center" style:justify-single-word="false"/>
      <style:text-properties fo:font-size="14pt" fo:font-weight="bold" officeooo:rsid="003a4771" officeooo:paragraph-rsid="003a4771" style:font-size-asian="14pt" style:font-weight-asian="bold" style:font-size-complex="14pt" style:font-weight-complex="bold"/>
    </style:style>
    <style:style style:name="P22" style:family="paragraph" style:parent-style-name="Heading_20_3">
      <style:paragraph-properties fo:text-align="justify" style:justify-single-word="false"/>
      <style:text-properties fo:font-size="14pt" fo:font-weight="bold" officeooo:rsid="003b31e9" officeooo:paragraph-rsid="003b31e9" style:font-size-asian="14pt" style:font-weight-asian="bold" style:font-size-complex="14pt" style:font-weight-complex="bold"/>
    </style:style>
    <style:style style:name="P23" style:family="paragraph" style:parent-style-name="Text_20_body">
      <style:paragraph-properties fo:text-align="justify" style:justify-single-word="false"/>
      <style:text-properties fo:font-size="14pt" fo:font-weight="bold" officeooo:rsid="003b31e9" officeooo:paragraph-rsid="003b31e9" style:font-size-asian="14pt" style:font-weight-asian="bold" style:font-size-complex="14pt" style:font-weight-complex="bold"/>
    </style:style>
    <style:style style:name="P24" style:family="paragraph" style:parent-style-name="Heading_20_3">
      <style:paragraph-properties fo:text-align="center" style:justify-single-word="false"/>
      <style:text-properties fo:font-size="14pt" fo:font-weight="bold" officeooo:rsid="003b31e9" officeooo:paragraph-rsid="003b31e9" style:font-size-asian="14pt" style:font-weight-asian="bold" style:font-size-complex="14pt" style:font-weight-complex="bold"/>
    </style:style>
    <style:style style:name="P25" style:family="paragraph" style:parent-style-name="Text_20_body">
      <style:paragraph-properties fo:text-align="center" style:justify-single-word="false"/>
      <style:text-properties fo:font-size="14pt" fo:font-weight="bold" officeooo:rsid="003b31e9" officeooo:paragraph-rsid="003b31e9" style:font-size-asian="14pt" style:font-weight-asian="bold" style:font-size-complex="14pt" style:font-weight-complex="bold"/>
    </style:style>
    <style:style style:name="P26" style:family="paragraph" style:parent-style-name="Text_20_body">
      <style:paragraph-properties fo:text-align="center" style:justify-single-word="false"/>
      <style:text-properties fo:font-size="14pt" fo:font-weight="bold" officeooo:rsid="003b31e9" officeooo:paragraph-rsid="004b3074"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bold" officeooo:rsid="001035de" officeooo:paragraph-rsid="001035de" style:font-size-asian="12.25pt" style:font-weight-asian="bold" style:font-size-complex="14pt" style:font-weight-complex="bold"/>
    </style:style>
    <style:style style:name="P28" style:family="paragraph" style:parent-style-name="Heading_20_3">
      <style:paragraph-properties fo:text-align="justify" style:justify-single-word="false"/>
      <style:text-properties fo:font-size="14pt" style:font-size-asian="14pt" style:font-size-complex="14pt"/>
    </style:style>
    <style:style style:name="P29" style:family="paragraph" style:parent-style-name="Text_20_body">
      <style:paragraph-properties fo:text-align="justify" style:justify-single-word="false"/>
      <style:text-properties fo:font-size="14pt" officeooo:paragraph-rsid="0010724d" style:font-size-asian="14pt" style:font-size-complex="14pt"/>
    </style:style>
    <style:style style:name="P30" style:family="paragraph" style:parent-style-name="Text_20_body">
      <style:paragraph-properties fo:text-align="justify" style:justify-single-word="false"/>
      <style:text-properties fo:font-size="14pt" style:font-size-asian="14pt" style:font-size-complex="14pt"/>
    </style:style>
    <style:style style:name="P31" style:family="paragraph" style:parent-style-name="Text_20_body">
      <style:paragraph-properties fo:margin-top="0cm" fo:margin-bottom="0cm" style:contextual-spacing="false" fo:text-align="justify" style:justify-single-word="false"/>
      <style:text-properties fo:font-size="14pt" style:font-size-asian="14pt" style:font-size-complex="14pt"/>
    </style:style>
    <style:style style:name="P32" style:family="paragraph" style:parent-style-name="Heading_20_3">
      <style:text-properties fo:font-size="14pt" style:font-size-asian="14pt" style:font-size-complex="14pt"/>
    </style:style>
    <style:style style:name="P33" style:family="paragraph" style:parent-style-name="Heading_20_4">
      <style:text-properties fo:font-size="14pt" style:font-size-asian="14pt" style:font-size-complex="14pt"/>
    </style:style>
    <style:style style:name="P34" style:family="paragraph" style:parent-style-name="Text_20_body">
      <style:text-properties fo:font-size="14pt" style:font-size-asian="14pt" style:font-size-complex="14pt"/>
    </style:style>
    <style:style style:name="P35" style:family="paragraph" style:parent-style-name="Standard">
      <style:paragraph-properties fo:text-align="start" style:justify-single-word="false"/>
      <style:text-properties fo:font-size="14pt" fo:font-weight="normal" officeooo:rsid="001035de" officeooo:paragraph-rsid="001035de"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1035de" officeooo:paragraph-rsid="001035de"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rsid="001035de" officeooo:paragraph-rsid="001035de" style:font-size-asian="14pt" style:font-weight-asian="normal" style:font-size-complex="14pt" style:font-weight-complex="normal"/>
    </style:style>
    <style:style style:name="P38" style:family="paragraph" style:parent-style-name="Heading_20_3">
      <style:paragraph-properties fo:text-align="justify" style:justify-single-word="false"/>
    </style:style>
    <style:style style:name="P39" style:family="paragraph" style:parent-style-name="Heading_20_4">
      <style:paragraph-properties fo:text-align="justify" style:justify-single-word="false"/>
    </style:style>
    <style:style style:name="P40" style:family="paragraph" style:parent-style-name="Text_20_body">
      <style:paragraph-properties fo:text-align="justify" style:justify-single-word="false"/>
    </style:style>
    <style:style style:name="P41" style:family="paragraph" style:parent-style-name="Standard">
      <style:paragraph-properties fo:text-align="center" style:justify-single-word="false"/>
      <style:text-properties fo:font-size="21pt" fo:font-weight="bold" officeooo:rsid="001035de" officeooo:paragraph-rsid="001035de" style:font-size-asian="18.3500003814697pt" style:font-weight-asian="bold" style:font-size-complex="21pt" style:font-weight-complex="bold"/>
    </style:style>
    <style:style style:name="P42" style:family="paragraph" style:parent-style-name="Text_20_body">
      <style:paragraph-properties fo:text-align="start" style:justify-single-word="false"/>
    </style:style>
    <style:style style:name="P43" style:family="paragraph" style:parent-style-name="Heading_20_3" style:list-style-name="L1">
      <style:paragraph-properties fo:text-align="center" style:justify-single-word="false"/>
      <style:text-properties fo:font-size="14pt" fo:font-weight="bold" officeooo:rsid="001035de" officeooo:paragraph-rsid="001035de" style:font-size-asian="12.25pt" style:font-weight-asian="bold" style:font-size-complex="14pt" style:font-weight-complex="bold"/>
    </style:style>
    <style:style style:name="P44" style:family="paragraph" style:parent-style-name="Heading_20_4" style:list-style-name="L3">
      <style:text-properties fo:font-size="14pt" style:font-size-asian="14pt" style:font-size-complex="14pt"/>
    </style:style>
    <style:style style:name="P45" style:family="paragraph" style:parent-style-name="Heading_20_4" style:list-style-name="L5">
      <style:paragraph-properties fo:line-height="115%"/>
      <style:text-properties fo:font-size="14pt" style:font-size-asian="14pt" style:font-size-complex="14pt"/>
    </style:style>
    <style:style style:name="P46" style:family="paragraph" style:parent-style-name="Preformatted_20_Text" style:list-style-name="L104">
      <style:paragraph-properties fo:text-align="justify" style:justify-single-word="false"/>
    </style:style>
    <style:style style:name="P47" style:family="paragraph" style:parent-style-name="Preformatted_20_Text" style:list-style-name="L104">
      <style:paragraph-properties fo:margin-top="0cm" fo:margin-bottom="0.499cm" style:contextual-spacing="false" fo:text-align="justify" style:justify-single-word="false" style:writing-mode="lr-tb"/>
    </style:style>
    <style:style style:name="P48" style:family="paragraph" style:parent-style-name="Preformatted_20_Text" style:list-style-name="L104">
      <style:paragraph-properties fo:text-align="justify" style:justify-single-word="false"/>
      <style:text-properties fo:font-size="14pt" fo:background-color="#000000" style:font-size-asian="14pt" style:font-size-complex="14pt"/>
    </style:style>
    <style:style style:name="P49" style:family="paragraph" style:parent-style-name="Text_20_body" style:list-style-name="L2">
      <style:paragraph-properties fo:text-align="justify" style:justify-single-word="false"/>
    </style:style>
    <style:style style:name="P50" style:family="paragraph" style:parent-style-name="Text_20_body" style:list-style-name="L7">
      <style:paragraph-properties fo:text-align="justify" style:justify-single-word="false"/>
    </style:style>
    <style:style style:name="P51" style:family="paragraph" style:parent-style-name="Text_20_body" style:list-style-name="L9">
      <style:paragraph-properties fo:text-align="justify" style:justify-single-word="false"/>
    </style:style>
    <style:style style:name="P52" style:family="paragraph" style:parent-style-name="Text_20_body" style:list-style-name="L25">
      <style:paragraph-properties fo:margin-top="0cm" fo:margin-bottom="0cm" style:contextual-spacing="false" fo:text-align="justify" style:justify-single-word="false"/>
    </style:style>
    <style:style style:name="P53" style:family="paragraph" style:parent-style-name="Text_20_body" style:list-style-name="L25">
      <style:paragraph-properties fo:text-align="justify" style:justify-single-word="false"/>
    </style:style>
    <style:style style:name="P54" style:family="paragraph" style:parent-style-name="Text_20_body" style:list-style-name="L26">
      <style:paragraph-properties fo:margin-top="0cm" fo:margin-bottom="0cm" style:contextual-spacing="false" fo:text-align="justify" style:justify-single-word="false"/>
    </style:style>
    <style:style style:name="P55" style:family="paragraph" style:parent-style-name="Text_20_body" style:list-style-name="L26">
      <style:paragraph-properties fo:text-align="justify" style:justify-single-word="false"/>
    </style:style>
    <style:style style:name="P56" style:family="paragraph" style:parent-style-name="Text_20_body" style:list-style-name="L27">
      <style:paragraph-properties fo:margin-top="0cm" fo:margin-bottom="0cm" style:contextual-spacing="false" fo:text-align="justify" style:justify-single-word="false"/>
    </style:style>
    <style:style style:name="P57" style:family="paragraph" style:parent-style-name="Text_20_body" style:list-style-name="L27">
      <style:paragraph-properties fo:text-align="justify" style:justify-single-word="false"/>
    </style:style>
    <style:style style:name="P58" style:family="paragraph" style:parent-style-name="Text_20_body" style:list-style-name="L28">
      <style:paragraph-properties fo:margin-top="0cm" fo:margin-bottom="0cm" style:contextual-spacing="false" fo:text-align="justify" style:justify-single-word="false"/>
    </style:style>
    <style:style style:name="P59" style:family="paragraph" style:parent-style-name="Text_20_body" style:list-style-name="L28">
      <style:paragraph-properties fo:text-align="justify" style:justify-single-word="false"/>
    </style:style>
    <style:style style:name="P60" style:family="paragraph" style:parent-style-name="Text_20_body" style:list-style-name="L29">
      <style:paragraph-properties fo:margin-top="0cm" fo:margin-bottom="0cm" style:contextual-spacing="false" fo:text-align="justify" style:justify-single-word="false"/>
    </style:style>
    <style:style style:name="P61" style:family="paragraph" style:parent-style-name="Text_20_body" style:list-style-name="L29">
      <style:paragraph-properties fo:text-align="justify" style:justify-single-word="false"/>
    </style:style>
    <style:style style:name="P62" style:family="paragraph" style:parent-style-name="Text_20_body" style:list-style-name="L60">
      <style:paragraph-properties fo:margin-top="0cm" fo:margin-bottom="0cm" style:contextual-spacing="false" fo:text-align="justify" style:justify-single-word="false"/>
    </style:style>
    <style:style style:name="P63" style:family="paragraph" style:parent-style-name="Text_20_body" style:list-style-name="L60">
      <style:paragraph-properties fo:text-align="justify" style:justify-single-word="false"/>
    </style:style>
    <style:style style:name="P64" style:family="paragraph" style:parent-style-name="Text_20_body" style:list-style-name="L61">
      <style:paragraph-properties fo:margin-top="0cm" fo:margin-bottom="0cm" style:contextual-spacing="false" fo:text-align="justify" style:justify-single-word="false"/>
    </style:style>
    <style:style style:name="P65" style:family="paragraph" style:parent-style-name="Text_20_body" style:list-style-name="L62">
      <style:paragraph-properties fo:margin-top="0cm" fo:margin-bottom="0cm" style:contextual-spacing="false" fo:text-align="justify" style:justify-single-word="false"/>
    </style:style>
    <style:style style:name="P66" style:family="paragraph" style:parent-style-name="Text_20_body" style:list-style-name="L62">
      <style:paragraph-properties fo:text-align="justify" style:justify-single-word="false"/>
    </style:style>
    <style:style style:name="P67" style:family="paragraph" style:parent-style-name="Text_20_body" style:list-style-name="L63">
      <style:paragraph-properties fo:text-align="justify" style:justify-single-word="false"/>
    </style:style>
    <style:style style:name="P68" style:family="paragraph" style:parent-style-name="Text_20_body" style:list-style-name="L67">
      <style:paragraph-properties fo:text-align="justify" style:justify-single-word="false"/>
    </style:style>
    <style:style style:name="P69" style:family="paragraph" style:parent-style-name="Text_20_body" style:list-style-name="L67">
      <style:paragraph-properties fo:margin-top="0cm" fo:margin-bottom="0cm" style:contextual-spacing="false" fo:text-align="justify" style:justify-single-word="false"/>
    </style:style>
    <style:style style:name="P70" style:family="paragraph" style:parent-style-name="Text_20_body" style:list-style-name="L68">
      <style:paragraph-properties fo:margin-top="0cm" fo:margin-bottom="0cm" style:contextual-spacing="false" fo:text-align="justify" style:justify-single-word="false"/>
    </style:style>
    <style:style style:name="P71" style:family="paragraph" style:parent-style-name="Text_20_body" style:list-style-name="L68">
      <style:paragraph-properties fo:text-align="justify" style:justify-single-word="false"/>
    </style:style>
    <style:style style:name="P72" style:family="paragraph" style:parent-style-name="Text_20_body" style:list-style-name="L69">
      <style:paragraph-properties fo:margin-top="0cm" fo:margin-bottom="0cm" style:contextual-spacing="false" fo:text-align="justify" style:justify-single-word="false"/>
    </style:style>
    <style:style style:name="P73" style:family="paragraph" style:parent-style-name="Text_20_body" style:list-style-name="L69">
      <style:paragraph-properties fo:text-align="justify" style:justify-single-word="false"/>
    </style:style>
    <style:style style:name="P74" style:family="paragraph" style:parent-style-name="Text_20_body" style:list-style-name="L71">
      <style:paragraph-properties fo:margin-top="0cm" fo:margin-bottom="0cm" style:contextual-spacing="false" fo:text-align="justify" style:justify-single-word="false"/>
    </style:style>
    <style:style style:name="P75" style:family="paragraph" style:parent-style-name="Text_20_body" style:list-style-name="L72">
      <style:paragraph-properties fo:margin-top="0cm" fo:margin-bottom="0cm" style:contextual-spacing="false" fo:text-align="justify" style:justify-single-word="false"/>
    </style:style>
    <style:style style:name="P76" style:family="paragraph" style:parent-style-name="Text_20_body" style:list-style-name="L72">
      <style:paragraph-properties fo:text-align="justify" style:justify-single-word="false"/>
    </style:style>
    <style:style style:name="P77" style:family="paragraph" style:parent-style-name="Text_20_body" style:list-style-name="L73">
      <style:paragraph-properties fo:margin-top="0cm" fo:margin-bottom="0cm" style:contextual-spacing="false" fo:text-align="justify" style:justify-single-word="false"/>
    </style:style>
    <style:style style:name="P78" style:family="paragraph" style:parent-style-name="Text_20_body" style:list-style-name="L73">
      <style:paragraph-properties fo:text-align="justify" style:justify-single-word="false"/>
    </style:style>
    <style:style style:name="P79" style:family="paragraph" style:parent-style-name="Text_20_body" style:list-style-name="L93">
      <style:paragraph-properties fo:margin-top="0cm" fo:margin-bottom="0cm" style:contextual-spacing="false" fo:text-align="justify" style:justify-single-word="false"/>
    </style:style>
    <style:style style:name="P80" style:family="paragraph" style:parent-style-name="Text_20_body" style:list-style-name="L93">
      <style:paragraph-properties fo:text-align="justify" style:justify-single-word="false"/>
    </style:style>
    <style:style style:name="P81" style:family="paragraph" style:parent-style-name="Text_20_body" style:list-style-name="L94">
      <style:paragraph-properties fo:margin-top="0cm" fo:margin-bottom="0cm" style:contextual-spacing="false" fo:text-align="justify" style:justify-single-word="false"/>
    </style:style>
    <style:style style:name="P82" style:family="paragraph" style:parent-style-name="Text_20_body" style:list-style-name="L94">
      <style:paragraph-properties fo:text-align="justify" style:justify-single-word="false"/>
    </style:style>
    <style:style style:name="P83" style:family="paragraph" style:parent-style-name="Text_20_body" style:list-style-name="L95">
      <style:paragraph-properties fo:margin-top="0cm" fo:margin-bottom="0cm" style:contextual-spacing="false" fo:text-align="justify" style:justify-single-word="false"/>
    </style:style>
    <style:style style:name="P84" style:family="paragraph" style:parent-style-name="Text_20_body" style:list-style-name="L95">
      <style:paragraph-properties fo:text-align="justify" style:justify-single-word="false"/>
    </style:style>
    <style:style style:name="P85" style:family="paragraph" style:parent-style-name="Text_20_body" style:list-style-name="L96">
      <style:paragraph-properties fo:margin-top="0cm" fo:margin-bottom="0cm" style:contextual-spacing="false" fo:text-align="justify" style:justify-single-word="false"/>
    </style:style>
    <style:style style:name="P86" style:family="paragraph" style:parent-style-name="Text_20_body" style:list-style-name="L97">
      <style:paragraph-properties fo:margin-top="0cm" fo:margin-bottom="0cm" style:contextual-spacing="false" fo:text-align="justify" style:justify-single-word="false"/>
    </style:style>
    <style:style style:name="P87" style:family="paragraph" style:parent-style-name="Text_20_body" style:list-style-name="L98">
      <style:paragraph-properties fo:margin-top="0cm" fo:margin-bottom="0cm" style:contextual-spacing="false" fo:text-align="justify" style:justify-single-word="false"/>
    </style:style>
    <style:style style:name="P88" style:family="paragraph" style:parent-style-name="Text_20_body" style:list-style-name="L99">
      <style:paragraph-properties fo:margin-top="0cm" fo:margin-bottom="0cm" style:contextual-spacing="false" fo:text-align="justify" style:justify-single-word="false"/>
    </style:style>
    <style:style style:name="P89" style:family="paragraph" style:parent-style-name="Text_20_body" style:list-style-name="L99">
      <style:paragraph-properties fo:text-align="justify" style:justify-single-word="false"/>
    </style:style>
    <style:style style:name="P90" style:family="paragraph" style:parent-style-name="Text_20_body" style:list-style-name="L101">
      <style:paragraph-properties fo:margin-top="0cm" fo:margin-bottom="0cm" style:contextual-spacing="false" fo:text-align="justify" style:justify-single-word="false"/>
    </style:style>
    <style:style style:name="P91" style:family="paragraph" style:parent-style-name="Text_20_body" style:list-style-name="L101">
      <style:paragraph-properties fo:text-align="justify" style:justify-single-word="false"/>
    </style:style>
    <style:style style:name="P92" style:family="paragraph" style:parent-style-name="Text_20_body" style:list-style-name="L102">
      <style:paragraph-properties fo:margin-top="0cm" fo:margin-bottom="0cm" style:contextual-spacing="false" fo:text-align="justify" style:justify-single-word="false"/>
    </style:style>
    <style:style style:name="P93" style:family="paragraph" style:parent-style-name="Text_20_body" style:list-style-name="L102">
      <style:paragraph-properties fo:text-align="justify" style:justify-single-word="false"/>
    </style:style>
    <style:style style:name="P94" style:family="paragraph" style:parent-style-name="Text_20_body" style:list-style-name="L103">
      <style:paragraph-properties fo:margin-top="0cm" fo:margin-bottom="0cm" style:contextual-spacing="false" fo:text-align="justify" style:justify-single-word="false"/>
    </style:style>
    <style:style style:name="P95" style:family="paragraph" style:parent-style-name="Text_20_body" style:list-style-name="L103">
      <style:paragraph-properties fo:text-align="justify" style:justify-single-word="false"/>
    </style:style>
    <style:style style:name="P96" style:family="paragraph" style:parent-style-name="Text_20_body" style:list-style-name="L104">
      <style:paragraph-properties fo:margin-top="0cm" fo:margin-bottom="0cm" style:contextual-spacing="false" fo:text-align="justify" style:justify-single-word="false"/>
    </style:style>
    <style:style style:name="P97" style:family="paragraph" style:parent-style-name="Text_20_body" style:list-style-name="L104">
      <style:paragraph-properties fo:text-align="justify" style:justify-single-word="false"/>
    </style:style>
    <style:style style:name="P98" style:family="paragraph" style:parent-style-name="Text_20_body" style:list-style-name="L105">
      <style:paragraph-properties fo:margin-top="0cm" fo:margin-bottom="0cm" style:contextual-spacing="false" fo:text-align="justify" style:justify-single-word="false"/>
    </style:style>
    <style:style style:name="P99" style:family="paragraph" style:parent-style-name="Text_20_body" style:list-style-name="L105">
      <style:paragraph-properties fo:text-align="justify" style:justify-single-word="false"/>
    </style:style>
    <style:style style:name="P100" style:family="paragraph" style:parent-style-name="Text_20_body" style:list-style-name="L106">
      <style:paragraph-properties fo:margin-top="0cm" fo:margin-bottom="0cm" style:contextual-spacing="false" fo:text-align="justify" style:justify-single-word="false"/>
    </style:style>
    <style:style style:name="P101" style:family="paragraph" style:parent-style-name="Text_20_body" style:list-style-name="L106">
      <style:paragraph-properties fo:text-align="justify" style:justify-single-word="false"/>
    </style:style>
    <style:style style:name="P102" style:family="paragraph" style:parent-style-name="Text_20_body" style:list-style-name="L107">
      <style:paragraph-properties fo:margin-top="0cm" fo:margin-bottom="0cm" style:contextual-spacing="false" fo:text-align="justify" style:justify-single-word="false"/>
    </style:style>
    <style:style style:name="P103" style:family="paragraph" style:parent-style-name="Text_20_body" style:list-style-name="L107">
      <style:paragraph-properties fo:text-align="justify" style:justify-single-word="false"/>
    </style:style>
    <style:style style:name="P104" style:family="paragraph" style:parent-style-name="Text_20_body" style:list-style-name="L111">
      <style:paragraph-properties fo:text-align="justify" style:justify-single-word="false"/>
    </style:style>
    <style:style style:name="P105" style:family="paragraph" style:parent-style-name="Text_20_body" style:list-style-name="L111">
      <style:paragraph-properties fo:margin-top="0cm" fo:margin-bottom="0cm" style:contextual-spacing="false" fo:text-align="justify" style:justify-single-word="false"/>
    </style:style>
    <style:style style:name="P106" style:family="paragraph" style:parent-style-name="Text_20_body" style:list-style-name="L114">
      <style:paragraph-properties fo:margin-top="0cm" fo:margin-bottom="0cm" style:contextual-spacing="false" fo:text-align="justify" style:justify-single-word="false"/>
    </style:style>
    <style:style style:name="P107" style:family="paragraph" style:parent-style-name="Text_20_body" style:list-style-name="L114">
      <style:paragraph-properties fo:text-align="justify" style:justify-single-word="false"/>
    </style:style>
    <style:style style:name="P108" style:family="paragraph" style:parent-style-name="Text_20_body" style:list-style-name="L115">
      <style:paragraph-properties fo:margin-top="0cm" fo:margin-bottom="0cm" style:contextual-spacing="false" fo:text-align="justify" style:justify-single-word="false"/>
    </style:style>
    <style:style style:name="P109" style:family="paragraph" style:parent-style-name="Text_20_body" style:list-style-name="L115">
      <style:paragraph-properties fo:text-align="justify" style:justify-single-word="false"/>
    </style:style>
    <style:style style:name="P110" style:family="paragraph" style:parent-style-name="Text_20_body" style:list-style-name="L116">
      <style:paragraph-properties fo:margin-top="0cm" fo:margin-bottom="0cm" style:contextual-spacing="false" fo:text-align="justify" style:justify-single-word="false"/>
    </style:style>
    <style:style style:name="P111" style:family="paragraph" style:parent-style-name="Text_20_body" style:list-style-name="L116">
      <style:paragraph-properties fo:text-align="justify" style:justify-single-word="false"/>
    </style:style>
    <style:style style:name="P112" style:family="paragraph" style:parent-style-name="Text_20_body" style:list-style-name="L117">
      <style:paragraph-properties fo:margin-top="0cm" fo:margin-bottom="0cm" style:contextual-spacing="false" fo:text-align="justify" style:justify-single-word="false"/>
    </style:style>
    <style:style style:name="P113" style:family="paragraph" style:parent-style-name="Text_20_body" style:list-style-name="L117">
      <style:paragraph-properties fo:text-align="justify" style:justify-single-word="false"/>
    </style:style>
    <style:style style:name="P114" style:family="paragraph" style:parent-style-name="Text_20_body" style:list-style-name="L118">
      <style:paragraph-properties fo:margin-top="0cm" fo:margin-bottom="0cm" style:contextual-spacing="false" fo:text-align="justify" style:justify-single-word="false"/>
    </style:style>
    <style:style style:name="P115" style:family="paragraph" style:parent-style-name="Text_20_body" style:list-style-name="L118">
      <style:paragraph-properties fo:text-align="justify" style:justify-single-word="false"/>
    </style:style>
    <style:style style:name="P116" style:family="paragraph" style:parent-style-name="Text_20_body" style:list-style-name="L119">
      <style:paragraph-properties fo:margin-top="0cm" fo:margin-bottom="0cm" style:contextual-spacing="false" fo:text-align="justify" style:justify-single-word="false"/>
    </style:style>
    <style:style style:name="P117" style:family="paragraph" style:parent-style-name="Text_20_body" style:list-style-name="L119">
      <style:paragraph-properties fo:text-align="justify" style:justify-single-word="false"/>
    </style:style>
    <style:style style:name="P118" style:family="paragraph" style:parent-style-name="Text_20_body" style:list-style-name="L4"/>
    <style:style style:name="P119" style:family="paragraph" style:parent-style-name="Text_20_body" style:list-style-name="L4">
      <style:paragraph-properties fo:margin-top="0cm" fo:margin-bottom="0cm" style:contextual-spacing="false"/>
    </style:style>
    <style:style style:name="P120" style:family="paragraph" style:parent-style-name="Text_20_body" style:list-style-name="L6"/>
    <style:style style:name="P121" style:family="paragraph" style:parent-style-name="Text_20_body" style:list-style-name="L6">
      <style:paragraph-properties fo:margin-top="0cm" fo:margin-bottom="0cm" style:contextual-spacing="false"/>
    </style:style>
    <style:style style:name="P122" style:family="paragraph" style:parent-style-name="Text_20_body" style:list-style-name="L8">
      <style:paragraph-properties fo:margin-top="0cm" fo:margin-bottom="0cm" style:contextual-spacing="false" fo:text-align="justify" style:justify-single-word="false"/>
      <style:text-properties fo:font-size="14pt" style:font-size-asian="14pt" style:font-size-complex="14pt"/>
    </style:style>
    <style:style style:name="P123" style:family="paragraph" style:parent-style-name="Text_20_body" style:list-style-name="L8">
      <style:paragraph-properties fo:text-align="justify" style:justify-single-word="false"/>
      <style:text-properties fo:font-size="14pt" style:font-size-asian="14pt" style:font-size-complex="14pt"/>
    </style:style>
    <style:style style:name="P124" style:family="paragraph" style:parent-style-name="Text_20_body" style:list-style-name="L60">
      <style:paragraph-properties fo:margin-top="0cm" fo:margin-bottom="0cm" style:contextual-spacing="false" fo:text-align="justify" style:justify-single-word="false"/>
      <style:text-properties fo:font-size="14pt" style:font-size-asian="14pt" style:font-size-complex="14pt"/>
    </style:style>
    <style:style style:name="P125" style:family="paragraph" style:parent-style-name="Text_20_body" style:list-style-name="L61">
      <style:paragraph-properties fo:margin-top="0cm" fo:margin-bottom="0cm" style:contextual-spacing="false" fo:text-align="justify" style:justify-single-word="false"/>
      <style:text-properties fo:font-size="14pt" style:font-size-asian="14pt" style:font-size-complex="14pt"/>
    </style:style>
    <style:style style:name="P126" style:family="paragraph" style:parent-style-name="Text_20_body" style:list-style-name="L61">
      <style:paragraph-properties fo:text-align="justify" style:justify-single-word="false"/>
      <style:text-properties fo:font-size="14pt" style:font-size-asian="14pt" style:font-size-complex="14pt"/>
    </style:style>
    <style:style style:name="P127" style:family="paragraph" style:parent-style-name="Text_20_body" style:list-style-name="L63">
      <style:paragraph-properties fo:margin-top="0cm" fo:margin-bottom="0cm" style:contextual-spacing="false" fo:text-align="justify" style:justify-single-word="false"/>
      <style:text-properties fo:font-size="14pt" style:font-size-asian="14pt" style:font-size-complex="14pt"/>
    </style:style>
    <style:style style:name="P128" style:family="paragraph" style:parent-style-name="Text_20_body" style:list-style-name="L63">
      <style:paragraph-properties fo:text-align="justify" style:justify-single-word="false"/>
      <style:text-properties fo:font-size="14pt" style:font-size-asian="14pt" style:font-size-complex="14pt"/>
    </style:style>
    <style:style style:name="P129" style:family="paragraph" style:parent-style-name="Text_20_body" style:list-style-name="L64">
      <style:paragraph-properties fo:margin-top="0cm" fo:margin-bottom="0cm" style:contextual-spacing="false" fo:text-align="justify" style:justify-single-word="false"/>
      <style:text-properties fo:font-size="14pt" style:font-size-asian="14pt" style:font-size-complex="14pt"/>
    </style:style>
    <style:style style:name="P130" style:family="paragraph" style:parent-style-name="Text_20_body" style:list-style-name="L64">
      <style:paragraph-properties fo:text-align="justify" style:justify-single-word="false"/>
      <style:text-properties fo:font-size="14pt" style:font-size-asian="14pt" style:font-size-complex="14pt"/>
    </style:style>
    <style:style style:name="P131" style:family="paragraph" style:parent-style-name="Text_20_body" style:list-style-name="L65">
      <style:paragraph-properties fo:text-align="justify" style:justify-single-word="false"/>
      <style:text-properties fo:font-size="14pt" style:font-size-asian="14pt" style:font-size-complex="14pt"/>
    </style:style>
    <style:style style:name="P132" style:family="paragraph" style:parent-style-name="Text_20_body" style:list-style-name="L66">
      <style:paragraph-properties fo:margin-top="0cm" fo:margin-bottom="0cm" style:contextual-spacing="false" fo:text-align="justify" style:justify-single-word="false"/>
      <style:text-properties fo:font-size="14pt" style:font-size-asian="14pt" style:font-size-complex="14pt"/>
    </style:style>
    <style:style style:name="P133" style:family="paragraph" style:parent-style-name="Text_20_body" style:list-style-name="L66">
      <style:paragraph-properties fo:text-align="justify" style:justify-single-word="false"/>
      <style:text-properties fo:font-size="14pt" style:font-size-asian="14pt" style:font-size-complex="14pt"/>
    </style:style>
    <style:style style:name="P134" style:family="paragraph" style:parent-style-name="Text_20_body" style:list-style-name="L67">
      <style:paragraph-properties fo:margin-top="0cm" fo:margin-bottom="0cm" style:contextual-spacing="false" fo:text-align="justify" style:justify-single-word="false"/>
      <style:text-properties fo:font-size="14pt" officeooo:paragraph-rsid="003b31e9" style:font-size-asian="14pt" style:font-size-complex="14pt"/>
    </style:style>
    <style:style style:name="P135" style:family="paragraph" style:parent-style-name="Text_20_body" style:list-style-name="L67">
      <style:paragraph-properties fo:margin-top="0cm" fo:margin-bottom="0cm" style:contextual-spacing="false" fo:text-align="justify" style:justify-single-word="false"/>
      <style:text-properties fo:font-size="14pt" style:font-size-asian="14pt" style:font-size-complex="14pt"/>
    </style:style>
    <style:style style:name="P136" style:family="paragraph" style:parent-style-name="Text_20_body" style:list-style-name="L67">
      <style:paragraph-properties fo:text-align="justify" style:justify-single-word="false"/>
      <style:text-properties fo:font-size="14pt" style:font-size-asian="14pt" style:font-size-complex="14pt"/>
    </style:style>
    <style:style style:name="P137" style:family="paragraph" style:parent-style-name="Text_20_body" style:list-style-name="L69">
      <style:paragraph-properties fo:margin-top="0cm" fo:margin-bottom="0cm" style:contextual-spacing="false" fo:text-align="justify" style:justify-single-word="false"/>
      <style:text-properties fo:font-size="14pt" style:font-size-asian="14pt" style:font-size-complex="14pt"/>
    </style:style>
    <style:style style:name="P138" style:family="paragraph" style:parent-style-name="Text_20_body" style:list-style-name="L70">
      <style:paragraph-properties fo:margin-top="0cm" fo:margin-bottom="0cm" style:contextual-spacing="false" fo:text-align="justify" style:justify-single-word="false"/>
      <style:text-properties fo:font-size="14pt" style:font-size-asian="14pt" style:font-size-complex="14pt"/>
    </style:style>
    <style:style style:name="P139" style:family="paragraph" style:parent-style-name="Text_20_body" style:list-style-name="L70">
      <style:paragraph-properties fo:text-align="justify" style:justify-single-word="false"/>
      <style:text-properties fo:font-size="14pt" style:font-size-asian="14pt" style:font-size-complex="14pt"/>
    </style:style>
    <style:style style:name="P140" style:family="paragraph" style:parent-style-name="Text_20_body" style:list-style-name="L71">
      <style:paragraph-properties fo:text-align="justify" style:justify-single-word="false"/>
      <style:text-properties fo:font-size="14pt" style:font-size-asian="14pt" style:font-size-complex="14pt"/>
    </style:style>
    <style:style style:name="P141" style:family="paragraph" style:parent-style-name="Text_20_body" style:list-style-name="L95">
      <style:paragraph-properties fo:margin-top="0cm" fo:margin-bottom="0cm" style:contextual-spacing="false" fo:text-align="justify" style:justify-single-word="false"/>
      <style:text-properties fo:font-size="14pt" style:font-size-asian="14pt" style:font-size-complex="14pt"/>
    </style:style>
    <style:style style:name="P142" style:family="paragraph" style:parent-style-name="Text_20_body" style:list-style-name="L96">
      <style:paragraph-properties fo:margin-top="0cm" fo:margin-bottom="0cm" style:contextual-spacing="false" fo:text-align="justify" style:justify-single-word="false"/>
      <style:text-properties fo:font-size="14pt" style:font-size-asian="14pt" style:font-size-complex="14pt"/>
    </style:style>
    <style:style style:name="P143" style:family="paragraph" style:parent-style-name="Text_20_body" style:list-style-name="L96">
      <style:paragraph-properties fo:text-align="justify" style:justify-single-word="false"/>
      <style:text-properties fo:font-size="14pt" style:font-size-asian="14pt" style:font-size-complex="14pt"/>
    </style:style>
    <style:style style:name="P144" style:family="paragraph" style:parent-style-name="Text_20_body" style:list-style-name="L97">
      <style:paragraph-properties fo:margin-top="0cm" fo:margin-bottom="0cm" style:contextual-spacing="false" fo:text-align="justify" style:justify-single-word="false"/>
      <style:text-properties fo:font-size="14pt" style:font-size-asian="14pt" style:font-size-complex="14pt"/>
    </style:style>
    <style:style style:name="P145" style:family="paragraph" style:parent-style-name="Text_20_body" style:list-style-name="L97">
      <style:paragraph-properties fo:text-align="justify" style:justify-single-word="false"/>
      <style:text-properties fo:font-size="14pt" style:font-size-asian="14pt" style:font-size-complex="14pt"/>
    </style:style>
    <style:style style:name="P146" style:family="paragraph" style:parent-style-name="Text_20_body" style:list-style-name="L98">
      <style:paragraph-properties fo:margin-top="0cm" fo:margin-bottom="0cm" style:contextual-spacing="false" fo:text-align="justify" style:justify-single-word="false"/>
      <style:text-properties fo:font-size="14pt" style:font-size-asian="14pt" style:font-size-complex="14pt"/>
    </style:style>
    <style:style style:name="P147" style:family="paragraph" style:parent-style-name="Text_20_body" style:list-style-name="L98">
      <style:paragraph-properties fo:text-align="justify" style:justify-single-word="false"/>
      <style:text-properties fo:font-size="14pt" style:font-size-asian="14pt" style:font-size-complex="14pt"/>
    </style:style>
    <style:style style:name="P148" style:family="paragraph" style:parent-style-name="Text_20_body" style:list-style-name="L99">
      <style:paragraph-properties fo:margin-top="0cm" fo:margin-bottom="0cm" style:contextual-spacing="false" fo:text-align="justify" style:justify-single-word="false"/>
      <style:text-properties fo:font-size="14pt" style:font-size-asian="14pt" style:font-size-complex="14pt"/>
    </style:style>
    <style:style style:name="P149" style:family="paragraph" style:parent-style-name="Text_20_body" style:list-style-name="L100">
      <style:paragraph-properties fo:margin-top="0cm" fo:margin-bottom="0cm" style:contextual-spacing="false" fo:text-align="justify" style:justify-single-word="false"/>
      <style:text-properties fo:font-size="14pt" style:font-size-asian="14pt" style:font-size-complex="14pt"/>
    </style:style>
    <style:style style:name="P150" style:family="paragraph" style:parent-style-name="Text_20_body" style:list-style-name="L100">
      <style:paragraph-properties fo:text-align="justify" style:justify-single-word="false"/>
      <style:text-properties fo:font-size="14pt" style:font-size-asian="14pt" style:font-size-complex="14pt"/>
    </style:style>
    <style:style style:name="P151" style:family="paragraph" style:parent-style-name="Text_20_body" style:list-style-name="L108">
      <style:paragraph-properties fo:margin-top="0cm" fo:margin-bottom="0cm" style:contextual-spacing="false" fo:text-align="justify" style:justify-single-word="false"/>
      <style:text-properties fo:font-size="14pt" style:font-size-asian="14pt" style:font-size-complex="14pt"/>
    </style:style>
    <style:style style:name="P152" style:family="paragraph" style:parent-style-name="Text_20_body" style:list-style-name="L108">
      <style:paragraph-properties fo:text-align="justify" style:justify-single-word="false"/>
      <style:text-properties fo:font-size="14pt" style:font-size-asian="14pt" style:font-size-complex="14pt"/>
    </style:style>
    <style:style style:name="P153" style:family="paragraph" style:parent-style-name="Text_20_body" style:list-style-name="L109">
      <style:paragraph-properties fo:margin-top="0cm" fo:margin-bottom="0cm" style:contextual-spacing="false" fo:text-align="justify" style:justify-single-word="false"/>
      <style:text-properties fo:font-size="14pt" style:font-size-asian="14pt" style:font-size-complex="14pt"/>
    </style:style>
    <style:style style:name="P154" style:family="paragraph" style:parent-style-name="Text_20_body" style:list-style-name="L109">
      <style:paragraph-properties fo:text-align="justify" style:justify-single-word="false"/>
      <style:text-properties fo:font-size="14pt" style:font-size-asian="14pt" style:font-size-complex="14pt"/>
    </style:style>
    <style:style style:name="P155" style:family="paragraph" style:parent-style-name="Text_20_body" style:list-style-name="L110">
      <style:paragraph-properties fo:margin-top="0cm" fo:margin-bottom="0cm" style:contextual-spacing="false" fo:text-align="justify" style:justify-single-word="false"/>
      <style:text-properties fo:font-size="14pt" style:font-size-asian="14pt" style:font-size-complex="14pt"/>
    </style:style>
    <style:style style:name="P156" style:family="paragraph" style:parent-style-name="Text_20_body" style:list-style-name="L110">
      <style:paragraph-properties fo:text-align="justify" style:justify-single-word="false"/>
      <style:text-properties fo:font-size="14pt" style:font-size-asian="14pt" style:font-size-complex="14pt"/>
    </style:style>
    <style:style style:name="P157" style:family="paragraph" style:parent-style-name="Text_20_body" style:list-style-name="L112">
      <style:paragraph-properties fo:margin-top="0cm" fo:margin-bottom="0cm" style:contextual-spacing="false" fo:text-align="justify" style:justify-single-word="false"/>
      <style:text-properties fo:font-size="14pt" style:font-size-asian="14pt" style:font-size-complex="14pt"/>
    </style:style>
    <style:style style:name="P158" style:family="paragraph" style:parent-style-name="Text_20_body" style:list-style-name="L112">
      <style:paragraph-properties fo:text-align="justify" style:justify-single-word="false"/>
      <style:text-properties fo:font-size="14pt" style:font-size-asian="14pt" style:font-size-complex="14pt"/>
    </style:style>
    <style:style style:name="P159" style:family="paragraph" style:parent-style-name="Text_20_body" style:list-style-name="L113">
      <style:paragraph-properties fo:margin-top="0cm" fo:margin-bottom="0cm" style:contextual-spacing="false" fo:text-align="justify" style:justify-single-word="false"/>
      <style:text-properties fo:font-size="14pt" style:font-size-asian="14pt" style:font-size-complex="14pt"/>
    </style:style>
    <style:style style:name="P160" style:family="paragraph" style:parent-style-name="Text_20_body" style:list-style-name="L113">
      <style:paragraph-properties fo:text-align="justify" style:justify-single-word="false"/>
      <style:text-properties fo:font-size="14pt" style:font-size-asian="14pt" style:font-size-complex="14pt"/>
    </style:style>
    <style:style style:name="P161" style:family="paragraph" style:parent-style-name="Text_20_body" style:list-style-name="L115">
      <style:paragraph-properties fo:margin-top="0cm" fo:margin-bottom="0cm" style:contextual-spacing="false" fo:text-align="justify" style:justify-single-word="false"/>
      <style:text-properties fo:font-size="14pt" style:font-size-asian="14pt" style:font-size-complex="14pt"/>
    </style:style>
    <style:style style:name="P162" style:family="paragraph" style:parent-style-name="Text_20_body" style:list-style-name="L116">
      <style:paragraph-properties fo:margin-top="0cm" fo:margin-bottom="0cm" style:contextual-spacing="false" fo:text-align="justify" style:justify-single-word="false"/>
      <style:text-properties fo:font-size="14pt" style:font-size-asian="14pt" style:font-size-complex="14pt"/>
    </style:style>
    <style:style style:name="P163" style:family="paragraph" style:parent-style-name="Text_20_body" style:list-style-name="L117">
      <style:paragraph-properties fo:margin-top="0cm" fo:margin-bottom="0cm" style:contextual-spacing="false" fo:text-align="justify" style:justify-single-word="false"/>
      <style:text-properties fo:font-size="14pt" style:font-size-asian="14pt" style:font-size-complex="14pt"/>
    </style:style>
    <style:style style:name="P164" style:family="paragraph" style:parent-style-name="Text_20_body" style:list-style-name="L20">
      <style:text-properties fo:font-size="14pt" style:font-size-asian="14pt" style:font-size-complex="14pt"/>
    </style:style>
    <style:style style:name="P165" style:family="paragraph" style:parent-style-name="Text_20_body" style:list-style-name="L21">
      <style:paragraph-properties fo:margin-top="0cm" fo:margin-bottom="0cm" style:contextual-spacing="false"/>
      <style:text-properties fo:font-size="14pt" style:font-size-asian="14pt" style:font-size-complex="14pt"/>
    </style:style>
    <style:style style:name="P166" style:family="paragraph" style:parent-style-name="Text_20_body" style:list-style-name="L22">
      <style:paragraph-properties fo:margin-top="0cm" fo:margin-bottom="0cm" style:contextual-spacing="false"/>
      <style:text-properties fo:font-size="14pt" style:font-size-asian="14pt" style:font-size-complex="14pt"/>
    </style:style>
    <style:style style:name="P167" style:family="paragraph" style:parent-style-name="Text_20_body" style:list-style-name="L23">
      <style:paragraph-properties fo:margin-top="0cm" fo:margin-bottom="0cm" style:contextual-spacing="false"/>
      <style:text-properties fo:font-size="14pt" style:font-size-asian="14pt" style:font-size-complex="14pt"/>
    </style:style>
    <style:style style:name="P168" style:family="paragraph" style:parent-style-name="Text_20_body" style:list-style-name="L31">
      <style:paragraph-properties fo:margin-top="0cm" fo:margin-bottom="0cm" style:contextual-spacing="false"/>
      <style:text-properties fo:font-size="14pt" style:font-size-asian="14pt" style:font-size-complex="14pt"/>
    </style:style>
    <style:style style:name="P169" style:family="paragraph" style:parent-style-name="Text_20_body" style:list-style-name="L31">
      <style:text-properties fo:font-size="14pt" style:font-size-asian="14pt" style:font-size-complex="14pt"/>
    </style:style>
    <style:style style:name="P170" style:family="paragraph" style:parent-style-name="Text_20_body" style:list-style-name="L35">
      <style:paragraph-properties fo:margin-top="0cm" fo:margin-bottom="0cm" style:contextual-spacing="false"/>
      <style:text-properties fo:font-size="14pt" style:font-size-asian="14pt" style:font-size-complex="14pt"/>
    </style:style>
    <style:style style:name="P171" style:family="paragraph" style:parent-style-name="Text_20_body" style:list-style-name="L35">
      <style:text-properties fo:font-size="14pt" style:font-size-asian="14pt" style:font-size-complex="14pt"/>
    </style:style>
    <style:style style:name="P172" style:family="paragraph" style:parent-style-name="Text_20_body" style:list-style-name="L37">
      <style:text-properties fo:font-size="14pt" style:font-size-asian="14pt" style:font-size-complex="14pt"/>
    </style:style>
    <style:style style:name="P173" style:family="paragraph" style:parent-style-name="Text_20_body" style:list-style-name="L39">
      <style:text-properties fo:font-size="14pt" style:font-size-asian="14pt" style:font-size-complex="14pt"/>
    </style:style>
    <style:style style:name="P174" style:family="paragraph" style:parent-style-name="Text_20_body" style:list-style-name="L41">
      <style:paragraph-properties fo:margin-top="0cm" fo:margin-bottom="0cm" style:contextual-spacing="false"/>
      <style:text-properties fo:font-size="14pt" style:font-size-asian="14pt" style:font-size-complex="14pt"/>
    </style:style>
    <style:style style:name="P175" style:family="paragraph" style:parent-style-name="Text_20_body" style:list-style-name="L41">
      <style:text-properties fo:font-size="14pt" style:font-size-asian="14pt" style:font-size-complex="14pt"/>
    </style:style>
    <style:style style:name="P176" style:family="paragraph" style:parent-style-name="Text_20_body" style:list-style-name="L43">
      <style:paragraph-properties fo:margin-top="0cm" fo:margin-bottom="0cm" style:contextual-spacing="false"/>
      <style:text-properties fo:font-size="14pt" style:font-size-asian="14pt" style:font-size-complex="14pt"/>
    </style:style>
    <style:style style:name="P177" style:family="paragraph" style:parent-style-name="Text_20_body" style:list-style-name="L43">
      <style:text-properties fo:font-size="14pt" style:font-size-asian="14pt" style:font-size-complex="14pt"/>
    </style:style>
    <style:style style:name="P178" style:family="paragraph" style:parent-style-name="Text_20_body" style:list-style-name="L45">
      <style:text-properties fo:font-size="14pt" style:font-size-asian="14pt" style:font-size-complex="14pt"/>
    </style:style>
    <style:style style:name="P179" style:family="paragraph" style:parent-style-name="Text_20_body" style:list-style-name="L47">
      <style:paragraph-properties fo:margin-top="0cm" fo:margin-bottom="0cm" style:contextual-spacing="false"/>
      <style:text-properties fo:font-size="14pt" style:font-size-asian="14pt" style:font-size-complex="14pt"/>
    </style:style>
    <style:style style:name="P180" style:family="paragraph" style:parent-style-name="Text_20_body" style:list-style-name="L47">
      <style:text-properties fo:font-size="14pt" style:font-size-asian="14pt" style:font-size-complex="14pt"/>
    </style:style>
    <style:style style:name="P181" style:family="paragraph" style:parent-style-name="Text_20_body" style:list-style-name="L48">
      <style:paragraph-properties fo:margin-top="0cm" fo:margin-bottom="0cm" style:contextual-spacing="false"/>
      <style:text-properties fo:font-size="14pt" style:font-size-asian="14pt" style:font-size-complex="14pt"/>
    </style:style>
    <style:style style:name="P182" style:family="paragraph" style:parent-style-name="Text_20_body" style:list-style-name="L48">
      <style:text-properties fo:font-size="14pt" style:font-size-asian="14pt" style:font-size-complex="14pt"/>
    </style:style>
    <style:style style:name="P183" style:family="paragraph" style:parent-style-name="Text_20_body" style:list-style-name="L49">
      <style:paragraph-properties fo:margin-top="0cm" fo:margin-bottom="0cm" style:contextual-spacing="false"/>
      <style:text-properties fo:font-size="14pt" style:font-size-asian="14pt" style:font-size-complex="14pt"/>
    </style:style>
    <style:style style:name="P184" style:family="paragraph" style:parent-style-name="Text_20_body" style:list-style-name="L49">
      <style:text-properties fo:font-size="14pt" style:font-size-asian="14pt" style:font-size-complex="14pt"/>
    </style:style>
    <style:style style:name="P185" style:family="paragraph" style:parent-style-name="Text_20_body" style:list-style-name="L50">
      <style:paragraph-properties fo:margin-top="0cm" fo:margin-bottom="0cm" style:contextual-spacing="false"/>
      <style:text-properties fo:font-size="14pt" style:font-size-asian="14pt" style:font-size-complex="14pt"/>
    </style:style>
    <style:style style:name="P186" style:family="paragraph" style:parent-style-name="Text_20_body" style:list-style-name="L50">
      <style:text-properties fo:font-size="14pt" style:font-size-asian="14pt" style:font-size-complex="14pt"/>
    </style:style>
    <style:style style:name="P187" style:family="paragraph" style:parent-style-name="Text_20_body" style:list-style-name="L51">
      <style:paragraph-properties fo:margin-top="0cm" fo:margin-bottom="0cm" style:contextual-spacing="false"/>
      <style:text-properties fo:font-size="14pt" style:font-size-asian="14pt" style:font-size-complex="14pt"/>
    </style:style>
    <style:style style:name="P188" style:family="paragraph" style:parent-style-name="Text_20_body" style:list-style-name="L51">
      <style:text-properties fo:font-size="14pt" style:font-size-asian="14pt" style:font-size-complex="14pt"/>
    </style:style>
    <style:style style:name="P189" style:family="paragraph" style:parent-style-name="Text_20_body" style:list-style-name="L52">
      <style:paragraph-properties fo:margin-top="0cm" fo:margin-bottom="0cm" style:contextual-spacing="false"/>
      <style:text-properties fo:font-size="14pt" style:font-size-asian="14pt" style:font-size-complex="14pt"/>
    </style:style>
    <style:style style:name="P190" style:family="paragraph" style:parent-style-name="Text_20_body" style:list-style-name="L52">
      <style:text-properties fo:font-size="14pt" style:font-size-asian="14pt" style:font-size-complex="14pt"/>
    </style:style>
    <style:style style:name="P191" style:family="paragraph" style:parent-style-name="Text_20_body" style:list-style-name="L53">
      <style:paragraph-properties fo:margin-top="0cm" fo:margin-bottom="0cm" style:contextual-spacing="false"/>
      <style:text-properties fo:font-size="14pt" style:font-size-asian="14pt" style:font-size-complex="14pt"/>
    </style:style>
    <style:style style:name="P192" style:family="paragraph" style:parent-style-name="Text_20_body" style:list-style-name="L53">
      <style:text-properties fo:font-size="14pt" style:font-size-asian="14pt" style:font-size-complex="14pt"/>
    </style:style>
    <style:style style:name="P193" style:family="paragraph" style:parent-style-name="Text_20_body" style:list-style-name="L54">
      <style:paragraph-properties fo:margin-top="0cm" fo:margin-bottom="0cm" style:contextual-spacing="false"/>
      <style:text-properties fo:font-size="14pt" style:font-size-asian="14pt" style:font-size-complex="14pt"/>
    </style:style>
    <style:style style:name="P194" style:family="paragraph" style:parent-style-name="Text_20_body" style:list-style-name="L54">
      <style:text-properties fo:font-size="14pt" style:font-size-asian="14pt" style:font-size-complex="14pt"/>
    </style:style>
    <style:style style:name="P195" style:family="paragraph" style:parent-style-name="Text_20_body" style:list-style-name="L55">
      <style:paragraph-properties fo:margin-top="0cm" fo:margin-bottom="0cm" style:contextual-spacing="false"/>
      <style:text-properties fo:font-size="14pt" style:font-size-asian="14pt" style:font-size-complex="14pt"/>
    </style:style>
    <style:style style:name="P196" style:family="paragraph" style:parent-style-name="Text_20_body" style:list-style-name="L55">
      <style:text-properties fo:font-size="14pt" style:font-size-asian="14pt" style:font-size-complex="14pt"/>
    </style:style>
    <style:style style:name="P197" style:family="paragraph" style:parent-style-name="Text_20_body" style:list-style-name="L56">
      <style:paragraph-properties fo:margin-top="0cm" fo:margin-bottom="0cm" style:contextual-spacing="false"/>
      <style:text-properties fo:font-size="14pt" style:font-size-asian="14pt" style:font-size-complex="14pt"/>
    </style:style>
    <style:style style:name="P198" style:family="paragraph" style:parent-style-name="Text_20_body" style:list-style-name="L56">
      <style:text-properties fo:font-size="14pt" style:font-size-asian="14pt" style:font-size-complex="14pt"/>
    </style:style>
    <style:style style:name="P199" style:family="paragraph" style:parent-style-name="Text_20_body" style:list-style-name="L57">
      <style:paragraph-properties fo:margin-top="0cm" fo:margin-bottom="0cm" style:contextual-spacing="false"/>
      <style:text-properties fo:font-size="14pt" style:font-size-asian="14pt" style:font-size-complex="14pt"/>
    </style:style>
    <style:style style:name="P200" style:family="paragraph" style:parent-style-name="Text_20_body" style:list-style-name="L57">
      <style:text-properties fo:font-size="14pt" style:font-size-asian="14pt" style:font-size-complex="14pt"/>
    </style:style>
    <style:style style:name="P201" style:family="paragraph" style:parent-style-name="Text_20_body" style:list-style-name="L59">
      <style:text-properties fo:font-size="14pt" style:font-size-asian="14pt" style:font-size-complex="14pt"/>
    </style:style>
    <style:style style:name="P202" style:family="paragraph" style:parent-style-name="Text_20_body" style:list-style-name="L74">
      <style:text-properties fo:font-size="14pt" style:font-size-asian="14pt" style:font-size-complex="14pt"/>
    </style:style>
    <style:style style:name="P203" style:family="paragraph" style:parent-style-name="Text_20_body" style:list-style-name="L75">
      <style:paragraph-properties fo:margin-top="0cm" fo:margin-bottom="0cm" style:contextual-spacing="false"/>
      <style:text-properties fo:font-size="14pt" style:font-size-asian="14pt" style:font-size-complex="14pt"/>
    </style:style>
    <style:style style:name="P204" style:family="paragraph" style:parent-style-name="Text_20_body" style:list-style-name="L75">
      <style:text-properties fo:font-size="14pt" style:font-size-asian="14pt" style:font-size-complex="14pt"/>
    </style:style>
    <style:style style:name="P205" style:family="paragraph" style:parent-style-name="Text_20_body" style:list-style-name="L76">
      <style:paragraph-properties fo:margin-top="0cm" fo:margin-bottom="0cm" style:contextual-spacing="false"/>
      <style:text-properties fo:font-size="14pt" style:font-size-asian="14pt" style:font-size-complex="14pt"/>
    </style:style>
    <style:style style:name="P206" style:family="paragraph" style:parent-style-name="Text_20_body" style:list-style-name="L76">
      <style:text-properties fo:font-size="14pt" style:font-size-asian="14pt" style:font-size-complex="14pt"/>
    </style:style>
    <style:style style:name="P207" style:family="paragraph" style:parent-style-name="Text_20_body" style:list-style-name="L77">
      <style:paragraph-properties fo:margin-top="0cm" fo:margin-bottom="0cm" style:contextual-spacing="false"/>
      <style:text-properties fo:font-size="14pt" style:font-size-asian="14pt" style:font-size-complex="14pt"/>
    </style:style>
    <style:style style:name="P208" style:family="paragraph" style:parent-style-name="Text_20_body" style:list-style-name="L77">
      <style:text-properties fo:font-size="14pt" style:font-size-asian="14pt" style:font-size-complex="14pt"/>
    </style:style>
    <style:style style:name="P209" style:family="paragraph" style:parent-style-name="Text_20_body" style:list-style-name="L78">
      <style:paragraph-properties fo:margin-top="0cm" fo:margin-bottom="0cm" style:contextual-spacing="false"/>
      <style:text-properties fo:font-size="14pt" style:font-size-asian="14pt" style:font-size-complex="14pt"/>
    </style:style>
    <style:style style:name="P210" style:family="paragraph" style:parent-style-name="Text_20_body" style:list-style-name="L79">
      <style:paragraph-properties fo:margin-top="0cm" fo:margin-bottom="0cm" style:contextual-spacing="false"/>
      <style:text-properties fo:font-size="14pt" style:font-size-asian="14pt" style:font-size-complex="14pt"/>
    </style:style>
    <style:style style:name="P211" style:family="paragraph" style:parent-style-name="Text_20_body" style:list-style-name="L79">
      <style:text-properties fo:font-size="14pt" style:font-size-asian="14pt" style:font-size-complex="14pt"/>
    </style:style>
    <style:style style:name="P212" style:family="paragraph" style:parent-style-name="Text_20_body" style:list-style-name="L82">
      <style:paragraph-properties fo:margin-top="0cm" fo:margin-bottom="0cm" style:contextual-spacing="false"/>
      <style:text-properties fo:font-size="14pt" style:font-size-asian="14pt" style:font-size-complex="14pt"/>
    </style:style>
    <style:style style:name="P213" style:family="paragraph" style:parent-style-name="Text_20_body" style:list-style-name="L82">
      <style:text-properties fo:font-size="14pt" style:font-size-asian="14pt" style:font-size-complex="14pt"/>
    </style:style>
    <style:style style:name="P214" style:family="paragraph" style:parent-style-name="Text_20_body" style:list-style-name="L89">
      <style:paragraph-properties fo:margin-top="0cm" fo:margin-bottom="0cm" style:contextual-spacing="false"/>
      <style:text-properties fo:font-size="14pt" style:font-size-asian="14pt" style:font-size-complex="14pt"/>
    </style:style>
    <style:style style:name="P215" style:family="paragraph" style:parent-style-name="Text_20_body" style:list-style-name="L89">
      <style:text-properties fo:font-size="14pt" style:font-size-asian="14pt" style:font-size-complex="14pt"/>
    </style:style>
    <style:style style:name="P216" style:family="paragraph" style:parent-style-name="Text_20_body" style:list-style-name="L90">
      <style:paragraph-properties fo:margin-top="0cm" fo:margin-bottom="0cm" style:contextual-spacing="false"/>
      <style:text-properties fo:font-size="14pt" style:font-size-asian="14pt" style:font-size-complex="14pt"/>
    </style:style>
    <style:style style:name="P217" style:family="paragraph" style:parent-style-name="Text_20_body" style:list-style-name="L91">
      <style:text-properties fo:font-size="14pt" style:font-size-asian="14pt" style:font-size-complex="14pt"/>
    </style:style>
    <style:style style:name="P218" style:family="paragraph" style:parent-style-name="Text_20_body" style:list-style-name="L10"/>
    <style:style style:name="P219" style:family="paragraph" style:parent-style-name="Text_20_body" style:list-style-name="L10">
      <style:paragraph-properties fo:margin-top="0cm" fo:margin-bottom="0cm" style:contextual-spacing="false"/>
    </style:style>
    <style:style style:name="P220" style:family="paragraph" style:parent-style-name="Text_20_body" style:list-style-name="L11"/>
    <style:style style:name="P221" style:family="paragraph" style:parent-style-name="Text_20_body" style:list-style-name="L11">
      <style:paragraph-properties fo:margin-top="0cm" fo:margin-bottom="0cm" style:contextual-spacing="false"/>
    </style:style>
    <style:style style:name="P222" style:family="paragraph" style:parent-style-name="Text_20_body" style:list-style-name="L12"/>
    <style:style style:name="P223" style:family="paragraph" style:parent-style-name="Text_20_body" style:list-style-name="L12">
      <style:paragraph-properties fo:margin-top="0cm" fo:margin-bottom="0cm" style:contextual-spacing="false"/>
    </style:style>
    <style:style style:name="P224" style:family="paragraph" style:parent-style-name="Text_20_body" style:list-style-name="L13"/>
    <style:style style:name="P225" style:family="paragraph" style:parent-style-name="Text_20_body" style:list-style-name="L13">
      <style:paragraph-properties fo:margin-top="0cm" fo:margin-bottom="0cm" style:contextual-spacing="false"/>
    </style:style>
    <style:style style:name="P226" style:family="paragraph" style:parent-style-name="Text_20_body" style:list-style-name="L14"/>
    <style:style style:name="P227" style:family="paragraph" style:parent-style-name="Text_20_body" style:list-style-name="L14">
      <style:paragraph-properties fo:margin-top="0cm" fo:margin-bottom="0cm" style:contextual-spacing="false"/>
    </style:style>
    <style:style style:name="P228" style:family="paragraph" style:parent-style-name="Text_20_body" style:list-style-name="L15"/>
    <style:style style:name="P229" style:family="paragraph" style:parent-style-name="Text_20_body" style:list-style-name="L15">
      <style:paragraph-properties fo:margin-top="0cm" fo:margin-bottom="0cm" style:contextual-spacing="false"/>
    </style:style>
    <style:style style:name="P230" style:family="paragraph" style:parent-style-name="Text_20_body" style:list-style-name="L16"/>
    <style:style style:name="P231" style:family="paragraph" style:parent-style-name="Text_20_body" style:list-style-name="L16">
      <style:paragraph-properties fo:margin-top="0cm" fo:margin-bottom="0cm" style:contextual-spacing="false"/>
    </style:style>
    <style:style style:name="P232" style:family="paragraph" style:parent-style-name="Text_20_body" style:list-style-name="L17"/>
    <style:style style:name="P233" style:family="paragraph" style:parent-style-name="Text_20_body" style:list-style-name="L17">
      <style:paragraph-properties fo:margin-top="0cm" fo:margin-bottom="0cm" style:contextual-spacing="false"/>
    </style:style>
    <style:style style:name="P234" style:family="paragraph" style:parent-style-name="Text_20_body" style:list-style-name="L18"/>
    <style:style style:name="P235" style:family="paragraph" style:parent-style-name="Text_20_body" style:list-style-name="L19"/>
    <style:style style:name="P236" style:family="paragraph" style:parent-style-name="Text_20_body" style:list-style-name="L19">
      <style:paragraph-properties fo:margin-top="0cm" fo:margin-bottom="0cm" style:contextual-spacing="false"/>
    </style:style>
    <style:style style:name="P237" style:family="paragraph" style:parent-style-name="Text_20_body" style:list-style-name="L21"/>
    <style:style style:name="P238" style:family="paragraph" style:parent-style-name="Text_20_body" style:list-style-name="L21">
      <style:paragraph-properties fo:margin-top="0cm" fo:margin-bottom="0cm" style:contextual-spacing="false"/>
    </style:style>
    <style:style style:name="P239" style:family="paragraph" style:parent-style-name="Text_20_body" style:list-style-name="L22"/>
    <style:style style:name="P240" style:family="paragraph" style:parent-style-name="Text_20_body" style:list-style-name="L22">
      <style:paragraph-properties fo:margin-top="0cm" fo:margin-bottom="0cm" style:contextual-spacing="false"/>
    </style:style>
    <style:style style:name="P241" style:family="paragraph" style:parent-style-name="Text_20_body" style:list-style-name="L23"/>
    <style:style style:name="P242" style:family="paragraph" style:parent-style-name="Text_20_body" style:list-style-name="L23">
      <style:paragraph-properties fo:margin-top="0cm" fo:margin-bottom="0cm" style:contextual-spacing="false"/>
    </style:style>
    <style:style style:name="P243" style:family="paragraph" style:parent-style-name="Text_20_body" style:list-style-name="L24"/>
    <style:style style:name="P244" style:family="paragraph" style:parent-style-name="Text_20_body" style:list-style-name="L24">
      <style:paragraph-properties fo:margin-top="0cm" fo:margin-bottom="0cm" style:contextual-spacing="false"/>
    </style:style>
    <style:style style:name="P245" style:family="paragraph" style:parent-style-name="Text_20_body" style:list-style-name="L30"/>
    <style:style style:name="P246" style:family="paragraph" style:parent-style-name="Text_20_body" style:list-style-name="L32"/>
    <style:style style:name="P247" style:family="paragraph" style:parent-style-name="Text_20_body" style:list-style-name="L33"/>
    <style:style style:name="P248" style:family="paragraph" style:parent-style-name="Text_20_body" style:list-style-name="L33">
      <style:paragraph-properties fo:margin-top="0cm" fo:margin-bottom="0cm" style:contextual-spacing="false"/>
    </style:style>
    <style:style style:name="P249" style:family="paragraph" style:parent-style-name="Text_20_body" style:list-style-name="L34"/>
    <style:style style:name="P250" style:family="paragraph" style:parent-style-name="Text_20_body" style:list-style-name="L34">
      <style:paragraph-properties fo:margin-top="0cm" fo:margin-bottom="0cm" style:contextual-spacing="false"/>
    </style:style>
    <style:style style:name="P251" style:family="paragraph" style:parent-style-name="Text_20_body" style:list-style-name="L36"/>
    <style:style style:name="P252" style:family="paragraph" style:parent-style-name="Text_20_body" style:list-style-name="L38"/>
    <style:style style:name="P253" style:family="paragraph" style:parent-style-name="Text_20_body" style:list-style-name="L40"/>
    <style:style style:name="P254" style:family="paragraph" style:parent-style-name="Text_20_body" style:list-style-name="L42"/>
    <style:style style:name="P255" style:family="paragraph" style:parent-style-name="Text_20_body" style:list-style-name="L44"/>
    <style:style style:name="P256" style:family="paragraph" style:parent-style-name="Text_20_body" style:list-style-name="L46"/>
    <style:style style:name="P257" style:family="paragraph" style:parent-style-name="Text_20_body" style:list-style-name="L46">
      <style:paragraph-properties fo:margin-top="0cm" fo:margin-bottom="0cm" style:contextual-spacing="false"/>
    </style:style>
    <style:style style:name="P258" style:family="paragraph" style:parent-style-name="Text_20_body" style:list-style-name="L52"/>
    <style:style style:name="P259" style:family="paragraph" style:parent-style-name="Text_20_body" style:list-style-name="L54"/>
    <style:style style:name="P260" style:family="paragraph" style:parent-style-name="Text_20_body" style:list-style-name="L56"/>
    <style:style style:name="P261" style:family="paragraph" style:parent-style-name="Text_20_body" style:list-style-name="L56">
      <style:paragraph-properties fo:margin-top="0cm" fo:margin-bottom="0cm" style:contextual-spacing="false"/>
    </style:style>
    <style:style style:name="P262" style:family="paragraph" style:parent-style-name="Text_20_body" style:list-style-name="L57"/>
    <style:style style:name="P263" style:family="paragraph" style:parent-style-name="Text_20_body" style:list-style-name="L57">
      <style:paragraph-properties fo:margin-top="0cm" fo:margin-bottom="0cm" style:contextual-spacing="false"/>
    </style:style>
    <style:style style:name="P264" style:family="paragraph" style:parent-style-name="Text_20_body" style:list-style-name="L58"/>
    <style:style style:name="P265" style:family="paragraph" style:parent-style-name="Text_20_body" style:list-style-name="L58">
      <style:paragraph-properties fo:margin-top="0cm" fo:margin-bottom="0cm" style:contextual-spacing="false"/>
    </style:style>
    <style:style style:name="P266" style:family="paragraph" style:parent-style-name="Text_20_body" style:list-style-name="L59"/>
    <style:style style:name="P267" style:family="paragraph" style:parent-style-name="Text_20_body" style:list-style-name="L59">
      <style:paragraph-properties fo:margin-top="0cm" fo:margin-bottom="0cm" style:contextual-spacing="false"/>
    </style:style>
    <style:style style:name="P268" style:family="paragraph" style:parent-style-name="Text_20_body" style:list-style-name="L74">
      <style:paragraph-properties fo:margin-top="0cm" fo:margin-bottom="0cm" style:contextual-spacing="false"/>
    </style:style>
    <style:style style:name="P269" style:family="paragraph" style:parent-style-name="Text_20_body" style:list-style-name="L78"/>
    <style:style style:name="P270" style:family="paragraph" style:parent-style-name="Text_20_body" style:list-style-name="L78">
      <style:paragraph-properties fo:margin-top="0cm" fo:margin-bottom="0cm" style:contextual-spacing="false"/>
    </style:style>
    <style:style style:name="P271" style:family="paragraph" style:parent-style-name="Text_20_body" style:list-style-name="L80"/>
    <style:style style:name="P272" style:family="paragraph" style:parent-style-name="Text_20_body" style:list-style-name="L80">
      <style:paragraph-properties fo:margin-top="0cm" fo:margin-bottom="0cm" style:contextual-spacing="false"/>
    </style:style>
    <style:style style:name="P273" style:family="paragraph" style:parent-style-name="Text_20_body" style:list-style-name="L81"/>
    <style:style style:name="P274" style:family="paragraph" style:parent-style-name="Text_20_body" style:list-style-name="L81">
      <style:paragraph-properties fo:margin-top="0cm" fo:margin-bottom="0cm" style:contextual-spacing="false"/>
    </style:style>
    <style:style style:name="P275" style:family="paragraph" style:parent-style-name="Text_20_body" style:list-style-name="L82">
      <style:paragraph-properties fo:margin-top="0cm" fo:margin-bottom="0cm" style:contextual-spacing="false"/>
    </style:style>
    <style:style style:name="P276" style:family="paragraph" style:parent-style-name="Text_20_body" style:list-style-name="L83"/>
    <style:style style:name="P277" style:family="paragraph" style:parent-style-name="Text_20_body" style:list-style-name="L83">
      <style:paragraph-properties fo:margin-top="0cm" fo:margin-bottom="0cm" style:contextual-spacing="false"/>
    </style:style>
    <style:style style:name="P278" style:family="paragraph" style:parent-style-name="Text_20_body" style:list-style-name="L84"/>
    <style:style style:name="P279" style:family="paragraph" style:parent-style-name="Text_20_body" style:list-style-name="L84">
      <style:paragraph-properties fo:margin-top="0cm" fo:margin-bottom="0cm" style:contextual-spacing="false"/>
    </style:style>
    <style:style style:name="P280" style:family="paragraph" style:parent-style-name="Text_20_body" style:list-style-name="L85"/>
    <style:style style:name="P281" style:family="paragraph" style:parent-style-name="Text_20_body" style:list-style-name="L85">
      <style:paragraph-properties fo:margin-top="0cm" fo:margin-bottom="0cm" style:contextual-spacing="false"/>
    </style:style>
    <style:style style:name="P282" style:family="paragraph" style:parent-style-name="Text_20_body" style:list-style-name="L86"/>
    <style:style style:name="P283" style:family="paragraph" style:parent-style-name="Text_20_body" style:list-style-name="L86">
      <style:paragraph-properties fo:margin-top="0cm" fo:margin-bottom="0cm" style:contextual-spacing="false"/>
    </style:style>
    <style:style style:name="P284" style:family="paragraph" style:parent-style-name="Text_20_body" style:list-style-name="L87"/>
    <style:style style:name="P285" style:family="paragraph" style:parent-style-name="Text_20_body" style:list-style-name="L87">
      <style:paragraph-properties fo:margin-top="0cm" fo:margin-bottom="0cm" style:contextual-spacing="false"/>
      <style:text-properties officeooo:paragraph-rsid="00485436"/>
    </style:style>
    <style:style style:name="P286" style:family="paragraph" style:parent-style-name="Text_20_body" style:list-style-name="L88"/>
    <style:style style:name="P287" style:family="paragraph" style:parent-style-name="Text_20_body" style:list-style-name="L88">
      <style:paragraph-properties fo:margin-top="0cm" fo:margin-bottom="0cm" style:contextual-spacing="false"/>
    </style:style>
    <style:style style:name="P288" style:family="paragraph" style:parent-style-name="Text_20_body" style:list-style-name="L90"/>
    <style:style style:name="P289" style:family="paragraph" style:parent-style-name="Text_20_body" style:list-style-name="L90">
      <style:paragraph-properties fo:margin-top="0cm" fo:margin-bottom="0cm" style:contextual-spacing="false"/>
    </style:style>
    <style:style style:name="P290" style:family="paragraph" style:parent-style-name="Text_20_body" style:list-style-name="L91">
      <style:paragraph-properties fo:margin-top="0cm" fo:margin-bottom="0cm" style:contextual-spacing="false"/>
    </style:style>
    <style:style style:name="P291" style:family="paragraph" style:parent-style-name="Text_20_body" style:list-style-name="L92"/>
    <style:style style:name="P292" style:family="paragraph" style:parent-style-name="Text_20_body" style:list-style-name="L92">
      <style:paragraph-properties fo:margin-top="0cm" fo:margin-bottom="0cm" style:contextual-spacing="false"/>
    </style:style>
    <style:style style:name="P293" style:family="paragraph" style:parent-style-name="Text_20_body" style:list-style-name="L92">
      <style:paragraph-properties fo:margin-top="0cm" fo:margin-bottom="0cm" style:contextual-spacing="false"/>
      <style:text-properties officeooo:paragraph-rsid="0049a7ec"/>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officeooo:rsid="00485436" style:font-size-asian="14pt" style:font-size-complex="14pt"/>
    </style:style>
    <style:style style:name="T4" style:family="text">
      <style:text-properties fo:font-size="14pt" fo:background-color="#000000" loext:char-shading-value="0" style:font-size-asian="14pt" style:font-size-complex="14pt"/>
    </style:style>
    <style:style style:name="T5" style:family="text">
      <style:text-properties officeooo:rsid="0010724d"/>
    </style:style>
    <style:style style:name="T6" style:family="text">
      <style:text-properties officeooo:rsid="00146682"/>
    </style:style>
    <style:style style:name="T7" style:family="text">
      <style:text-properties fo:font-size="16pt" style:font-size-asian="16pt" style:font-size-complex="16pt"/>
    </style:style>
    <style:style style:name="T8" style:family="text">
      <style:text-properties fo:font-size="16pt" officeooo:rsid="004b3074" style:font-size-asian="16pt" style:font-size-complex="16pt"/>
    </style:style>
    <style:style style:name="T9" style:family="text">
      <style:text-properties fo:font-weight="normal" style:font-weight-asian="normal" style:font-weight-complex="normal"/>
    </style:style>
    <style:style style:name="T10" style:family="text">
      <style:text-properties fo:color="#ffffff" loext:opacity="100%" fo:font-size="14pt" fo:background-color="#111111" loext:char-shading-value="0" style:font-size-asian="14pt" style:font-size-complex="14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 DATA ENGINEERING</text:p>
      <text:p text:style-name="P27"/>
      <text:p text:style-name="P27"/>
      <text:p text:style-name="P36">Ce cours d'introduction à l'ingénierie des données prépare à une carrière d'ingénieur de données junior. Il explique comment les ingénieurs de données assurent l'accès et la précision des données, un domaine en forte croissance. Le cours couvre les concepts de base : pipelines, plateformes d'intégration, big data, et la préparation des données pour l'analyse. Il inclut aussi des conseils d'experts du secteur.</text:p>
      <text:p text:style-name="P35"/>
      <text:p text:style-name="P35"/>
      <text:list xml:id="list3996797749" text:style-name="L1">
        <text:list-item>
          <text:list>
            <text:list-item>
              <text:list>
                <text:list-item>
                  <text:h text:style-name="P43" text:outline-level="3">l'ingénierie des données et l'écosystème moderne des données</text:h>
                </text:list-item>
              </text:list>
            </text:list-item>
          </text:list>
        </text:list-item>
      </text:list>
      <text:p text:style-name="P40">Ce cours traite de la croissance exponentielle des données et de leur rôle dans les décisions commerciales. Il explore l'écosystème moderne des données, qui comprend des sources diverses (texte, IoT, réseaux sociaux), la collecte, le nettoyage, et l'optimisation des données. Les défis incluent la sécurité, la standardisation et l'accès aux données pour les parties prenantes et les applications. Le cours aborde aussi l'impact des technologies émergentes comme le cloud computing, l'apprentissage automatique et le Big Data sur la gestion et l'analyse des données.</text:p>
      <text:p text:style-name="P40"/>
      <text:h text:style-name="P11" text:outline-level="3"><text:s/>rôle des professionnels des données</text:h>
      <text:p text:style-name="P40">Aujourd'hui, les entreprises qui exploitent les données pour identifier des opportunités et se démarquer sur le marché sont celles qui se positionnent favorablement pour l'avenir. Elles utilisent des données pour détecter les fraudes, stimuler les conversions, et personnaliser les offres. Cela nécessite une diversité de compétences et des rôles spécifiques :</text:p>
      <text:list xml:id="list4271199113" text:style-name="L2">
        <text:list-item>
          <text:p text:style-name="P49"><text:span text:style-name="Strong_20_Emphasis">Ingénieurs de données</text:span> : Ils développent et maintiennent les architectures de données, rendant les données accessibles pour les opérations et l'analyse. Ils s'occupent de l'extraction, de l'intégration et de l'organisation des données provenant de diverses sources.</text:p>
        </text:list-item>
        <text:list-item>
          <text:p text:style-name="P49"><text:span text:style-name="Strong_20_Emphasis">Analystes de données</text:span> : Leur rôle consiste à traduire les données en informations compréhensibles. Ils inspectent, nettoient et analysent les données pour identifier des corrélations et des tendances, souvent à l'aide de visualisations.</text:p>
        </text:list-item>
        <text:list-item>
          <text:p text:style-name="P49"><text:span text:style-name="Strong_20_Emphasis">Data scientists</text:span> : Ils vont plus loin en développant des modèles prédictifs à l'aide de l'apprentissage automatique. Ils répondent à des questions stratégiques sur la croissance future des utilisateurs et la fidélité des clients.</text:p>
        </text:list-item>
        <text:list-item>
          <text:p text:style-name="P49"><text:span text:style-name="Strong_20_Emphasis">Analystes commerciaux et BI</text:span> : Ils utilisent les données analysées pour conseiller les entreprises sur les décisions stratégiques. Les analystes commerciaux se concentrent sur les implications internes, tandis que les analystes BI examinent les influences externes et le marché.</text:p>
        </text:list-item>
      </text:list>
      <text:p text:style-name="P40"/>
      <text:p text:style-name="P36">En somme, <text:span text:style-name="T1">l'ingénierie des données transforme les données brutes en données exploitables,</text:span> tandis que <text:span text:style-name="T1">l'analyse des données génère des informations</text:span>. Les <text:span text:style-name="T1">data </text:span><text:soft-page-break/><text:span text:style-name="T1">scientists utilisent ces informations pour prédire l'avenir</text:span>, et les analystes commerciaux prennent des décisions pour améliorer les performances de l'entreprise. </text:p>
      <text:p text:style-name="P36"/>
      <text:p text:style-name="P36"/>
      <text:h text:style-name="P5" text:outline-level="3"><text:span text:style-name="T5">Qu’est ce que </text:span>l'ingénierie des données</text:h>
      <text:p text:style-name="P29"><text:span text:style-name="T1">L'ingénierie des données</text:span> est un domaine qui se concentre sur la conception, la construction et le maintien d'infrastructures de données, telles que les bases de données et les pipelines. Elle vise à assurer la disponibilité, la sécurité et la qualité des données, permettant ainsi leur utilisation efficace pour l'analyse.</text:p>
      <text:list xml:id="list3797349767" text:style-name="L3">
        <text:list-item>
          <text:list>
            <text:list-item>
              <text:list>
                <text:list-item>
                  <text:list>
                    <text:list-header>
                      <text:h text:style-name="P44" text:outline-level="4">Distinctions des rôles :</text:h>
                    </text:list-header>
                  </text:list>
                </text:list-item>
              </text:list>
            </text:list-item>
          </text:list>
        </text:list-item>
      </text:list>
      <text:list xml:id="list741341904" text:style-name="L4">
        <text:list-item>
          <text:p text:style-name="P119"><text:span text:style-name="Strong_20_Emphasis"><text:span text:style-name="T2">Ingénieur de données :</text:span></text:span><text:span text:style-name="T2"> Responsable de l'infrastructure de données, agissant comme des « plombiers de données » pour garantir la cohérence et l'accessibilité des données.</text:span></text:p>
        </text:list-item>
        <text:list-item>
          <text:p text:style-name="P119"><text:span text:style-name="Strong_20_Emphasis"><text:span text:style-name="T2">Analyste de données :</text:span></text:span><text:span text:style-name="T2"> Utilise les données pour tirer des insights et des informations.</text:span></text:p>
        </text:list-item>
        <text:list-item>
          <text:p text:style-name="P118"><text:span text:style-name="Strong_20_Emphasis"><text:span text:style-name="T2">Data Scientist :</text:span></text:span><text:span text:style-name="T2"> Effectue des analyses approfondies et développe des modèles prédictifs pour résoudre des problèmes complexes.</text:span></text:p>
        </text:list-item>
      </text:list>
      <text:list xml:id="list1734424466" text:style-name="L5">
        <text:list-item>
          <text:list>
            <text:list-item>
              <text:list>
                <text:list-item>
                  <text:list>
                    <text:list-header>
                      <text:h text:style-name="P45" text:outline-level="4">Principales tâches de l'ingénierie des données :</text:h>
                    </text:list-header>
                  </text:list>
                </text:list-item>
              </text:list>
            </text:list-item>
          </text:list>
        </text:list-item>
      </text:list>
      <text:list xml:id="list3998972372" text:style-name="L6">
        <text:list-item>
          <text:p text:style-name="P121"><text:span text:style-name="Strong_20_Emphasis"><text:span text:style-name="T2">Collecte de données :</text:span></text:span><text:span text:style-name="T2"> Extraction et organisation de données provenant de sources variées.</text:span></text:p>
        </text:list-item>
        <text:list-item>
          <text:p text:style-name="P121"><text:span text:style-name="Strong_20_Emphasis"><text:span text:style-name="T2">Architecture de données :</text:span></text:span><text:span text:style-name="T2"> Conception d'architectures évolutives pour le stockage, que ce soit dans des bases de données ou des lacs de données.</text:span></text:p>
        </text:list-item>
        <text:list-item>
          <text:p text:style-name="P121"><text:span text:style-name="Strong_20_Emphasis"><text:span text:style-name="T2">Traitement des données :</text:span></text:span><text:span text:style-name="T2"> Nettoyage et transformation des données pour les rendre exploitables.</text:span></text:p>
        </text:list-item>
        <text:list-item>
          <text:p text:style-name="P121"><text:span text:style-name="Strong_20_Emphasis"><text:span text:style-name="T2">Stockage et accessibilité :</text:span></text:span><text:span text:style-name="T2"> Assurer la disponibilité fiable des données tout en respectant la sécurité et la confidentialité, notamment via des API.</text:span></text:p>
        </text:list-item>
        <text:list-item>
          <text:p text:style-name="P120"><text:span text:style-name="Strong_20_Emphasis"><text:span text:style-name="T2">Collaboration :</text:span></text:span><text:span text:style-name="T2"> Travailler en équipe avec différentes compétences pour adapter l'ingénierie des données aux besoins spécifiques de chaque organisation.</text:span></text:p>
        </text:list-item>
      </text:list>
      <text:p text:style-name="P29"/>
      <text:p text:style-name="P37"/>
      <text:h text:style-name="P5" text:outline-level="3"><text:span text:style-name="T6">E</text:span>volution de l'ingénierie des données</text:h>
      <text:list xml:id="list2919237423" text:style-name="L7">
        <text:list-item>
          <text:p text:style-name="P50"><text:span text:style-name="Strong_20_Emphasis"><text:span text:style-name="T2">Transformation radicale :</text:span></text:span><text:span text:style-name="T2"> Le paysage de l'ingénierie des données a évolué avec une explosion de la quantité et de la variété des données, rendant l'environnement presque méconnaissable par rapport à il y a vingt ans.</text:span></text:p>
        </text:list-item>
        <text:list-item>
          <text:p text:style-name="P50"><text:soft-page-break/><text:span text:style-name="Strong_20_Emphasis"><text:span text:style-name="T2">Diminution des délais de réponse :</text:span></text:span><text:span text:style-name="T2"> Les ingénieurs doivent désormais fournir des solutions en quelques heures, alors qu'auparavant, cela pouvait prendre plusieurs jours.</text:span></text:p>
        </text:list-item>
        <text:list-item>
          <text:p text:style-name="P50"><text:span text:style-name="Strong_20_Emphasis"><text:span text:style-name="T2">Utilisation d'outils d'automatisation :</text:span></text:span><text:span text:style-name="T2"> La gestion des services d'ingénierie des données nécessite des outils d'automatisation pour être efficace.</text:span></text:p>
        </text:list-item>
        <text:list-item>
          <text:p text:style-name="P50"><text:span text:style-name="Strong_20_Emphasis"><text:span text:style-name="T2">Cloud Computing :</text:span></text:span><text:span text:style-name="T2"> L'infrastructure de données est maintenant disponible en tant que service, permettant aux ingénieurs de se concentrer sur des tâches stratégiques plutôt que sur la configuration.</text:span></text:p>
        </text:list-item>
        <text:list-item>
          <text:p text:style-name="P50"><text:span text:style-name="Strong_20_Emphasis"><text:span text:style-name="T2">Compétences variées requises :</text:span></text:span><text:span text:style-name="T2"> Les ingénieurs doivent connaître une multitude d'outils et de systèmes, travaillant souvent directement avec les développeurs pour répondre aux exigences.</text:span></text:p>
        </text:list-item>
        <text:list-item>
          <text:p text:style-name="P50"><text:span text:style-name="Strong_20_Emphasis"><text:span text:style-name="T2">Interconnexion des données :</text:span></text:span><text:span text:style-name="T2"> L'intégration de sources de données diverses (IoT, API) est devenue essentielle, avec des compétences nécessaires dans les bases de données relationnelles et non relationnelles.</text:span></text:p>
        </text:list-item>
        <text:list-item>
          <text:p text:style-name="P50"><text:span text:style-name="Strong_20_Emphasis"><text:span text:style-name="T2">Évolution des rôles :</text:span></text:span><text:span text:style-name="T2"> Les ingénieurs de données se concentrent de plus en plus sur des compétences en informatique distribuée, DevOps, et modèles d'apprentissage automatique, au-delà de la gestion traditionnelle des bases de données.</text:span></text:p>
        </text:list-item>
      </text:list>
      <text:p text:style-name="P37"/>
      <text:h text:style-name="P5" text:outline-level="3">Qu'est-ce que la découverte de données ?</text:h>
      <text:p text:style-name="P30">La découverte de données est un processus essentiel pour concevoir et déployer des systèmes d'analyse de données. Elle implique plusieurs questions clés :</text:p>
      <text:list xml:id="list4046990226" text:style-name="L8">
        <text:list-item>
          <text:p text:style-name="P122">Quelles données analyser et quelle valeur ont-elles pour l'entreprise ?</text:p>
        </text:list-item>
        <text:list-item>
          <text:p text:style-name="P122">Qui possède ces données et où sont-elles stockées ?</text:p>
        </text:list-item>
        <text:list-item>
          <text:p text:style-name="P122">Les données sont-elles exploitables, ou nécessitent-elles des transformations ?</text:p>
        </text:list-item>
        <text:list-item>
          <text:p text:style-name="P122">Qui doit accéder à ces données ?</text:p>
        </text:list-item>
        <text:list-item>
          <text:p text:style-name="P123">Comment les données doivent-elles être présentées une fois organisées ?</text:p>
        </text:list-item>
      </text:list>
      <text:p text:style-name="P30">Ce processus permet de comprendre les sources de données pertinentes au sein d'une organisation et leurs relations, ce qui est crucial pour extraire de la valeur des actifs de données. La découverte des données est un processus continu qui s'adapte à l'évolution des sources de données, des opportunités et des objectifs commerciaux.</text:p>
      <text:p text:style-name="P30"/>
      <text:h text:style-name="P12" text:outline-level="4">Étapes de découverte des données</text:h>
      <text:p text:style-name="P30">Le processus de découverte des données comprend généralement cinq étapes :</text:p>
      <text:list xml:id="list2548402257" text:style-name="L9">
        <text:list-item>
          <text:p text:style-name="P51"><text:soft-page-break/><text:span text:style-name="Strong_20_Emphasis"><text:span text:style-name="T2">Définir la valeur commerciale</text:span></text:span><text:span text:style-name="T2"> : Organiser des ateliers avec les parties prenantes pour comprendre les objectifs commerciaux et identifier des cas d'utilisation.</text:span></text:p>
        </text:list-item>
        <text:list-item>
          <text:p text:style-name="P51"><text:span text:style-name="Strong_20_Emphasis"><text:span text:style-name="T2">Identifier les consommateurs de données</text:span></text:span><text:span text:style-name="T2"> : Animer des sessions avec des scientifiques et analystes pour connaître les utilisateurs finaux et leurs besoins en informations.</text:span></text:p>
        </text:list-item>
        <text:list-item>
          <text:p text:style-name="P51"><text:span text:style-name="Strong_20_Emphasis"><text:span text:style-name="T2">Identifier les sources de données</text:span></text:span><text:span text:style-name="T2"> : Explorer les différentes sources internes et externes, classées par type (structuré, semi-structuré, non structuré) et par mode d'ingestion (streaming, micro-lots, batch).</text:span></text:p>
        </text:list-item>
        <text:list-item>
          <text:p text:style-name="P51"><text:span text:style-name="Strong_20_Emphasis"><text:span text:style-name="T2">Définir les besoins en stockage et accès aux données</text:span></text:span><text:span text:style-name="T2"> : Évaluer les meilleures options de stockage et la qualité des données, et cataloguer les sources.</text:span></text:p>
        </text:list-item>
        <text:list-item>
          <text:p text:style-name="P51"><text:span text:style-name="Strong_20_Emphasis"><text:span text:style-name="T2">Définir les besoins en traitement des données</text:span></text:span><text:span text:style-name="T2"> : Extraire et transformer les données à l'aide d'outils adaptés pour les rendre exploitables.</text:span></text:p>
        </text:list-item>
      </text:list>
      <text:p text:style-name="P37"/>
      <text:p text:style-name="P37"/>
      <text:h text:style-name="P13" text:outline-level="3"><text:span text:style-name="Strong_20_Emphasis"><text:span text:style-name="T7"><text:s/>responsabilités et compétences d'un ingénieur de données</text:span></text:span></text:h>
      <text:p text:style-name="P18"><text:span text:style-name="Strong_20_Emphasis">responsabilités clés :</text:span></text:p>
      <text:list xml:id="list272848253" text:style-name="L10">
        <text:list-item>
          <text:p text:style-name="P219"><text:span text:style-name="Strong_20_Emphasis"><text:span text:style-name="T2">Recueillir et intégrer les données</text:span></text:span><text:span text:style-name="T2"> : Collecter des données à partir de sources disparates et les unifier pour les consommateurs de données.</text:span></text:p>
        </text:list-item>
        <text:list-item>
          <text:p text:style-name="P219"><text:span text:style-name="Strong_20_Emphasis"><text:span text:style-name="T2">Préparer les données</text:span></text:span><text:span text:style-name="T2"> : Transformer et nettoyer les données pour faciliter l'analyse et le reporting.</text:span></text:p>
        </text:list-item>
        <text:list-item>
          <text:p text:style-name="P219"><text:span text:style-name="Strong_20_Emphasis"><text:span text:style-name="T2">Gérer les pipelines de données</text:span></text:span><text:span text:style-name="T2"> : Assurer un flux continu de données entre les systèmes source et destination.</text:span></text:p>
        </text:list-item>
        <text:list-item>
          <text:p text:style-name="P218"><text:span text:style-name="Strong_20_Emphasis"><text:span text:style-name="T2">Gérer l'infrastructure</text:span></text:span><text:span text:style-name="T2"> : Administrer l'ensemble de l'infrastructure nécessaire à la collecte, au traitement et au stockage des données.</text:span></text:p>
        </text:list-item>
      </text:list>
      <text:p text:style-name="P34">Pour réussir, un ingénieur de données doit posséder un ensemble de compétences techniques, fonctionnelles et non techniques :</text:p>
      <text:h text:style-name="Heading_20_4" text:outline-level="4"><text:span text:style-name="Strong_20_Emphasis"><text:span text:style-name="T2">Compétences techniques :</text:span></text:span></text:h>
      <text:list xml:id="list3931367733" text:style-name="L11">
        <text:list-item>
          <text:p text:style-name="P221"><text:span text:style-name="Strong_20_Emphasis"><text:span text:style-name="T2">Systèmes d'exploitation</text:span></text:span><text:span text:style-name="T2"> : Maîtrise de UNIX, Linux et Windows.</text:span></text:p>
        </text:list-item>
        <text:list-item>
          <text:p text:style-name="P221"><text:span text:style-name="Strong_20_Emphasis"><text:span text:style-name="T2">Infrastructure</text:span></text:span><text:span text:style-name="T2"> : Connaissance des machines virtuelles, des réseaux et des services d'application.</text:span></text:p>
        </text:list-item>
        <text:list-item>
          <text:p text:style-name="P221"><text:span text:style-name="Strong_20_Emphasis"><text:span text:style-name="T2">Services cloud</text:span></text:span><text:span text:style-name="T2"> : Expérience avec AWS, Google Cloud, IBM et Microsoft Azure.</text:span></text:p>
        </text:list-item>
        <text:list-item>
          <text:p text:style-name="P221"><text:span text:style-name="Strong_20_Emphasis"><text:span text:style-name="T2">Bases de données</text:span></text:span><text:span text:style-name="T2"> : Compétence en SGBDR (MySQL, Oracle, PostgreSQL) et bases NoSQL (MongoDB, Redis).</text:span></text:p>
        </text:list-item>
        <text:list-item>
          <text:p text:style-name="P221"><text:soft-page-break/><text:span text:style-name="Strong_20_Emphasis"><text:span text:style-name="T2">Gestion des pipelines et outils ETL</text:span></text:span><text:span text:style-name="T2"> : Utilisation d'outils comme Apache Beam, AirFlow, IBM Infosphere et AWS Glue.</text:span></text:p>
        </text:list-item>
        <text:list-item>
          <text:p text:style-name="P221"><text:span text:style-name="Strong_20_Emphasis"><text:span text:style-name="T2">Langages de programmation</text:span></text:span><text:span text:style-name="T2"> : Maîtrise de SQL, Python, R, Java et des scripts Unix/Linux Shell.</text:span></text:p>
        </text:list-item>
        <text:list-item>
          <text:p text:style-name="P220"><text:span text:style-name="Strong_20_Emphasis"><text:span text:style-name="T2">Big Data</text:span></text:span><text:span text:style-name="T2"> : Connaissance d'outils tels que Hadoop, Hive et Spark.</text:span></text:p>
        </text:list-item>
      </text:list>
      <text:h text:style-name="Heading_20_4" text:outline-level="4"><text:span text:style-name="Strong_20_Emphasis"><text:span text:style-name="T2">Compétences fonctionnelles :</text:span></text:span></text:h>
      <text:list xml:id="list1211382104" text:style-name="L12">
        <text:list-item>
          <text:p text:style-name="P223"><text:span text:style-name="Strong_20_Emphasis"><text:span text:style-name="T2">Conversion des exigences commerciales</text:span></text:span><text:span text:style-name="T2"> : Capacité à traduire les besoins en spécifications techniques.</text:span></text:p>
        </text:list-item>
        <text:list-item>
          <text:p text:style-name="P223"><text:span text:style-name="Strong_20_Emphasis"><text:span text:style-name="T2">Cycle de développement logiciel</text:span></text:span><text:span text:style-name="T2"> : Compréhension des étapes de conception, prototypage, test et déploiement.</text:span></text:p>
        </text:list-item>
        <text:list-item>
          <text:p text:style-name="P223"><text:span text:style-name="Strong_20_Emphasis"><text:span text:style-name="T2">Utilisation des données</text:span></text:span><text:span text:style-name="T2"> : Compréhension des enjeux de qualité, confidentialité, sécurité et gouvernance des données.</text:span></text:p>
        </text:list-item>
        <text:list-item>
          <text:p text:style-name="P222"><text:span text:style-name="Strong_20_Emphasis"><text:span text:style-name="T2">Collaboration</text:span></text:span><text:span text:style-name="T2"> : Capacité à travailler efficacement avec des data scientists, des analystes et d'autres utilisateurs.</text:span></text:p>
        </text:list-item>
      </text:list>
      <text:h text:style-name="Heading_20_4" text:outline-level="4"><text:span text:style-name="Strong_20_Emphasis"><text:span text:style-name="T2">Compétences non techniques :</text:span></text:span></text:h>
      <text:list xml:id="list3308287931" text:style-name="L13">
        <text:list-item>
          <text:p text:style-name="P225"><text:span text:style-name="Strong_20_Emphasis"><text:span text:style-name="T2">Interpersonnelles</text:span></text:span><text:span text:style-name="T2"> : Aptitude à travailler en équipe et à collaborer.</text:span></text:p>
        </text:list-item>
        <text:list-item>
          <text:p text:style-name="P225"><text:span text:style-name="Strong_20_Emphasis"><text:span text:style-name="T2">Communication</text:span></text:span><text:span text:style-name="T2"> : Capacité à échanger efficacement avec diverses équipes.</text:span></text:p>
        </text:list-item>
        <text:list-item>
          <text:p text:style-name="P225"><text:span text:style-name="Strong_20_Emphasis"><text:span text:style-name="T2">Curiosité</text:span></text:span><text:span text:style-name="T2"> : Désir d'apprendre et de poser des questions pertinentes.</text:span></text:p>
        </text:list-item>
        <text:list-item>
          <text:p text:style-name="P224"><text:span text:style-name="Strong_20_Emphasis"><text:span text:style-name="T2">Souci du détail</text:span></text:span><text:span text:style-name="T2"> : Garantir l'intégrité des données et des choix effectués.</text:span></text:p>
        </text:list-item>
      </text:list>
      <text:p text:style-name="P18"><text:span text:style-name="Strong_20_Emphasis"><text:span text:style-name="T2"/></text:span></text:p>
      <text:p text:style-name="P18"><text:span text:style-name="Strong_20_Emphasis"><text:span text:style-name="T2"/></text:span></text:p>
      <text:h text:style-name="P14" text:outline-level="3"><text:span text:style-name="Strong_20_Emphasis"><text:span text:style-name="T7">l'écosystème d'un ingénieur de données</text:span></text:span></text:h>
      <text:p text:style-name="P34">L'écosystème d'un ingénieur de données se compose de plusieurs éléments essentiels qui permettent l'extraction, l'architecture, la gestion et l'optimisation des données à travers des pipelines. Voici les points clés :</text:p>
      <text:h text:style-name="Heading_20_4" text:outline-level="4"><text:span text:style-name="Strong_20_Emphasis"><text:span text:style-name="T2">1. Infrastructure et Outils :</text:span></text:span></text:h>
      <text:list xml:id="list2403044122" text:style-name="L14">
        <text:list-item>
          <text:p text:style-name="P227"><text:span text:style-name="Strong_20_Emphasis"><text:span text:style-name="T2">Extraction des données</text:span></text:span><text:span text:style-name="T2"> : Rassemblement de données provenant de sources disparates.</text:span></text:p>
        </text:list-item>
        <text:list-item>
          <text:p text:style-name="P227"><text:span text:style-name="Strong_20_Emphasis"><text:span text:style-name="T2">Pipelines de données</text:span></text:span><text:span text:style-name="T2"> : Architecture et gestion de processus pour la transformation, l'intégration et le stockage des données.</text:span></text:p>
        </text:list-item>
        <text:list-item>
          <text:p text:style-name="P226"><text:span text:style-name="Strong_20_Emphasis"><text:span text:style-name="T2">Automatisation et optimisation</text:span></text:span><text:span text:style-name="T2"> : Amélioration des flux de données entre systèmes et développement d'applications pour le workflow d'ingénierie des données.</text:span></text:p>
        </text:list-item>
      </text:list>
      <text:h text:style-name="Heading_20_4" text:outline-level="4"><text:soft-page-break/><text:span text:style-name="Strong_20_Emphasis"><text:span text:style-name="T2">2. Classification des Données :</text:span></text:span></text:h>
      <text:list xml:id="list3152149939" text:style-name="L15">
        <text:list-item>
          <text:p text:style-name="P229"><text:span text:style-name="Strong_20_Emphasis"><text:span text:style-name="T2">Données structurées</text:span></text:span><text:span text:style-name="T2"> : Organisées en lignes et en colonnes (ex. bases de données, feuilles de calcul).</text:span></text:p>
        </text:list-item>
        <text:list-item>
          <text:p text:style-name="P229"><text:span text:style-name="Strong_20_Emphasis"><text:span text:style-name="T2">Données semi-structurées</text:span></text:span><text:span text:style-name="T2"> : Mélange de données structurées et non structurées (ex. e-mails).</text:span></text:p>
        </text:list-item>
        <text:list-item>
          <text:p text:style-name="P228"><text:span text:style-name="Strong_20_Emphasis"><text:span text:style-name="T2">Données non structurées</text:span></text:span><text:span text:style-name="T2"> : Complexes et qualitatives, telles que des images, vidéos et contenu de réseaux sociaux.</text:span></text:p>
        </text:list-item>
      </text:list>
      <text:h text:style-name="Heading_20_4" text:outline-level="4"><text:span text:style-name="Strong_20_Emphasis"><text:span text:style-name="T2">3. Référentiels de Données :</text:span></text:span></text:h>
      <text:list xml:id="list2635145271" text:style-name="L16">
        <text:list-item>
          <text:p text:style-name="P231"><text:span text:style-name="Strong_20_Emphasis"><text:span text:style-name="T2">Référentiels transactionnels (OLTP)</text:span></text:span><text:span text:style-name="T2"> : Conçus pour stocker des données opérationnelles (ex. transactions bancaires).</text:span></text:p>
        </text:list-item>
        <text:list-item>
          <text:p text:style-name="P230"><text:span text:style-name="Strong_20_Emphasis"><text:span text:style-name="T2">Référentiels analytiques (OLAP)</text:span></text:span><text:span text:style-name="T2"> : Optimisés pour l'analyse de données complexes (ex. entrepôts de données, lacs de données).</text:span></text:p>
        </text:list-item>
      </text:list>
      <text:h text:style-name="Heading_20_4" text:outline-level="4"><text:span text:style-name="Strong_20_Emphasis"><text:span text:style-name="T2">4. Intégration et Accès aux Données :</text:span></text:span></text:h>
      <text:list xml:id="list429368870" text:style-name="L17">
        <text:list-item>
          <text:p text:style-name="P233"><text:span text:style-name="Strong_20_Emphasis"><text:span text:style-name="T2">Nettoyage et intégration</text:span></text:span><text:span text:style-name="T2"> : Traitement des données pour une interface unifiée accessible aux utilisateurs.</text:span></text:p>
        </text:list-item>
        <text:list-item>
          <text:p text:style-name="P232"><text:span text:style-name="Strong_20_Emphasis"><text:span text:style-name="T2">Outils d'intégration</text:span></text:span><text:span text:style-name="T2"> : Combinaison de données provenant de sources diverses.</text:span></text:p>
        </text:list-item>
      </text:list>
      <text:h text:style-name="Heading_20_4" text:outline-level="4"><text:span text:style-name="Strong_20_Emphasis"><text:span text:style-name="T2">5. Pipelines de Données :</text:span></text:span></text:h>
      <text:list xml:id="list3937033159" text:style-name="L18">
        <text:list-item>
          <text:p text:style-name="P234"><text:span text:style-name="Strong_20_Emphasis"><text:span text:style-name="T2">Processus d'ETL (Extraction, Transformation, Chargement)</text:span></text:span><text:span text:style-name="T2"> : Utilisés pour intégrer les données dans un pipeline de données.</text:span></text:p>
        </text:list-item>
      </text:list>
      <text:h text:style-name="Heading_20_4" text:outline-level="4"><text:span text:style-name="Strong_20_Emphasis"><text:span text:style-name="T2">6. Langages de Programmation :</text:span></text:span></text:h>
      <text:list xml:id="list4137377943" text:style-name="L19">
        <text:list-item>
          <text:p text:style-name="P236"><text:span text:style-name="Strong_20_Emphasis"><text:span text:style-name="T2">Langages de requête</text:span></text:span><text:span text:style-name="T2"> : SQL pour interroger et manipuler les données.</text:span></text:p>
        </text:list-item>
        <text:list-item>
          <text:p text:style-name="P236"><text:span text:style-name="Strong_20_Emphasis"><text:span text:style-name="T2">Langages de programmation</text:span></text:span><text:span text:style-name="T2"> : Python pour le développement d'applications de données.</text:span></text:p>
        </text:list-item>
        <text:list-item>
          <text:p text:style-name="P235"><text:span text:style-name="Strong_20_Emphasis"><text:span text:style-name="T2">Langages de shell et de script</text:span></text:span><text:span text:style-name="T2"> : Utilisés pour les tâches opérationnelles répétitives.</text:span></text:p>
        </text:list-item>
      </text:list>
      <text:h text:style-name="Heading_20_4" text:outline-level="4"><text:span text:style-name="Strong_20_Emphasis"><text:span text:style-name="T2">7. Outils de BI et de Reporting :</text:span></text:span></text:h>
      <text:list xml:id="list888363665" text:style-name="L20">
        <text:list-item>
          <text:p text:style-name="P164">Utilisés pour collecter des données de plusieurs sources et les visualiser sous forme de tableaux de bord interactifs, facilitant l'accès et la compréhension des données en temps réel.</text:p>
        </text:list-item>
      </text:list>
      <text:p text:style-name="P18"><text:span text:style-name="Strong_20_Emphasis"><text:span text:style-name="T2"/></text:span></text:p>
      <text:p text:style-name="P18"><text:span text:style-name="Strong_20_Emphasis"><text:span text:style-name="T2"/></text:span></text:p>
      <text:h text:style-name="P14" text:outline-level="3"><text:soft-page-break/><text:span text:style-name="Strong_20_Emphasis"><text:span text:style-name="T7">Classification des Données</text:span></text:span></text:h>
      <text:p text:style-name="P15"><text:span text:style-name="Strong_20_Emphasis"><text:span text:style-name="T7"/></text:span></text:p>
      <text:p text:style-name="Text_20_body"><text:span text:style-name="T2">Les données sont des informations non organisées qui, une fois traitées, permettent d'en tirer des sens significatifs. Elles peuvent être classées selon leur structure en trois catégories : </text:span><text:span text:style-name="Strong_20_Emphasis"><text:span text:style-name="T2">structurées</text:span></text:span><text:span text:style-name="T2">, </text:span><text:span text:style-name="Strong_20_Emphasis"><text:span text:style-name="T2">semi-structurées</text:span></text:span><text:span text:style-name="T2"> et </text:span><text:span text:style-name="Strong_20_Emphasis"><text:span text:style-name="T2">non structurées</text:span></text:span><text:span text:style-name="T2">.</text:span></text:p>
      <text:h text:style-name="Heading_20_4" text:outline-level="4"><text:span text:style-name="Strong_20_Emphasis"><text:span text:style-name="T2">1. Données Structurées :</text:span></text:span></text:h>
      <text:list xml:id="list3240989518" text:style-name="L21">
        <text:list-item>
          <text:p text:style-name="P238"><text:span text:style-name="Strong_20_Emphasis"><text:span text:style-name="T2">Définition</text:span></text:span><text:span text:style-name="T2"> : Données avec une structure bien définie, suivant un modèle spécifié.</text:span></text:p>
        </text:list-item>
        <text:list-item>
          <text:p text:style-name="P238"><text:span text:style-name="Strong_20_Emphasis"><text:span text:style-name="T2">Stockage</text:span></text:span><text:span text:style-name="T2"> : Généralement stockées dans des bases de données relationnelles (SQL).</text:span></text:p>
        </text:list-item>
        <text:list-item>
          <text:p text:style-name="P238"><text:span text:style-name="Strong_20_Emphasis"><text:span text:style-name="T2">Formats</text:span></text:span><text:span text:style-name="T2"> : Représentées sous forme de tableaux (lignes et colonnes).</text:span></text:p>
        </text:list-item>
        <text:list-item>
          <text:p text:style-name="P238"><text:span text:style-name="Strong_20_Emphasis"><text:span text:style-name="T2">Sources</text:span></text:span><text:span text:style-name="T2"> :</text:span></text:p>
          <text:list>
            <text:list-item>
              <text:p text:style-name="P165">Bases de données SQL et systèmes OLTP (pour les transactions commerciales).</text:p>
            </text:list-item>
            <text:list-item>
              <text:p text:style-name="P165">Feuilles de calcul (Excel, Google Sheets).</text:p>
            </text:list-item>
            <text:list-item>
              <text:p text:style-name="P165">Capteurs (GPS, RFID).</text:p>
            </text:list-item>
            <text:list-item>
              <text:p text:style-name="P165">Journaux de réseaux et de serveurs Web.</text:p>
            </text:list-item>
          </text:list>
        </text:list-item>
        <text:list-item>
          <text:p text:style-name="P237"><text:span text:style-name="Strong_20_Emphasis"><text:span text:style-name="T2">Analyse</text:span></text:span><text:span text:style-name="T2"> : Facilement accessibles et analysables à l'aide d'outils standard.</text:span></text:p>
        </text:list-item>
      </text:list>
      <text:h text:style-name="Heading_20_4" text:outline-level="4"><text:span text:style-name="Strong_20_Emphasis"><text:span text:style-name="T2">2. Données Semi-Structurées :</text:span></text:span></text:h>
      <text:list xml:id="list4088036266" text:style-name="L22">
        <text:list-item>
          <text:p text:style-name="P240"><text:span text:style-name="Strong_20_Emphasis"><text:span text:style-name="T2">Définition</text:span></text:span><text:span text:style-name="T2"> : Données qui possèdent certaines caractéristiques organisationnelles mais sans schéma rigide.</text:span></text:p>
        </text:list-item>
        <text:list-item>
          <text:p text:style-name="P240"><text:span text:style-name="Strong_20_Emphasis"><text:span text:style-name="T2">Stockage</text:span></text:span><text:span text:style-name="T2"> : Ne peuvent pas être stockées en lignes et colonnes comme les données structurées.</text:span></text:p>
        </text:list-item>
        <text:list-item>
          <text:p text:style-name="P240"><text:span text:style-name="Strong_20_Emphasis"><text:span text:style-name="T2">Organisation</text:span></text:span><text:span text:style-name="T2"> : Utilisent des balises et des métadonnées pour organiser les données en hiérarchies.</text:span></text:p>
        </text:list-item>
        <text:list-item>
          <text:p text:style-name="P240"><text:span text:style-name="Strong_20_Emphasis"><text:span text:style-name="T2">Sources</text:span></text:span><text:span text:style-name="T2"> :</text:span></text:p>
          <text:list>
            <text:list-item>
              <text:p text:style-name="P166">E-mails, fichiers XML, JSON.</text:p>
            </text:list-item>
            <text:list-item>
              <text:p text:style-name="P166">Paquets TCP/IP, fichiers compressés.</text:p>
            </text:list-item>
          </text:list>
        </text:list-item>
        <text:list-item>
          <text:p text:style-name="P239"><text:span text:style-name="Strong_20_Emphasis"><text:span text:style-name="T2">Utilisation</text:span></text:span><text:span text:style-name="T2"> : Souvent utilisées pour l'intégration de données, permettant de définir des balises et des attributs.</text:span></text:p>
        </text:list-item>
      </text:list>
      <text:h text:style-name="Heading_20_4" text:outline-level="4"><text:span text:style-name="Strong_20_Emphasis"><text:span text:style-name="T2">3. Données Non Structurées :</text:span></text:span></text:h>
      <text:list xml:id="list3643616324" text:style-name="L23">
        <text:list-item>
          <text:p text:style-name="P242"><text:span text:style-name="Strong_20_Emphasis"><text:span text:style-name="T2">Définition</text:span></text:span><text:span text:style-name="T2"> : Données sans structure identifiable, ne suivant aucun format ou règle spécifique.</text:span></text:p>
        </text:list-item>
        <text:list-item>
          <text:p text:style-name="P242"><text:span text:style-name="Strong_20_Emphasis"><text:span text:style-name="T2">Stockage</text:span></text:span><text:span text:style-name="T2"> : Non adaptées aux bases de données relationnelles classiques.</text:span></text:p>
        </text:list-item>
        <text:list-item>
          <text:p text:style-name="P242"><text:span text:style-name="Strong_20_Emphasis"><text:span text:style-name="T2">Sources</text:span></text:span><text:span text:style-name="T2"> :</text:span></text:p>
          <text:list>
            <text:list-item>
              <text:p text:style-name="P167"><text:soft-page-break/>Pages Web, réseaux sociaux, fichiers images (JPEG, PNG).</text:p>
            </text:list-item>
            <text:list-item>
              <text:p text:style-name="P167">Fichiers vidéo, audio, documents (PDF, Word), présentations (PowerPoint).</text:p>
            </text:list-item>
          </text:list>
        </text:list-item>
        <text:list-item>
          <text:p text:style-name="P241"><text:span text:style-name="Strong_20_Emphasis"><text:span text:style-name="T2">Analyse</text:span></text:span><text:span text:style-name="T2"> : Stockées dans des fichiers pour analyse manuelle ou dans des bases de données NoSQL pour des outils d'analyse spécifiques.</text:span></text:p>
        </text:list-item>
      </text:list>
      <text:h text:style-name="Heading_20_3" text:outline-level="3"><text:span text:style-name="Strong_20_Emphasis"><text:span text:style-name="T2">Résumé :</text:span></text:span></text:h>
      <text:list xml:id="list1830816589" text:style-name="L24">
        <text:list-item>
          <text:p text:style-name="P244"><text:span text:style-name="Strong_20_Emphasis"><text:span text:style-name="T2">Données Structurées</text:span></text:span><text:span text:style-name="T2"> : Organisées, facilement analyzables, stockées dans des bases de données.</text:span></text:p>
        </text:list-item>
        <text:list-item>
          <text:p text:style-name="P244"><text:span text:style-name="Strong_20_Emphasis"><text:span text:style-name="T2">Données Semi-Structurées</text:span></text:span><text:span text:style-name="T2"> : Partiellement organisées, utilisant des balises pour structurer l'information.</text:span></text:p>
        </text:list-item>
        <text:list-item>
          <text:p text:style-name="P243"><text:span text:style-name="Strong_20_Emphasis"><text:span text:style-name="T2">Données Non Structurées</text:span></text:span><text:span text:style-name="T2"> : Pas organisées de manière conventionnelle, nécessitant des outils spécifiques pour l'analyse.</text:span></text:p>
        </text:list-item>
      </text:list>
      <text:p text:style-name="P18"/>
      <text:h text:style-name="P14" text:outline-level="3"><text:span text:style-name="Strong_20_Emphasis"><text:span text:style-name="T7">Formats de Fichiers de Données</text:span></text:span></text:h>
      <text:p text:style-name="P15"><text:span text:style-name="Strong_20_Emphasis"><text:span text:style-name="T7"/></text:span></text:p>
      <text:p text:style-name="P40">En tant que professionnel des données, il est crucial de comprendre les différents types et formats de fichiers de données, car chacun a ses propres avantages et limites. Voici une présentation des formats standard que vous pourriez rencontrer :</text:p>
      <text:h text:style-name="P39" text:outline-level="4"><text:span text:style-name="Strong_20_Emphasis">1. Fichiers Texte Délimités :</text:span></text:h>
      <text:list xml:id="list2665282001" text:style-name="L25">
        <text:list-item>
          <text:p text:style-name="P52"><text:span text:style-name="Strong_20_Emphasis">Description</text:span> : Fichiers contenant des données sous forme de texte où chaque ligne a des valeurs séparées par un délimiteur.</text:p>
        </text:list-item>
        <text:list-item>
          <text:p text:style-name="P52"><text:span text:style-name="Strong_20_Emphasis">Délimiteurs</text:span> :</text:p>
          <text:list>
            <text:list-item>
              <text:p text:style-name="P52"><text:span text:style-name="Strong_20_Emphasis">CSV (Comma-Separated Values)</text:span> : Utilise une virgule comme délimiteur.</text:p>
            </text:list-item>
            <text:list-item>
              <text:p text:style-name="P52"><text:span text:style-name="Strong_20_Emphasis">TSV (Tab-Separated Values)</text:span> : Utilise une tabulation.</text:p>
            </text:list-item>
          </text:list>
        </text:list-item>
        <text:list-item>
          <text:p text:style-name="P52"><text:span text:style-name="Strong_20_Emphasis">Caractéristiques</text:span> :</text:p>
          <text:list>
            <text:list-item>
              <text:p text:style-name="P52">Chaque ligne représente un enregistrement.</text:p>
            </text:list-item>
            <text:list-item>
              <text:p text:style-name="P52">La première ligne peut servir d’en-tête pour les colonnes.</text:p>
            </text:list-item>
            <text:list-item>
              <text:p text:style-name="P52">Permet des valeurs de champ de longueur variable.</text:p>
            </text:list-item>
          </text:list>
        </text:list-item>
        <text:list-item>
          <text:p text:style-name="P52"><text:span text:style-name="Strong_20_Emphasis">Avantages</text:span> :</text:p>
          <text:list>
            <text:list-item>
              <text:p text:style-name="P53">Format standard simple et largement pris en charge par diverses applications.</text:p>
            </text:list-item>
          </text:list>
        </text:list-item>
      </text:list>
      <text:h text:style-name="P39" text:outline-level="4"><text:span text:style-name="Strong_20_Emphasis">2. Microsoft Excel Open XML Spreadsheet (XLSX) :</text:span></text:h>
      <text:list xml:id="list528355529" text:style-name="L26">
        <text:list-item>
          <text:p text:style-name="P54"><text:span text:style-name="Strong_20_Emphasis">Description</text:span> : Format de fichier de feuille de calcul basé sur XML, utilisé par Microsoft Excel.</text:p>
        </text:list-item>
        <text:list-item>
          <text:p text:style-name="P54"><text:span text:style-name="Strong_20_Emphasis">Caractéristiques</text:span> :</text:p>
          <text:list>
            <text:list-item>
              <text:p text:style-name="P54">Contient plusieurs feuilles de calcul organisées en lignes et colonnes.</text:p>
            </text:list-item>
            <text:list-item>
              <text:p text:style-name="P54">Chaque cellule peut contenir différents types de données (dates, chaînes, entiers).</text:p>
            </text:list-item>
            <text:list-item>
              <text:p text:style-name="P54">Utilise un format de fichier ouvert, accessible par d'autres applications.</text:p>
            </text:list-item>
          </text:list>
        </text:list-item>
        <text:list-item>
          <text:p text:style-name="P54"><text:span text:style-name="Strong_20_Emphasis">Avantages</text:span> :</text:p>
          <text:list>
            <text:list-item>
              <text:p text:style-name="P55"><text:soft-page-break/>Sécurisé, car ne permet pas l’enregistrement de code malveillant.</text:p>
            </text:list-item>
          </text:list>
        </text:list-item>
      </text:list>
      <text:h text:style-name="P39" text:outline-level="4"><text:span text:style-name="Strong_20_Emphasis">3. Extensible Markup Language (XML) :</text:span></text:h>
      <text:list xml:id="list2780391155" text:style-name="L27">
        <text:list-item>
          <text:p text:style-name="P56"><text:span text:style-name="Strong_20_Emphasis">Description</text:span> : Langage de balisage avec des règles définies pour le codage des données.</text:p>
        </text:list-item>
        <text:list-item>
          <text:p text:style-name="P56"><text:span text:style-name="Strong_20_Emphasis">Caractéristiques</text:span> :</text:p>
          <text:list>
            <text:list-item>
              <text:p text:style-name="P56">Lisible par les humains et les machines.</text:p>
            </text:list-item>
            <text:list-item>
              <text:p text:style-name="P56">Indépendant de la plate-forme et du langage, facilitant le partage de données.</text:p>
            </text:list-item>
          </text:list>
        </text:list-item>
        <text:list-item>
          <text:p text:style-name="P56"><text:span text:style-name="Strong_20_Emphasis">Différences avec HTML</text:span> :</text:p>
          <text:list>
            <text:list-item>
              <text:p text:style-name="P57">XML n'utilise pas de balises prédéfinies.</text:p>
            </text:list-item>
          </text:list>
        </text:list-item>
      </text:list>
      <text:h text:style-name="P39" text:outline-level="4"><text:span text:style-name="Strong_20_Emphasis">4. Portable Document Format (PDF) :</text:span></text:h>
      <text:list xml:id="list2649186290" text:style-name="L28">
        <text:list-item>
          <text:p text:style-name="P58"><text:span text:style-name="Strong_20_Emphasis">Description</text:span> : Format développé par Adobe pour présenter des documents de manière indépendante des logiciels et systèmes d'exploitation.</text:p>
        </text:list-item>
        <text:list-item>
          <text:p text:style-name="P58"><text:span text:style-name="Strong_20_Emphasis">Utilisation</text:span> : Fréquemment utilisé pour les documents juridiques et financiers.</text:p>
        </text:list-item>
        <text:list-item>
          <text:p text:style-name="P58"><text:span text:style-name="Strong_20_Emphasis">Caractéristiques</text:span> :</text:p>
          <text:list>
            <text:list-item>
              <text:p text:style-name="P59">Peut contenir des formulaires à remplir.</text:p>
            </text:list-item>
          </text:list>
        </text:list-item>
      </text:list>
      <text:h text:style-name="P39" text:outline-level="4"><text:span text:style-name="Strong_20_Emphasis">5. JavaScript Object Notation (JSON) :</text:span></text:h>
      <text:list xml:id="list1906163364" text:style-name="L29">
        <text:list-item>
          <text:p text:style-name="P60"><text:span text:style-name="Strong_20_Emphasis">Description</text:span> : Format de données léger basé sur du texte, conçu pour transmettre des données structurées sur le Web.</text:p>
        </text:list-item>
        <text:list-item>
          <text:p text:style-name="P60"><text:span text:style-name="Strong_20_Emphasis">Caractéristiques</text:span> :</text:p>
          <text:list>
            <text:list-item>
              <text:p text:style-name="P60">Compatible avec divers langages de programmation.</text:p>
            </text:list-item>
            <text:list-item>
              <text:p text:style-name="P60">Largement utilisé dans les API et les services Web pour le partage de données.</text:p>
            </text:list-item>
          </text:list>
        </text:list-item>
        <text:list-item>
          <text:p text:style-name="P60"><text:span text:style-name="Strong_20_Emphasis">Avantages</text:span> :</text:p>
          <text:list>
            <text:list-item>
              <text:p text:style-name="P61">Facilité d'utilisation et compatibilité avec de nombreux navigateurs.</text:p>
            </text:list-item>
          </text:list>
        </text:list-item>
      </text:list>
      <text:p text:style-name="P17"/>
      <text:p text:style-name="P17"/>
      <text:h text:style-name="P6" text:outline-level="3">Sources de données courantes</text:h>
      <text:h text:style-name="P7" text:outline-level="3">Sources de données </text:h>
      <text:p text:style-name="P34">Les sources de données peuvent être classées en plusieurs catégories :</text:p>
      <text:list xml:id="list635425262" text:style-name="L30">
        <text:list-item>
          <text:p text:style-name="P245"><text:span text:style-name="Strong_20_Emphasis"><text:span text:style-name="T2">Bases de données relationnelles</text:span></text:span><text:span text:style-name="T2"> : Les organisations utilisent des systèmes de gestion de bases de données comme SQL Server, Oracle, MySQL et IBM DB2 pour stocker des données de manière structurée. Ces bases de données permettent de gérer les transactions, les interactions avec les clients et les opérations internes, fournissant ainsi une source précieuse pour l'analyse des performances et des tendances.</text:span></text:p>
        </text:list-item>
        <text:list-item>
          <text:p text:style-name="P245"><text:span text:style-name="Strong_20_Emphasis"><text:span text:style-name="T2">Fichiers plats</text:span></text:span><text:span text:style-name="T2"> : Ce sont des fichiers de données qui stockent des informations sous forme de texte brut, où chaque ligne représente un enregistrement. Les fichiers CSV (Comma-Separated Values) sont les plus courants dans cette </text:span><text:soft-page-break/><text:span text:style-name="T2">catégorie, où les valeurs sont séparées par des virgules. Les fichiers plats sont souvent utilisés pour échanger des données entre différentes applications en raison de leur simplicité.</text:span></text:p>
        </text:list-item>
        <text:list-item>
          <text:p text:style-name="P245"><text:span text:style-name="Strong_20_Emphasis"><text:span text:style-name="T2">Ensembles de données XML</text:span></text:span><text:span text:style-name="T2"> : Contrairement aux fichiers plats, les fichiers XML peuvent contenir des structures de données plus complexes, ce qui les rend adaptés aux applications nécessitant une hiérarchie de données. Ce format est souvent utilisé pour échanger des données entre systèmes.</text:span></text:p>
        </text:list-item>
        <text:list-item>
          <text:p text:style-name="P245"><text:span text:style-name="Strong_20_Emphasis"><text:span text:style-name="T2">API et services Web</text:span></text:span><text:span text:style-name="T2"> : De nombreuses entreprises proposent des API pour accéder à leurs données. Cela permet aux utilisateurs de récupérer des informations via des requêtes HTTP et de les utiliser pour l'analyse ou le traitement. Les API sont particulièrement utiles pour intégrer des données externes dans des applications internes.</text:span></text:p>
        </text:list-item>
        <text:list-item>
          <text:p text:style-name="P245"><text:span text:style-name="Strong_20_Emphasis"><text:span text:style-name="T2">Web scraping</text:span></text:span><text:span text:style-name="T2"> : Cette technique permet d'extraire des données de sites web non structurés en utilisant des outils automatisés. Le web scraping est couramment utilisé pour collecter des informations sur les produits, générer des prospects ou assembler des ensembles de données pour l'apprentissage automatique.</text:span></text:p>
        </text:list-item>
        <text:list-item>
          <text:p text:style-name="P245"><text:span text:style-name="Strong_20_Emphasis"><text:span text:style-name="T2">Flux de données</text:span></text:span><text:span text:style-name="T2"> : Les flux de données représentent des sources continues d'informations, telles que celles générées par des capteurs IoT, des transactions en temps réel ou des publications sur les réseaux sociaux. Ces flux peuvent être traités à l'aide de frameworks comme Apache Kafka ou Apache Spark Streaming pour des analyses en temps réel.</text:span></text:p>
        </text:list-item>
      </text:list>
      <text:h text:style-name="P32" text:outline-level="3">Utilisation des sources de données</text:h>
      <text:p text:style-name="P34">Les organisations peuvent utiliser ces différentes sources de données pour :</text:p>
      <text:list xml:id="list1523363855" text:style-name="L31">
        <text:list-item>
          <text:p text:style-name="P168">Analyser les ventes et les performances de marché à partir des bases de données internes.</text:p>
        </text:list-item>
        <text:list-item>
          <text:p text:style-name="P168">Collecter des informations démographiques et économiques à partir de jeux de données publics.</text:p>
        </text:list-item>
        <text:list-item>
          <text:p text:style-name="P168">Comparer des prix et des produits via le web scraping.</text:p>
        </text:list-item>
        <text:list-item>
          <text:p text:style-name="P169">Effectuer des analyses de sentiments sur les réseaux sociaux à l'aide des API.</text:p>
        </text:list-item>
      </text:list>
      <text:p text:style-name="P17"/>
      <text:p text:style-name="P17"/>
      <text:p text:style-name="P17"/>
      <text:p text:style-name="P17"/>
      <text:p text:style-name="P9"><text:soft-page-break/>Langages et outils</text:p>
      <text:h text:style-name="P16" text:outline-level="3">Langages de requête</text:h>
      <text:list xml:id="list3937295263" text:style-name="L32">
        <text:list-item>
          <text:p text:style-name="P246"><text:span text:style-name="Strong_20_Emphasis"><text:span text:style-name="T2">SQL (Structured Query Language)</text:span></text:span><text:span text:style-name="T2"> : Utilisé pour accéder et manipuler les données dans les bases de données relationnelles. Il permet des opérations comme l'insertion, la mise à jour et la suppression d'enregistrements. SQL est connu pour sa syntaxe simple et sa rapidité d'exécution.</text:span></text:p>
        </text:list-item>
      </text:list>
      <text:h text:style-name="P32" text:outline-level="3">Langages de programmation</text:h>
      <text:list xml:id="list2482517773" text:style-name="L33">
        <text:list-item>
          <text:p text:style-name="P248"><text:span text:style-name="Strong_20_Emphasis"><text:span text:style-name="T2">Python</text:span></text:span><text:span text:style-name="T2"> : Un langage polyvalent et open source, idéal pour les tâches de calcul et l'analyse de données. Sa syntaxe simple et ses nombreuses bibliothèques (comme Numpy et Pandas) en font un choix populaire, surtout pour les débutants.</text:span></text:p>
        </text:list-item>
        <text:list-item>
          <text:p text:style-name="P248"><text:span text:style-name="Strong_20_Emphasis"><text:span text:style-name="T2">R</text:span></text:span><text:span text:style-name="T2"> : Connu pour son efficacité dans la visualisation et l'analyse des données, il est open source et hautement extensible. R est particulièrement puissant pour créer des graphiques esthétiques et des rapports interactifs.</text:span></text:p>
        </text:list-item>
        <text:list-item>
          <text:p text:style-name="P247"><text:span text:style-name="Strong_20_Emphasis"><text:span text:style-name="T2">Java</text:span></text:span><text:span text:style-name="T2"> : Langage orienté objet, souvent utilisé pour des applications de Big Data. Il est essentiel pour de nombreux frameworks comme Hadoop et Spark.</text:span></text:p>
        </text:list-item>
      </text:list>
      <text:h text:style-name="P32" text:outline-level="3">Langages de script shell</text:h>
      <text:list xml:id="list1130161467" text:style-name="L34">
        <text:list-item>
          <text:p text:style-name="P250"><text:span text:style-name="Strong_20_Emphasis"><text:span text:style-name="T2">Unix/Linux Shell</text:span></text:span><text:span text:style-name="T2"> : Utilisé pour automatiser des tâches répétitives, il facilite la manipulation de fichiers et l'exécution de programmes.</text:span></text:p>
        </text:list-item>
        <text:list-item>
          <text:p text:style-name="P249"><text:span text:style-name="Strong_20_Emphasis"><text:span text:style-name="T2">PowerShell</text:span></text:span><text:span text:style-name="T2"> : Outil d'automatisation qui fonctionne avec des formats de données structurés et permet de réaliser diverses opérations sur les objets dans un pipeline de données.</text:span></text:p>
        </text:list-item>
      </text:list>
      <text:p text:style-name="P17"/>
      <text:p text:style-name="P15"><text:span text:style-name="Strong_20_Emphasis">Préférences et Défis avec les Bases de Données</text:span> :</text:p>
      <text:list xml:id="list3706781978" text:style-name="L35">
        <text:list-item>
          <text:p text:style-name="P170">L'orateur exprime une préférence pour les bases de données relationnelles, utilisant principalement SQL pour la gestion des données.</text:p>
        </text:list-item>
        <text:list-item>
          <text:p text:style-name="P171">Cependant, travailler avec plusieurs sources de données nécessite flexibilité et adaptation, notamment lors du transfert entre différentes bases de données.</text:p>
        </text:list-item>
      </text:list>
      <text:list xml:id="list3988351192" text:style-name="L36">
        <text:list-item>
          <text:p text:style-name="P251"><text:span text:style-name="Strong_20_Emphasis"><text:span text:style-name="T2">Évolution des Données</text:span></text:span><text:span text:style-name="T2"> :</text:span></text:p>
        </text:list-item>
      </text:list>
      <text:list xml:id="list2364196821" text:style-name="L37">
        <text:list-item>
          <text:p text:style-name="P172">Les données non structurées, telles que les journaux, documents XML, et JSON, deviennent de plus en plus courantes. Les bases de données traditionnelles ne suffisent plus pour gérer des applications gourmandes en écriture, comme celles liées à l’IoT ou aux réseaux sociaux.</text:p>
        </text:list-item>
      </text:list>
      <text:list xml:id="list1796589681" text:style-name="L38">
        <text:list-item>
          <text:p text:style-name="P252"><text:span text:style-name="Strong_20_Emphasis"><text:span text:style-name="T2">Nouveaux Modèles Architecturaux</text:span></text:span><text:span text:style-name="T2"> :</text:span></text:p>
        </text:list-item>
      </text:list>
      <text:list xml:id="list420335567" text:style-name="L39">
        <text:list-item>
          <text:p text:style-name="P173"><text:soft-page-break/>L'essor de modèles comme Google BigTable a conduit à la création de bases de données comme Cassandra et HBase, conçues pour traiter des problèmes spécifiques des bases de données relationnelles.</text:p>
        </text:list-item>
      </text:list>
      <text:list xml:id="list1895145785" text:style-name="L40">
        <text:list-item>
          <text:p text:style-name="P253"><text:span text:style-name="Strong_20_Emphasis"><text:span text:style-name="T2">Gestion des Formats de Données</text:span></text:span><text:span text:style-name="T2"> :</text:span></text:p>
        </text:list-item>
      </text:list>
      <text:list xml:id="list732951865" text:style-name="L41">
        <text:list-item>
          <text:p text:style-name="P174">Les ingénieurs de données doivent travailler avec divers formats, y compris des formats standards (CSV, JSON, XML) et des formats propriétaires, ainsi qu'avec des données en mouvement, en streaming ou au repos.</text:p>
        </text:list-item>
        <text:list-item>
          <text:p text:style-name="P175">La capacité à apprendre et à s’adapter est essentielle pour gérer différents types de données et sources.</text:p>
        </text:list-item>
      </text:list>
      <text:list xml:id="list1045169670" text:style-name="L42">
        <text:list-item>
          <text:p text:style-name="P254"><text:span text:style-name="Strong_20_Emphasis"><text:span text:style-name="T2">Défis des Formats de Données</text:span></text:span><text:span text:style-name="T2"> :</text:span></text:p>
        </text:list-item>
      </text:list>
      <text:list xml:id="list3615523930" text:style-name="L43">
        <text:list-item>
          <text:p text:style-name="P176">Les données de journal sont souvent non structurées, nécessitant des outils personnalisés pour leur traitement.</text:p>
        </text:list-item>
        <text:list-item>
          <text:p text:style-name="P177">XML, bien que populaire par le passé, est souvent remplacé par JSON en raison de son efficacité. Les formats récents, comme Apache Avro, gagnent en popularité pour leur efficacité de stockage.</text:p>
        </text:list-item>
      </text:list>
      <text:list xml:id="list3733146559" text:style-name="L44">
        <text:list-item>
          <text:p text:style-name="P255"><text:span text:style-name="Strong_20_Emphasis"><text:span text:style-name="T2">Exemples de Problèmes Concrets</text:span></text:span><text:span text:style-name="T2"> :</text:span></text:p>
        </text:list-item>
      </text:list>
      <text:list xml:id="list1556125945" text:style-name="L45">
        <text:list-item>
          <text:p text:style-name="P178">Un exemple donné concerne la conversion de données d'une base DB2 vers SQL Server, où des différences dans les attentes d'importation/exportation ont posé des défis. Les caractères spéciaux dans les données nécessitent souvent des délimiteurs uniques pour assurer un traitement correct.</text:p>
        </text:list-item>
      </text:list>
      <text:p text:style-name="P17"/>
      <text:p text:style-name="P17"/>
      <text:h text:style-name="P4" text:outline-level="2">Métadonnées et Gestion des Métadonnées</text:h>
      <text:h text:style-name="P16" text:outline-level="3">Qu'est-ce que les métadonnées ?</text:h>
      <text:p text:style-name="P34">Les métadonnées sont des données qui fournissent des informations sur d’autres données. Cette définition, bien que générale, s'applique particulièrement dans le contexte des bases de données, de l'entreposage de données, des systèmes de veille stratégique, et des référentiels de données.</text:p>
      <text:p text:style-name="P34">Les métadonnées peuvent être classées en trois principaux types :</text:p>
      <text:list xml:id="list2257109696" text:style-name="L46">
        <text:list-item>
          <text:p text:style-name="P257"><text:span text:style-name="Strong_20_Emphasis"><text:span text:style-name="T2">Métadonnées techniques</text:span></text:span><text:span text:style-name="T2"> : Concernent les structures de données.</text:span></text:p>
        </text:list-item>
        <text:list-item>
          <text:p text:style-name="P257"><text:span text:style-name="Strong_20_Emphasis"><text:span text:style-name="T2">Métadonnées de processus</text:span></text:span><text:span text:style-name="T2"> : Se réfèrent aux processus derrière les systèmes d'entreprise.</text:span></text:p>
        </text:list-item>
        <text:list-item>
          <text:p text:style-name="P256"><text:soft-page-break/><text:span text:style-name="Strong_20_Emphasis"><text:span text:style-name="T2">Métadonnées commerciales</text:span></text:span><text:span text:style-name="T2"> : Fournissent des informations sur les données pour les utilisateurs.</text:span></text:p>
        </text:list-item>
      </text:list>
      <text:h text:style-name="P33" text:outline-level="4">Métadonnées techniques</text:h>
      <text:p text:style-name="P34">Ces métadonnées définissent les structures de données dans les référentiels de données. Par exemple, dans un entrepôt de données, elles peuvent inclure des informations sur les tables, telles que :</text:p>
      <text:list xml:id="list4268750248" text:style-name="L47">
        <text:list-item>
          <text:p text:style-name="P179">Le nom de chaque table.</text:p>
        </text:list-item>
        <text:list-item>
          <text:p text:style-name="P179">Le nombre de colonnes et de lignes de chaque table.</text:p>
        </text:list-item>
        <text:list-item>
          <text:p text:style-name="P180">Un catalogue de données, qui contient des informations sur chaque base de données et les types de données dans chaque colonne.</text:p>
        </text:list-item>
      </text:list>
      <text:h text:style-name="P33" text:outline-level="4">Métadonnées de processus</text:h>
      <text:p text:style-name="P34">Ces métadonnées décrivent les processus en place dans les systèmes d'entreprise, comme :</text:p>
      <text:list xml:id="list615095626" text:style-name="L48">
        <text:list-item>
          <text:p text:style-name="P181">Les heures de début et de fin du processus.</text:p>
        </text:list-item>
        <text:list-item>
          <text:p text:style-name="P181">L'utilisation du disque.</text:p>
        </text:list-item>
        <text:list-item>
          <text:p text:style-name="P182">Les déplacements de données et l'accès des utilisateurs au système.</text:p>
        </text:list-item>
      </text:list>
      <text:h text:style-name="P33" text:outline-level="4">Métadonnées commerciales</text:h>
      <text:p text:style-name="P34">Ces métadonnées aident les utilisateurs à explorer et analyser les données. Elles incluent des informations sur :</text:p>
      <text:list xml:id="list2425093141" text:style-name="L49">
        <text:list-item>
          <text:p text:style-name="P183">Comment les données sont acquises.</text:p>
        </text:list-item>
        <text:list-item>
          <text:p text:style-name="P183">Ce que les données mesurent ou décrivent.</text:p>
        </text:list-item>
        <text:list-item>
          <text:p text:style-name="P184">La connexion entre les données et d'autres sources de données.</text:p>
        </text:list-item>
      </text:list>
      <text:h text:style-name="P32" text:outline-level="3">Gestion des métadonnées</text:h>
      <text:p text:style-name="Text_20_body"><text:span text:style-name="T2">La gestion des métadonnées consiste à développer et administrer des politiques et des processus pour assurer que les informations sont consultables et intégrables à partir de diverses sources. Un objectif clé est la création d'un </text:span><text:span text:style-name="Strong_20_Emphasis"><text:span text:style-name="T2">catalogue de données</text:span></text:span><text:span text:style-name="T2"> fiable et convivial, qui est essentiel pour la gestion moderne des métadonnées.</text:span></text:p>
      <text:p text:style-name="P34">Un bon modèle de gestion des métadonnées inclut une interface utilisateur web qui facilite la recherche d'informations sur des attributs clés.</text:p>
      <text:h text:style-name="P32" text:outline-level="3">Pourquoi la gestion des métadonnées est-elle importante ?</text:h>
      <text:p text:style-name="P34">Une bonne gestion des métadonnées offre de nombreux avantages, tels que :</text:p>
      <text:list xml:id="list3810467869" text:style-name="L50">
        <text:list-item>
          <text:p text:style-name="P185">Amélioration de la découverte et de la gouvernance des données.</text:p>
        </text:list-item>
        <text:list-item>
          <text:p text:style-name="P185"><text:soft-page-break/>Compréhension du contexte commercial et de la lignée des données.</text:p>
        </text:list-item>
        <text:list-item>
          <text:p text:style-name="P186">Facilitation de l'accès aux données pour tous les utilisateurs.</text:p>
        </text:list-item>
      </text:list>
      <text:p text:style-name="P34">La lignée des données aide à retracer l'origine et la transformation des données, ce qui est crucial pour identifier les erreurs de données. La gouvernance des données vise à garantir la qualité élevée des données à travers l'organisation.</text:p>
      <text:h text:style-name="P32" text:outline-level="3">Outils populaires pour la gestion des métadonnées</text:h>
      <text:p text:style-name="P34">Voici quelques outils populaires pour la gestion des métadonnées :</text:p>
      <text:list xml:id="list2666783386" text:style-name="L51">
        <text:list-item>
          <text:p text:style-name="P187">IBM InfoSphere Information Server</text:p>
        </text:list-item>
        <text:list-item>
          <text:p text:style-name="P187">CA Erwin Data Modeler</text:p>
        </text:list-item>
        <text:list-item>
          <text:p text:style-name="P187">Oracle Warehouse Builder</text:p>
        </text:list-item>
        <text:list-item>
          <text:p text:style-name="P187">SAS Data Integration Server</text:p>
        </text:list-item>
        <text:list-item>
          <text:p text:style-name="P187">Talend Data Fabric</text:p>
        </text:list-item>
        <text:list-item>
          <text:p text:style-name="P187">Alation Data Catalog</text:p>
        </text:list-item>
        <text:list-item>
          <text:p text:style-name="P187">SAP Information Steward</text:p>
        </text:list-item>
        <text:list-item>
          <text:p text:style-name="P187">Microsoft Azure Data Catalog</text:p>
        </text:list-item>
        <text:list-item>
          <text:p text:style-name="P187">IBM Watson Knowledge Catalog</text:p>
        </text:list-item>
        <text:list-item>
          <text:p text:style-name="P187">Oracle Enterprise Metadata Management (OEMM)</text:p>
        </text:list-item>
        <text:list-item>
          <text:p text:style-name="P187">Adaptive Metadata Manager</text:p>
        </text:list-item>
        <text:list-item>
          <text:p text:style-name="P187">Unifi Data Catalog</text:p>
        </text:list-item>
        <text:list-item>
          <text:p text:style-name="P187">data.world</text:p>
        </text:list-item>
        <text:list-item>
          <text:p text:style-name="P188">Informatica Enterprise Data Catalog</text:p>
        </text:list-item>
      </text:list>
      <text:p text:style-name="P17"/>
      <text:p text:style-name="P17"/>
      <text:h text:style-name="P6" text:outline-level="3">Référentiels de données</text:h>
      <text:p text:style-name="Text_20_body"><text:span text:style-name="T2">Un </text:span><text:span text:style-name="Strong_20_Emphasis"><text:span text:style-name="T2">référentiel de données</text:span></text:span><text:span text:style-name="T2"> désigne un ensemble de données collectées, organisées et isolées pour des opérations commerciales ou des analyses. Il peut s'agir de petites ou grandes infrastructures de bases de données, incluant une ou plusieurs bases de données.</text:span></text:p>
      <text:h text:style-name="P33" text:outline-level="4">Types de référentiels de données</text:h>
      <text:list xml:id="list4184926618" text:style-name="L52">
        <text:list-item>
          <text:p text:style-name="P258"><text:span text:style-name="Strong_20_Emphasis"><text:span text:style-name="T2">Bases de données</text:span></text:span><text:span text:style-name="T2"> :</text:span></text:p>
          <text:list>
            <text:list-item>
              <text:p text:style-name="P189">Un ensemble d'informations conçu pour la saisie, le stockage, la recherche et la modification des données.</text:p>
            </text:list-item>
            <text:list-item>
              <text:p text:style-name="P189"><text:soft-page-break/>Un système de gestion de base de données (SGBD) permet de gérer ces données via des fonctions d'interrogation. Par exemple, un SGBD peut récupérer des données de clients inactifs depuis six mois.</text:p>
            </text:list-item>
          </text:list>
        </text:list-item>
        <text:list-item>
          <text:p text:style-name="P258"><text:span text:style-name="Strong_20_Emphasis"><text:span text:style-name="T2">Bases de données relationnelles (SGBDR)</text:span></text:span><text:span text:style-name="T2"> :</text:span></text:p>
          <text:list>
            <text:list-item>
              <text:p text:style-name="P189">Données organisées sous forme de tableaux avec des lignes et des colonnes, respectant une structure bien définie.</text:p>
            </text:list-item>
            <text:list-item>
              <text:p text:style-name="P189">Utilisent le SQL (Structured Query Language) pour les requêtes.</text:p>
            </text:list-item>
            <text:list-item>
              <text:p text:style-name="P189">Optimisées pour les opérations impliquant plusieurs tables et de grands volumes de données.</text:p>
            </text:list-item>
          </text:list>
        </text:list-item>
        <text:list-item>
          <text:p text:style-name="P258"><text:span text:style-name="Strong_20_Emphasis"><text:span text:style-name="T2">Bases de données non relationnelles (NoSQL)</text:span></text:span><text:span text:style-name="T2"> :</text:span></text:p>
          <text:list>
            <text:list-item>
              <text:p text:style-name="P189">Conçues pour gérer le volume, la diversité et la rapidité des données générées par des technologies modernes comme le cloud computing et l'IoT.</text:p>
            </text:list-item>
            <text:list-item>
              <text:p text:style-name="P189">Stockent des données sans schéma prédéfini, offrant rapidité, flexibilité et évolutivité.</text:p>
            </text:list-item>
            <text:list-item>
              <text:p text:style-name="P189">Idéales pour le traitement de mégadonnées.</text:p>
            </text:list-item>
          </text:list>
        </text:list-item>
        <text:list-item>
          <text:p text:style-name="P258"><text:span text:style-name="Strong_20_Emphasis"><text:span text:style-name="T2">Entrepôts de données</text:span></text:span><text:span text:style-name="T2"> :</text:span></text:p>
          <text:list>
            <text:list-item>
              <text:p text:style-name="P189">Agissent comme des référentiels centraux consolidant des informations provenant de diverses sources via le processus ETL (Extraction, Transformation, Chargement).</text:p>
            </text:list-item>
            <text:list-item>
              <text:p text:style-name="P189">Préparent les données pour l'analyse et l'informatique décisionnelle.</text:p>
            </text:list-item>
          </text:list>
        </text:list-item>
        <text:list-item>
          <text:p text:style-name="P258"><text:span text:style-name="Strong_20_Emphasis"><text:span text:style-name="T2">Data Marts et Data Lakes</text:span></text:span><text:span text:style-name="T2"> :</text:span></text:p>
          <text:list>
            <text:list-item>
              <text:p text:style-name="P189">Concepts liés aux entrepôts de données, avec des data marts généralement relationnels et des data lakes pouvant intégrer des données non relationnelles.</text:p>
            </text:list-item>
          </text:list>
        </text:list-item>
        <text:list-item>
          <text:p text:style-name="P258"><text:span text:style-name="Strong_20_Emphasis"><text:span text:style-name="T2">Big Data Stores</text:span></text:span><text:span text:style-name="T2"> :</text:span></text:p>
          <text:list>
            <text:list-item>
              <text:p text:style-name="P190">Infrastructures de calcul et de stockage distribuées permettant de gérer et de traiter de très grands ensembles de données.</text:p>
            </text:list-item>
          </text:list>
        </text:list-item>
      </text:list>
      <text:h text:style-name="P32" text:outline-level="3">Importance des référentiels de données</text:h>
      <text:p text:style-name="P34">Les référentiels de données sont essentiels pour :</text:p>
      <text:list xml:id="list326772412" text:style-name="L53">
        <text:list-item>
          <text:p text:style-name="P191">Isoler et organiser les données.</text:p>
        </text:list-item>
        <text:list-item>
          <text:p text:style-name="P191">Améliorer l'efficacité et la crédibilité des rapports et analyses.</text:p>
        </text:list-item>
        <text:list-item>
          <text:p text:style-name="P192">Servir d'archive de données.</text:p>
        </text:list-item>
      </text:list>
      <text:h text:style-name="P16" text:outline-level="3"><text:soft-page-break/>Référentiels de données</text:h>
      <text:p text:style-name="Text_20_body"><text:span text:style-name="T2">Un </text:span><text:span text:style-name="Strong_20_Emphasis"><text:span text:style-name="T2">référentiel de données</text:span></text:span><text:span text:style-name="T2"> désigne un ensemble de données collectées, organisées et isolées pour des opérations commerciales ou des analyses. Il peut s'agir de petites ou grandes infrastructures de bases de données, incluant une ou plusieurs bases de données.</text:span></text:p>
      <text:h text:style-name="P33" text:outline-level="4">Types de référentiels de données</text:h>
      <text:list xml:id="list2431305123" text:style-name="L54">
        <text:list-item>
          <text:p text:style-name="P259"><text:span text:style-name="Strong_20_Emphasis"><text:span text:style-name="T2">Bases de données</text:span></text:span><text:span text:style-name="T2"> :</text:span></text:p>
          <text:list>
            <text:list-item>
              <text:p text:style-name="P193">Un ensemble d'informations conçu pour la saisie, le stockage, la recherche et la modification des données.</text:p>
            </text:list-item>
            <text:list-item>
              <text:p text:style-name="P193">Un système de gestion de base de données (SGBD) permet de gérer ces données via des fonctions d'interrogation. Par exemple, un SGBD peut récupérer des données de clients inactifs depuis six mois.</text:p>
            </text:list-item>
          </text:list>
        </text:list-item>
        <text:list-item>
          <text:p text:style-name="P259"><text:span text:style-name="Strong_20_Emphasis"><text:span text:style-name="T2">Bases de données relationnelles (SGBDR)</text:span></text:span><text:span text:style-name="T2"> :</text:span></text:p>
          <text:list>
            <text:list-item>
              <text:p text:style-name="P193">Données organisées sous forme de tableaux avec des lignes et des colonnes, respectant une structure bien définie.</text:p>
            </text:list-item>
            <text:list-item>
              <text:p text:style-name="P193">Utilisent le SQL (Structured Query Language) pour les requêtes.</text:p>
            </text:list-item>
            <text:list-item>
              <text:p text:style-name="P193">Optimisées pour les opérations impliquant plusieurs tables et de grands volumes de données.</text:p>
            </text:list-item>
          </text:list>
        </text:list-item>
        <text:list-item>
          <text:p text:style-name="P259"><text:span text:style-name="Strong_20_Emphasis"><text:span text:style-name="T2">Bases de données non relationnelles (NoSQL)</text:span></text:span><text:span text:style-name="T2"> :</text:span></text:p>
          <text:list>
            <text:list-item>
              <text:p text:style-name="P193">Conçues pour gérer le volume, la diversité et la rapidité des données générées par des technologies modernes comme le cloud computing et l'IoT.</text:p>
            </text:list-item>
            <text:list-item>
              <text:p text:style-name="P193">Stockent des données sans schéma prédéfini, offrant rapidité, flexibilité et évolutivité.</text:p>
            </text:list-item>
            <text:list-item>
              <text:p text:style-name="P193">Idéales pour le traitement de mégadonnées.</text:p>
            </text:list-item>
          </text:list>
        </text:list-item>
        <text:list-item>
          <text:p text:style-name="P259"><text:span text:style-name="Strong_20_Emphasis"><text:span text:style-name="T2">Entrepôts de données</text:span></text:span><text:span text:style-name="T2"> :</text:span></text:p>
          <text:list>
            <text:list-item>
              <text:p text:style-name="P193">Agissent comme des référentiels centraux consolidant des informations provenant de diverses sources via le processus ETL (Extraction, Transformation, Chargement).</text:p>
            </text:list-item>
            <text:list-item>
              <text:p text:style-name="P193">Préparent les données pour l'analyse et l'informatique décisionnelle.</text:p>
            </text:list-item>
          </text:list>
        </text:list-item>
        <text:list-item>
          <text:p text:style-name="P259"><text:span text:style-name="Strong_20_Emphasis"><text:span text:style-name="T2">Data Marts et Data Lakes</text:span></text:span><text:span text:style-name="T2"> :</text:span></text:p>
          <text:list>
            <text:list-item>
              <text:p text:style-name="P193">Concepts liés aux entrepôts de données, avec des data marts généralement relationnels et des data lakes pouvant intégrer des données non relationnelles.</text:p>
            </text:list-item>
          </text:list>
        </text:list-item>
        <text:list-item>
          <text:p text:style-name="P259"><text:span text:style-name="Strong_20_Emphasis"><text:span text:style-name="T2">Big Data Stores</text:span></text:span><text:span text:style-name="T2"> :</text:span></text:p>
          <text:list>
            <text:list-item>
              <text:p text:style-name="P194"><text:soft-page-break/>Infrastructures de calcul et de stockage distribuées permettant de gérer et de traiter de très grands ensembles de données.</text:p>
            </text:list-item>
          </text:list>
        </text:list-item>
      </text:list>
      <text:h text:style-name="P32" text:outline-level="3">Importance des référentiels de données</text:h>
      <text:p text:style-name="P34">Les référentiels de données sont essentiels pour :</text:p>
      <text:list xml:id="list2703412285" text:style-name="L55">
        <text:list-item>
          <text:p text:style-name="P195">Isoler et organiser les données.</text:p>
        </text:list-item>
        <text:list-item>
          <text:p text:style-name="P195">Améliorer l'efficacité et la crédibilité des rapports et analyses.</text:p>
        </text:list-item>
        <text:list-item>
          <text:p text:style-name="P196">Servir d'archive de données.</text:p>
        </text:list-item>
      </text:list>
      <text:p text:style-name="P17"/>
      <text:p text:style-name="P17"/>
      <text:h text:style-name="P6" text:outline-level="3">Bases de Données Relationnelles</text:h>
      <text:list xml:id="list181008685" text:style-name="L56">
        <text:list-item>
          <text:p text:style-name="P260"><text:span text:style-name="Strong_20_Emphasis"><text:span text:style-name="T2">Définition</text:span></text:span><text:span text:style-name="T2"> :</text:span></text:p>
          <text:list>
            <text:list-item>
              <text:p text:style-name="P197">Une base de données relationnelle organise les données en tables reliées entre elles par des attributs communs. Chaque table contient des lignes (enregistrements) et des colonnes (attributs).</text:p>
            </text:list-item>
          </text:list>
        </text:list-item>
        <text:list-item>
          <text:p text:style-name="P260"><text:span text:style-name="Strong_20_Emphasis"><text:span text:style-name="T2">Exemple</text:span></text:span><text:span text:style-name="T2"> :</text:span></text:p>
          <text:list>
            <text:list-item>
              <text:p text:style-name="P261"><text:span text:style-name="T2">Une table </text:span><text:span text:style-name="Source_20_Text"><text:span text:style-name="T2">Clients</text:span></text:span><text:span text:style-name="T2"> pourrait contenir des informations comme l'ID de l'entreprise, le nom, l'adresse et le numéro de téléphone. Les transactions associées seraient stockées dans une table </text:span><text:span text:style-name="Source_20_Text"><text:span text:style-name="T2">Transactions</text:span></text:span><text:span text:style-name="T2"> liée par l'ID client.</text:span></text:p>
            </text:list-item>
          </text:list>
        </text:list-item>
        <text:list-item>
          <text:p text:style-name="P260"><text:span text:style-name="Strong_20_Emphasis"><text:span text:style-name="T2">Fonctionnalités</text:span></text:span><text:span text:style-name="T2"> :</text:span></text:p>
          <text:list>
            <text:list-item>
              <text:p text:style-name="P197">Les bases de données relationnelles permettent des requêtes complexes pour extraire et rapporter des données. Le langage SQL est utilisé pour interroger ces bases de données.</text:p>
            </text:list-item>
          </text:list>
        </text:list-item>
        <text:list-item>
          <text:p text:style-name="P260"><text:span text:style-name="Strong_20_Emphasis"><text:span text:style-name="T2">Types de Bases de Données</text:span></text:span><text:span text:style-name="T2"> :</text:span></text:p>
          <text:list>
            <text:list-item>
              <text:p text:style-name="P197">Les bases de données relationnelles (SGBDR) et non relationnelles (NoSQL) répondent à des besoins différents en fonction de la structure et du volume des données.</text:p>
            </text:list-item>
          </text:list>
        </text:list-item>
        <text:list-item>
          <text:p text:style-name="P260"><text:span text:style-name="Strong_20_Emphasis"><text:span text:style-name="T2">Avantages des SGBDR</text:span></text:span><text:span text:style-name="T2"> :</text:span></text:p>
          <text:list>
            <text:list-item>
              <text:p text:style-name="P261"><text:span text:style-name="Strong_20_Emphasis"><text:span text:style-name="T2">Flexibilité</text:span></text:span><text:span text:style-name="T2"> : Possibilité de modifier la structure de la base de données en cours d'utilisation.</text:span></text:p>
            </text:list-item>
            <text:list-item>
              <text:p text:style-name="P261"><text:span text:style-name="Strong_20_Emphasis"><text:span text:style-name="T2">Réduction de la redondance</text:span></text:span><text:span text:style-name="T2"> : Les données sont organisées de manière à éviter les duplications.</text:span></text:p>
            </text:list-item>
            <text:list-item>
              <text:p text:style-name="P261"><text:span text:style-name="Strong_20_Emphasis"><text:span text:style-name="T2">Sauvegarde et récupération faciles</text:span></text:span><text:span text:style-name="T2"> : Options d'exportation/importation pratiques.</text:span></text:p>
            </text:list-item>
            <text:list-item>
              <text:p text:style-name="P261"><text:soft-page-break/><text:span text:style-name="Strong_20_Emphasis"><text:span text:style-name="T2">Conformité aux normes ACID</text:span></text:span><text:span text:style-name="T2"> : Assure l'intégrité et la cohérence des données même en cas de défaillance.</text:span></text:p>
            </text:list-item>
          </text:list>
        </text:list-item>
        <text:list-item>
          <text:p text:style-name="P260"><text:span text:style-name="Strong_20_Emphasis"><text:span text:style-name="T2">Cas d'Utilisation</text:span></text:span><text:span text:style-name="T2"> :</text:span></text:p>
          <text:list>
            <text:list-item>
              <text:p text:style-name="P197">Traitement des transactions en ligne (OLTP), entrepôts de données (OLAP), et solutions IoT.</text:p>
            </text:list-item>
          </text:list>
        </text:list-item>
        <text:list-item>
          <text:p text:style-name="P260"><text:span text:style-name="Strong_20_Emphasis"><text:span text:style-name="T2">Limites</text:span></text:span><text:span text:style-name="T2"> :</text:span></text:p>
          <text:list>
            <text:list-item>
              <text:p text:style-name="P197">Moins efficace pour gérer des données non structurées ou semi-structurées.</text:p>
            </text:list-item>
            <text:list-item>
              <text:p text:style-name="P198">Contraintes de migration entre différentes SGBDR et limitations de longueur des champs de données.</text:p>
            </text:list-item>
          </text:list>
        </text:list-item>
      </text:list>
      <text:h text:style-name="P32" text:outline-level="3">Analyse</text:h>
      <text:p text:style-name="P34">Les bases de données relationnelles sont cruciales pour la gestion des données structurées, surtout dans les environnements commerciaux où l'intégrité des données et les capacités d'analyse sont essentielles. Bien qu'elles aient des limites face aux besoins croissants en matière de mégadonnées et de flexibilité des données, elles restent un choix populaire grâce à leur maturité, leur documentation et leur robustesse.</text:p>
      <text:p text:style-name="P17"/>
      <text:p text:style-name="P17"/>
      <text:p text:style-name="P10">Bases de données non-relationnelles</text:p>
      <text:h text:style-name="P19" text:outline-level="3">Qu'est-ce que NoSQL ?</text:h>
      <text:p text:style-name="Text_20_body"><text:span text:style-name="T2">NoSQL signifie « Not Only SQL » (pas seulement SQL) et fait référence à un type de base de données </text:span><text:span text:style-name="Strong_20_Emphasis"><text:span text:style-name="T2">non relationnelle</text:span></text:span><text:span text:style-name="T2">. Elles offrent une flexibilité de schéma pour le stockage et la récupération des données, adaptées aux besoins modernes en matière de cloud, de </text:span><text:span text:style-name="Strong_20_Emphasis"><text:span text:style-name="T2">mégadonnées</text:span></text:span><text:span text:style-name="T2"> et d'applications à fort volume. Les bases de données NoSQL sont conçues pour des modèles de données spécifiques et permettent le stockage de données </text:span><text:span text:style-name="Strong_20_Emphasis"><text:span text:style-name="T2">structurées</text:span></text:span><text:span text:style-name="T2">, </text:span><text:span text:style-name="Strong_20_Emphasis"><text:span text:style-name="T2">semi-structurées</text:span></text:span><text:span text:style-name="T2"> et </text:span><text:span text:style-name="Strong_20_Emphasis"><text:span text:style-name="T2">non structurées</text:span></text:span><text:span text:style-name="T2">.</text:span></text:p>
      <text:h text:style-name="P32" text:outline-level="3">Types de bases de données NoSQL</text:h>
      <text:list xml:id="list992728922" text:style-name="L57">
        <text:list-item>
          <text:p text:style-name="P262"><text:span text:style-name="Strong_20_Emphasis"><text:span text:style-name="T2">Base de données clé-valeur</text:span></text:span><text:span text:style-name="T2"> :</text:span></text:p>
          <text:list>
            <text:list-item>
              <text:p text:style-name="P199">Stocke des données sous forme de paires clé-valeur.</text:p>
            </text:list-item>
            <text:list-item>
              <text:p text:style-name="P199">Les clés sont des identifiants uniques.</text:p>
            </text:list-item>
            <text:list-item>
              <text:p text:style-name="P263"><text:span text:style-name="T2">Exemples : </text:span><text:span text:style-name="Strong_20_Emphasis"><text:span text:style-name="T2">Redis</text:span></text:span><text:span text:style-name="T2">, </text:span><text:span text:style-name="Strong_20_Emphasis"><text:span text:style-name="T2">Memcached</text:span></text:span><text:span text:style-name="T2">, </text:span><text:span text:style-name="Strong_20_Emphasis"><text:span text:style-name="T2">DynamoDB</text:span></text:span><text:span text:style-name="T2">.</text:span></text:p>
            </text:list-item>
            <text:list-item>
              <text:p text:style-name="P199">Utilisation : sessions utilisateur, recommandations en temps réel.</text:p>
            </text:list-item>
          </text:list>
        </text:list-item>
        <text:list-item>
          <text:p text:style-name="P262"><text:span text:style-name="Strong_20_Emphasis"><text:span text:style-name="T2">Base de données de documents</text:span></text:span><text:span text:style-name="T2"> :</text:span></text:p>
          <text:list>
            <text:list-item>
              <text:p text:style-name="P263"><text:soft-page-break/><text:span text:style-name="T2">Stocke les données dans des documents, souvent au format </text:span><text:span text:style-name="Strong_20_Emphasis"><text:span text:style-name="T2">JSON</text:span></text:span><text:span text:style-name="T2">.</text:span></text:p>
            </text:list-item>
            <text:list-item>
              <text:p text:style-name="P199">Permet une indexation flexible et des requêtes ad hoc.</text:p>
            </text:list-item>
            <text:list-item>
              <text:p text:style-name="P263"><text:span text:style-name="T2">Exemples : </text:span><text:span text:style-name="Strong_20_Emphasis"><text:span text:style-name="T2">MongoDB</text:span></text:span><text:span text:style-name="T2">, </text:span><text:span text:style-name="Strong_20_Emphasis"><text:span text:style-name="T2">CouchDB</text:span></text:span><text:span text:style-name="T2">, </text:span><text:span text:style-name="Strong_20_Emphasis"><text:span text:style-name="T2">Cloudant</text:span></text:span><text:span text:style-name="T2">.</text:span></text:p>
            </text:list-item>
            <text:list-item>
              <text:p text:style-name="P199">Utilisation : commerce électronique, dossiers médicaux.</text:p>
            </text:list-item>
          </text:list>
        </text:list-item>
        <text:list-item>
          <text:p text:style-name="P262"><text:span text:style-name="Strong_20_Emphasis"><text:span text:style-name="T2">Base de données par colonnes</text:span></text:span><text:span text:style-name="T2"> :</text:span></text:p>
          <text:list>
            <text:list-item>
              <text:p text:style-name="P199">Stocke les données en colonnes plutôt qu'en lignes.</text:p>
            </text:list-item>
            <text:list-item>
              <text:p text:style-name="P199">Optimisée pour l'accès rapide aux données groupées.</text:p>
            </text:list-item>
            <text:list-item>
              <text:p text:style-name="P263"><text:span text:style-name="T2">Exemples : </text:span><text:span text:style-name="Strong_20_Emphasis"><text:span text:style-name="T2">Cassandra</text:span></text:span><text:span text:style-name="T2">, </text:span><text:span text:style-name="Strong_20_Emphasis"><text:span text:style-name="T2">HBase</text:span></text:span><text:span text:style-name="T2">.</text:span></text:p>
            </text:list-item>
            <text:list-item>
              <text:p text:style-name="P199">Utilisation : systèmes d'écriture lourde, séries chronologiques.</text:p>
            </text:list-item>
          </text:list>
        </text:list-item>
        <text:list-item>
          <text:p text:style-name="P262"><text:span text:style-name="Strong_20_Emphasis"><text:span text:style-name="T2">Base de données graphiques</text:span></text:span><text:span text:style-name="T2"> :</text:span></text:p>
          <text:list>
            <text:list-item>
              <text:p text:style-name="P199">Représente les données sous forme de graphes (nœuds et relations).</text:p>
            </text:list-item>
            <text:list-item>
              <text:p text:style-name="P199">Idéale pour les données interconnectées.</text:p>
            </text:list-item>
            <text:list-item>
              <text:p text:style-name="P263"><text:span text:style-name="T2">Exemples : </text:span><text:span text:style-name="Strong_20_Emphasis"><text:span text:style-name="T2">Neo4J</text:span></text:span><text:span text:style-name="T2">, </text:span><text:span text:style-name="Strong_20_Emphasis"><text:span text:style-name="T2">CosmosDB</text:span></text:span><text:span text:style-name="T2">.</text:span></text:p>
            </text:list-item>
            <text:list-item>
              <text:p text:style-name="P200">Utilisation : réseaux sociaux, détection de fraudes.</text:p>
            </text:list-item>
          </text:list>
        </text:list-item>
      </text:list>
      <text:h text:style-name="P32" text:outline-level="3">Avantages des bases de données NoSQL</text:h>
      <text:list xml:id="list2887997846" text:style-name="L58">
        <text:list-item>
          <text:p text:style-name="P265"><text:span text:style-name="Strong_20_Emphasis"><text:span text:style-name="T2">Scalabilité</text:span></text:span><text:span text:style-name="T2"> : Capable de gérer de gros volumes de données en ajoutant facilement des nœuds.</text:span></text:p>
        </text:list-item>
        <text:list-item>
          <text:p text:style-name="P265"><text:span text:style-name="Strong_20_Emphasis"><text:span text:style-name="T2">Flexibilité</text:span></text:span><text:span text:style-name="T2"> : Pas de schéma rigide, permettant de manipuler des données variées.</text:span></text:p>
        </text:list-item>
        <text:list-item>
          <text:p text:style-name="P265"><text:span text:style-name="Strong_20_Emphasis"><text:span text:style-name="T2">Coût</text:span></text:span><text:span text:style-name="T2"> : Optimisées pour le matériel standard à faible coût.</text:span></text:p>
        </text:list-item>
        <text:list-item>
          <text:p text:style-name="P264"><text:span text:style-name="Strong_20_Emphasis"><text:span text:style-name="T2">Agilité</text:span></text:span><text:span text:style-name="T2"> : Permet des itérations rapides et une meilleure disponibilité.</text:span></text:p>
        </text:list-item>
      </text:list>
      <text:h text:style-name="P32" text:outline-level="3">Inconvénients par rapport aux bases de données relationnelles</text:h>
      <text:list xml:id="list4107563732" text:style-name="L59">
        <text:list-item>
          <text:p text:style-name="P267"><text:span text:style-name="Strong_20_Emphasis"><text:span text:style-name="T2">Transactions ACID</text:span></text:span><text:span text:style-name="T2"> : Les bases de données relationnelles garantissent des transactions fiables, tandis que NoSQL peut manquer de cette garantie. </text:span><text:span text:style-name="Strong_20_Emphasis"><text:span text:style-name="T2">ACID</text:span></text:span><text:span text:style-name="T2"> signifie </text:span><text:span text:style-name="Strong_20_Emphasis"><text:span text:style-name="T2">Atomicité</text:span></text:span><text:span text:style-name="T2">, </text:span><text:span text:style-name="Strong_20_Emphasis"><text:span text:style-name="T2">Cohérence</text:span></text:span><text:span text:style-name="T2">, </text:span><text:span text:style-name="Strong_20_Emphasis"><text:span text:style-name="T2">Isolation</text:span></text:span><text:span text:style-name="T2">, </text:span><text:span text:style-name="Strong_20_Emphasis"><text:span text:style-name="T2">Durabilité</text:span></text:span><text:span text:style-name="T2">.</text:span></text:p>
        </text:list-item>
        <text:list-item>
          <text:p text:style-name="P266"><text:span text:style-name="Strong_20_Emphasis"><text:span text:style-name="T2">Maturité</text:span></text:span><text:span text:style-name="T2"> : Les systèmes relationnels sont plus établis et documentés, tandis que NoSQL est une technologie plus récente.</text:span></text:p>
          <text:p text:style-name="P201"/>
        </text:list-item>
      </text:list>
      <text:p text:style-name="P21"><text:a xlink:type="simple" xlink:href="https://www.coursera.org/learn/introduction-to-data-engineering/lecture/xbxfN/etl-elt-and-data-pipelines#" text:style-name="Internet_20_link" text:visited-style-name="Visited_20_Internet_20_Link"><text:span text:style-name="T7">ETL, ELT et pipelines de données</text:span></text:a></text:p>
      <text:h text:style-name="P19" text:outline-level="3"><text:span text:style-name="Strong_20_Emphasis">ETL (Extraction, Transformation, Chargement)</text:span></text:h>
      <text:list xml:id="list3774699574" text:style-name="L60">
        <text:list-item>
          <text:p text:style-name="P62"><text:span text:style-name="Strong_20_Emphasis"><text:span text:style-name="T2">Objectif</text:span></text:span><text:span text:style-name="T2">: Convertir les données brutes en un format prêt pour l'analyse.</text:span></text:p>
        </text:list-item>
        <text:list-item>
          <text:p text:style-name="P62"><text:span text:style-name="Strong_20_Emphasis"><text:span text:style-name="T2">Processus</text:span></text:span><text:span text:style-name="T2">:</text:span></text:p>
          <text:list>
            <text:list-item>
              <text:p text:style-name="P62"><text:span text:style-name="Strong_20_Emphasis"><text:span text:style-name="T2">Extraction</text:span></text:span><text:span text:style-name="T2">: Collecte des données à partir de sources identifiées.</text:span></text:p>
              <text:list>
                <text:list-item>
                  <text:p text:style-name="P62"><text:span text:style-name="Strong_20_Emphasis"><text:span text:style-name="T2">Méthodes</text:span></text:span><text:span text:style-name="T2">:</text:span></text:p>
                  <text:list>
                    <text:list-item>
                      <text:p text:style-name="P124"><text:soft-page-break/>Traitement par lots : Données extraites à des intervalles planifiés (ex. : Stitch, Blendo).</text:p>
                    </text:list-item>
                    <text:list-item>
                      <text:p text:style-name="P124">Traitement en temps réel : Données extraites en continu (ex. : Apache Kafka, Apache Storm).</text:p>
                    </text:list-item>
                  </text:list>
                </text:list-item>
              </text:list>
            </text:list-item>
            <text:list-item>
              <text:p text:style-name="P62"><text:span text:style-name="Strong_20_Emphasis"><text:span text:style-name="T2">Transformation</text:span></text:span><text:span text:style-name="T2">: Application de règles pour rendre les données utilisables (normalisation des formats, suppression des doublons, etc.).</text:span></text:p>
            </text:list-item>
            <text:list-item>
              <text:p text:style-name="P63"><text:span text:style-name="Strong_20_Emphasis"><text:span text:style-name="T2">Chargement</text:span></text:span><text:span text:style-name="T2">: Transport des données vers un système cible, avec différentes méthodes de chargement (initial, incrémentiel, ou actualisation complète).</text:span></text:p>
            </text:list-item>
          </text:list>
        </text:list-item>
      </text:list>
      <text:h text:style-name="P38" text:outline-level="3"><text:span text:style-name="T2">2. </text:span><text:span text:style-name="Strong_20_Emphasis"><text:span text:style-name="T2">ELT (Extraction, Chargement, Transformation)</text:span></text:span></text:h>
      <text:list xml:id="list3991880833" text:style-name="L61">
        <text:list-item>
          <text:p text:style-name="P64"><text:span text:style-name="Strong_20_Emphasis"><text:span text:style-name="T2">Différence par rapport à l'ETL</text:span></text:span><text:span text:style-name="T2">: Les données sont chargées d'abord dans le système cible, puis les transformations sont appliquées.</text:span></text:p>
        </text:list-item>
        <text:list-item>
          <text:p text:style-name="P64"><text:span text:style-name="Strong_20_Emphasis"><text:span text:style-name="T2">Utilisation</text:span></text:span><text:span text:style-name="T2">: Idéal pour les lacs de données et le Big Data, car il permet d'ingérer rapidement de grandes quantités de données non structurées.</text:span></text:p>
        </text:list-item>
        <text:list-item>
          <text:p text:style-name="P64"><text:span text:style-name="Strong_20_Emphasis"><text:span text:style-name="T2">Avantages</text:span></text:span><text:span text:style-name="T2">:</text:span></text:p>
          <text:list>
            <text:list-item>
              <text:p text:style-name="P125">Cycle de livraison plus court.</text:p>
            </text:list-item>
            <text:list-item>
              <text:p text:style-name="P126">Plus de flexibilité pour les analystes, car les données peuvent être transformées selon les besoins d'analyse.</text:p>
            </text:list-item>
          </text:list>
        </text:list-item>
      </text:list>
      <text:h text:style-name="P38" text:outline-level="3"><text:span text:style-name="T2">3. </text:span><text:span text:style-name="Strong_20_Emphasis"><text:span text:style-name="T2">Pipelines de données</text:span></text:span></text:h>
      <text:list xml:id="list3086961203" text:style-name="L62">
        <text:list-item>
          <text:p text:style-name="P65"><text:span text:style-name="Strong_20_Emphasis"><text:span text:style-name="T2">Définition</text:span></text:span><text:span text:style-name="T2">: Terme général qui couvre tout le trajet des données entre source et destination.</text:span></text:p>
        </text:list-item>
        <text:list-item>
          <text:p text:style-name="P65"><text:span text:style-name="Strong_20_Emphasis"><text:span text:style-name="T2">Types</text:span></text:span><text:span text:style-name="T2">: Peuvent inclure des processus ETL et ELT, ainsi que des flux de données en temps réel.</text:span></text:p>
        </text:list-item>
        <text:list-item>
          <text:p text:style-name="P65"><text:span text:style-name="Strong_20_Emphasis"><text:span text:style-name="T2">Utilisation</text:span></text:span><text:span text:style-name="T2">: Souvent conçus pour traiter des volumes de données par lots ou en continu (ex. : données de capteurs).</text:span></text:p>
        </text:list-item>
        <text:list-item>
          <text:p text:style-name="P66"><text:span text:style-name="Strong_20_Emphasis"><text:span text:style-name="T2">Solutions populaires</text:span></text:span><text:span text:style-name="T2">: Apache Beam, AirFlow, DataFlow.</text:span></text:p>
        </text:list-item>
      </text:list>
      <text:p text:style-name="P20"/>
      <text:p text:style-name="P20"/>
      <text:h text:style-name="P8" text:outline-level="3">Facteurs à Considérer lors du Choix d'un Référentiel de Données :</text:h>
      <text:list xml:id="list1664534418" text:style-name="L63">
        <text:list-item>
          <text:p text:style-name="P67"><text:span text:style-name="Strong_20_Emphasis"><text:span text:style-name="T2">Cas d'utilisation</text:span></text:span><text:span text:style-name="T2"> :</text:span></text:p>
          <text:list>
            <text:list-item>
              <text:p text:style-name="P127">Déterminer l'objectif principal du référentiel : stockage d'informations structurées, semi-structurées ou non structurées.</text:p>
            </text:list-item>
            <text:list-item>
              <text:p text:style-name="P127">Analyser si le schéma des données est prédéfini ou non.</text:p>
            </text:list-item>
          </text:list>
        </text:list-item>
        <text:list-item>
          <text:p text:style-name="P67"><text:span text:style-name="Strong_20_Emphasis"><text:span text:style-name="T2">Exigences de Performance</text:span></text:span><text:span text:style-name="T2"> :</text:span></text:p>
          <text:list>
            <text:list-item>
              <text:p text:style-name="P127"><text:soft-page-break/>Considérer si l'on travaille avec des données au repos, en streaming ou en mouvement.</text:p>
            </text:list-item>
            <text:list-item>
              <text:p text:style-name="P127">Évaluer les besoins en termes de mise à jour et de fréquence de consultation des données.</text:p>
            </text:list-item>
          </text:list>
        </text:list-item>
        <text:list-item>
          <text:p text:style-name="P67"><text:span text:style-name="Strong_20_Emphasis"><text:span text:style-name="T2">Volume et Types de Données</text:span></text:span><text:span text:style-name="T2"> :</text:span></text:p>
          <text:list>
            <text:list-item>
              <text:p text:style-name="P127">Évaluer le volume de données et si un système de mégadonnées est nécessaire.</text:p>
            </text:list-item>
            <text:list-item>
              <text:p text:style-name="P127">Considérer les exigences de stockage et de sécurité (par exemple, cryptage des données).</text:p>
            </text:list-item>
          </text:list>
        </text:list-item>
        <text:list-item>
          <text:p text:style-name="P67"><text:span text:style-name="Strong_20_Emphasis"><text:span text:style-name="T2">Normes de l’Organisation</text:span></text:span><text:span text:style-name="T2"> :</text:span></text:p>
          <text:list>
            <text:list-item>
              <text:p text:style-name="P127">Prendre en compte les normes et les bases de données autorisées pour les différentes tâches.</text:p>
            </text:list-item>
          </text:list>
        </text:list-item>
        <text:list-item>
          <text:p text:style-name="P67"><text:span text:style-name="Strong_20_Emphasis"><text:span text:style-name="T2">Type d'Accès</text:span></text:span><text:span text:style-name="T2"> :</text:span></text:p>
          <text:list>
            <text:list-item>
              <text:p text:style-name="P127">Analyser les besoins en matière d'accès : requêtes à court ou long terme, utilisation pour des transactions ou pour de l'analyse.</text:p>
            </text:list-item>
          </text:list>
        </text:list-item>
        <text:list-item>
          <text:p text:style-name="P67"><text:span text:style-name="Strong_20_Emphasis"><text:span text:style-name="T2">Compatibilité</text:span></text:span><text:span text:style-name="T2"> :</text:span></text:p>
          <text:list>
            <text:list-item>
              <text:p text:style-name="P127">Vérifier la compatibilité du nouveau référentiel avec l'écosystème technologique existant (langages de programmation, outils, etc.).</text:p>
            </text:list-item>
          </text:list>
        </text:list-item>
        <text:list-item>
          <text:p text:style-name="P67"><text:span text:style-name="Strong_20_Emphasis"><text:span text:style-name="T2">Évolutivité</text:span></text:span><text:span text:style-name="T2"> :</text:span></text:p>
          <text:list>
            <text:list-item>
              <text:p text:style-name="P128">Évaluer si le référentiel pourra évoluer avec l'organisation.</text:p>
            </text:list-item>
          </text:list>
        </text:list-item>
      </text:list>
      <text:h text:style-name="P28" text:outline-level="3">Solutions Préférées et Coûts :</text:h>
      <text:list xml:id="list1105117146" text:style-name="L64">
        <text:list-item>
          <text:p text:style-name="P129">La vidéo mentionne que de nombreuses organisations n'utilisent pas un seul référentiel et ont plusieurs solutions préférées, comme des bases de données relationnelles d'entreprise, open source et non structurées.</text:p>
        </text:list-item>
        <text:list-item>
          <text:p text:style-name="P130">L'expertise en matière de technologies spécifiques (par exemple, Db2) peut influencer le choix du référentiel.</text:p>
        </text:list-item>
      </text:list>
      <text:h text:style-name="P28" text:outline-level="3">Plateformes d'Hébergement :</text:h>
      <text:list xml:id="list3163805747" text:style-name="L65">
        <text:list-item>
          <text:p text:style-name="P131">Le choix de la plateforme d'hébergement (par exemple, AWS, Google Cloud) joue également un rôle crucial dans la décision sur le référentiel de données.</text:p>
        </text:list-item>
      </text:list>
      <text:h text:style-name="P28" text:outline-level="3">Types de Bases de Données :</text:h>
      <text:list xml:id="list1144826416" text:style-name="L66">
        <text:list-item>
          <text:p text:style-name="P132">Une base de données relationnelle peut suffire pour la plupart des cas, mais d'autres types, comme MongoDB ou Cassandra, peuvent être nécessaires pour des volumes de données élevés.</text:p>
        </text:list-item>
        <text:list-item>
          <text:p text:style-name="P133"><text:soft-page-break/>Les bases de données graphiques (par exemple, Neo4J) sont recommandées pour des cas d'utilisation spécifiques, comme la modélisation des relations.</text:p>
        </text:list-item>
      </text:list>
      <text:p text:style-name="P20"/>
      <text:p text:style-name="P21"/>
      <text:p text:style-name="P25"><text:span text:style-name="Strong_20_Emphasis"><text:span text:style-name="T7">Définition de l'intégration des données</text:span></text:span><text:span text:style-name="T7"> :</text:span></text:p>
      <text:list xml:id="list111453593" text:style-name="L67">
        <text:list-item>
          <text:list>
            <text:list-header>
              <text:p text:style-name="P134">C'est une discipline qui englobe des pratiques, techniques et outils permettant d'ingérer, transformer, combiner et fournir des données de différents types.</text:p>
            </text:list-header>
          </text:list>
        </text:list-item>
        <text:list-item>
          <text:p text:style-name="P68"><text:span text:style-name="Strong_20_Emphasis"><text:span text:style-name="T2">Scénarios d'utilisation</text:span></text:span><text:span text:style-name="T2"> :</text:span></text:p>
          <text:list>
            <text:list-item>
              <text:p text:style-name="P135">Comprend la cohérence des données entre applications, la gestion des données de référence, le partage entre entreprises, et la migration/consolidation des données.</text:p>
            </text:list-item>
          </text:list>
        </text:list-item>
        <text:list-item>
          <text:p text:style-name="P68"><text:span text:style-name="Strong_20_Emphasis"><text:span text:style-name="T2">Processus ETL et pipelines de données</text:span></text:span><text:span text:style-name="T2"> :</text:span></text:p>
          <text:list>
            <text:list-item>
              <text:p text:style-name="P135">L'intégration des données se fait souvent via un pipeline de données, qui couvre le parcours complet des données des systèmes source aux systèmes de destination.</text:p>
            </text:list-item>
            <text:list-item>
              <text:p text:style-name="P135">L'ETL (Extraction, Transformation, Chargement) est une composante intégrée de ce processus.</text:p>
            </text:list-item>
          </text:list>
        </text:list-item>
        <text:list-item>
          <text:p text:style-name="P68"><text:span text:style-name="Strong_20_Emphasis"><text:span text:style-name="T2">Caractéristiques des solutions modernes</text:span></text:span><text:span text:style-name="T2"> :</text:span></text:p>
          <text:list>
            <text:list-item>
              <text:p text:style-name="P69"><text:span text:style-name="Strong_20_Emphasis"><text:span text:style-name="T2">Connecteurs prédéfinis</text:span></text:span><text:span text:style-name="T2"> : Pour se connecter à diverses sources de données (bases de données, fichiers, API, etc.).</text:span></text:p>
            </text:list-item>
            <text:list-item>
              <text:p text:style-name="P69"><text:span text:style-name="Strong_20_Emphasis"><text:span text:style-name="T2">Architecture open source</text:span></text:span><text:span text:style-name="T2"> : Pour plus de flexibilité.</text:span></text:p>
            </text:list-item>
            <text:list-item>
              <text:p text:style-name="P69"><text:span text:style-name="Strong_20_Emphasis"><text:span text:style-name="T2">Optimisation pour le traitement à grande échelle</text:span></text:span><text:span text:style-name="T2"> : Gère les données en batch et les flux continus.</text:span></text:p>
            </text:list-item>
            <text:list-item>
              <text:p text:style-name="P69"><text:span text:style-name="Strong_20_Emphasis"><text:span text:style-name="T2">Soutien aux Big Data</text:span></text:span><text:span text:style-name="T2"> : De plus en plus crucial dans le choix des plateformes.</text:span></text:p>
            </text:list-item>
            <text:list-item>
              <text:p text:style-name="P69"><text:span text:style-name="Strong_20_Emphasis"><text:span text:style-name="T2">Portabilité</text:span></text:span><text:span text:style-name="T2"> : Permet une exécution dans divers environnements cloud.</text:span></text:p>
            </text:list-item>
            <text:list-item>
              <text:p text:style-name="P69"><text:span text:style-name="Strong_20_Emphasis"><text:span text:style-name="T2">Outils adaptés aux exigences de qualité et sécurité des données</text:span></text:span><text:span text:style-name="T2">.</text:span></text:p>
            </text:list-item>
          </text:list>
        </text:list-item>
        <text:list-item>
          <text:p text:style-name="P68"><text:span text:style-name="Strong_20_Emphasis"><text:span text:style-name="T2">Outils et plateformes d'intégration</text:span></text:span><text:span text:style-name="T2"> :</text:span></text:p>
          <text:list>
            <text:list-item>
              <text:p text:style-name="P135">Fournisseurs tels qu'IBM, Talend, SAP, Oracle, Microsoft, etc., proposent des outils variés.</text:p>
            </text:list-item>
            <text:list-item>
              <text:p text:style-name="P135">Les frameworks open source comme Dell Boomi, Jitterbit et SnapLogic sont également disponibles.</text:p>
            </text:list-item>
            <text:list-item>
              <text:p text:style-name="P135">L'iPaaS (Integration Platform as a Service) est en pleine expansion.</text:p>
            </text:list-item>
          </text:list>
        </text:list-item>
        <text:list-item>
          <text:p text:style-name="P68"><text:span text:style-name="Strong_20_Emphasis"><text:span text:style-name="T2">Évolution de l'espace d'intégration des données</text:span></text:span><text:span text:style-name="T2"> :</text:span></text:p>
          <text:list>
            <text:list-item>
              <text:p text:style-name="P136"><text:soft-page-break/>L'intégration des données continue d'évoluer avec l'adoption de nouvelles technologies et l'augmentation de la variété et du volume des données, influençant ainsi les décisions commerciales.</text:p>
            </text:list-item>
          </text:list>
        </text:list-item>
      </text:list>
      <text:p text:style-name="P23"/>
      <text:p text:style-name="P23"/>
      <text:h text:style-name="P24" text:outline-level="3"><text:span text:style-name="Strong_20_Emphasis"><text:span text:style-name="T7">Introduction aux Mégadonnées</text:span></text:span></text:h>
      <text:p text:style-name="P25"><text:span text:style-name="Strong_20_Emphasis"><text:span text:style-name="T7"/></text:span></text:p>
      <text:list xml:id="list40501507" text:style-name="L68">
        <text:list-item>
          <text:p text:style-name="P70"><text:span text:style-name="Strong_20_Emphasis"><text:span text:style-name="T2">Définition</text:span></text:span><text:span text:style-name="T2"> : Les mégadonnées sont des volumes de données dynamiques, importants et disparates créés par des personnes, des outils et des machines, nécessitant des technologies évolutives pour leur collecte, hébergement et traitement.</text:span></text:p>
        </text:list-item>
        <text:list-item>
          <text:p text:style-name="P70"><text:span text:style-name="Strong_20_Emphasis"><text:span text:style-name="T2">Les 5 V des Mégadonnées</text:span></text:span><text:span text:style-name="T2"> :</text:span></text:p>
          <text:list>
            <text:list-item>
              <text:p text:style-name="P70"><text:span text:style-name="Strong_20_Emphasis"><text:span text:style-name="T2">Vélocité</text:span></text:span><text:span text:style-name="T2"> : Rapidité d'accumulation des données, avec des flux continus comme les vidéos mises en ligne sur YouTube.</text:span></text:p>
            </text:list-item>
            <text:list-item>
              <text:p text:style-name="P70"><text:span text:style-name="Strong_20_Emphasis"><text:span text:style-name="T2">Volume</text:span></text:span><text:span text:style-name="T2"> : Échelle des données stockées, par exemple, environ 2,5 quintillions d'octets de données générées chaque jour par les appareils numériques.</text:span></text:p>
            </text:list-item>
            <text:list-item>
              <text:p text:style-name="P70"><text:span text:style-name="Strong_20_Emphasis"><text:span text:style-name="T2">Variété</text:span></text:span><text:span text:style-name="T2"> : Diversité des types de données (textes, images, vidéos, données de santé, etc.) provenant de diverses sources.</text:span></text:p>
            </text:list-item>
            <text:list-item>
              <text:p text:style-name="P70"><text:span text:style-name="Strong_20_Emphasis"><text:span text:style-name="T2">Véracité</text:span></text:span><text:span text:style-name="T2"> : Qualité et origine des données, avec un fort pourcentage de données non structurées (80%).</text:span></text:p>
            </text:list-item>
            <text:list-item>
              <text:p text:style-name="P71"><text:span text:style-name="Strong_20_Emphasis"><text:span text:style-name="T2">Valeur</text:span></text:span><text:span text:style-name="T2"> : Capacité à transformer les données en valeur, y compris des bénéfices médicaux ou sociaux.</text:span></text:p>
            </text:list-item>
          </text:list>
        </text:list-item>
      </text:list>
      <text:h text:style-name="P38" text:outline-level="3"><text:span text:style-name="Strong_20_Emphasis"><text:span text:style-name="T2">Outils et Technologies</text:span></text:span></text:h>
      <text:list xml:id="list944830156" text:style-name="L69">
        <text:list-item>
          <text:p text:style-name="P137">Les professionnels de l'ingénierie des données utilisent une variété d'outils pour gérer les données, notamment :</text:p>
          <text:list>
            <text:list-item>
              <text:p text:style-name="P72"><text:span text:style-name="Strong_20_Emphasis"><text:span text:style-name="T2">Bases de données</text:span></text:span><text:span text:style-name="T2"> : RDBMS comme MySQL, NoSQL comme MongoDB, et bases de données de graphes comme Neo4J.</text:span></text:p>
            </text:list-item>
            <text:list-item>
              <text:p text:style-name="P72"><text:span text:style-name="Strong_20_Emphasis"><text:span text:style-name="T2">Outils d'analyse et de traitement</text:span></text:span><text:span text:style-name="T2"> : Apache Spark pour les mégadonnées, Kafka pour les données en streaming, et Talend pour les processus ETL (Extraction, Transformation, Chargement).</text:span></text:p>
            </text:list-item>
            <text:list-item>
              <text:p text:style-name="P72"><text:span text:style-name="Strong_20_Emphasis"><text:span text:style-name="T2">Stockage Cloud</text:span></text:span><text:span text:style-name="T2"> : AWS S3 pour le stockage et AWS Redshift pour l'entreposage des données.</text:span></text:p>
            </text:list-item>
            <text:list-item>
              <text:p text:style-name="P73"><text:span text:style-name="Strong_20_Emphasis"><text:span text:style-name="T2">Outils d'orchestration</text:span></text:span><text:span text:style-name="T2"> : Apache Airflow pour gérer les workflows de données.</text:span></text:p>
            </text:list-item>
          </text:list>
        </text:list-item>
      </text:list>
      <text:h text:style-name="P38" text:outline-level="3"><text:soft-page-break/><text:span text:style-name="Strong_20_Emphasis"><text:span text:style-name="T2">Défis et Opportunités</text:span></text:span></text:h>
      <text:list xml:id="list3289327025" text:style-name="L70">
        <text:list-item>
          <text:p text:style-name="P138">Les data scientists font face à des défis liés à l'analyse de grandes quantités de données, nécessitant des outils puissants qui exploitent la puissance de calcul distribuée, comme Hadoop et son écosystème.</text:p>
        </text:list-item>
        <text:list-item>
          <text:p text:style-name="P139">Ces outils permettent aux organisations de mieux comprendre leurs clients et d'améliorer leurs services en exploitant les données générées par divers appareils connectés.</text:p>
        </text:list-item>
      </text:list>
      <text:p text:style-name="P23"/>
      <text:p text:style-name="P23"/>
      <text:h text:style-name="P1" text:outline-level="1">Outils de traitement des données massives (Big Data) : Hadoop, HDFS, Hive et Spark</text:h>
      <text:h text:style-name="P22" text:outline-level="3">1. Apache Hadoop</text:h>
      <text:p text:style-name="P30">Hadoop est un cadre open source conçu pour le stockage et le traitement distribué de grandes quantités de données. Il repose sur plusieurs composants, parmi lesquels :</text:p>
      <text:list xml:id="list3477367799" text:style-name="L71">
        <text:list-item>
          <text:p text:style-name="P74"><text:span text:style-name="Strong_20_Emphasis"><text:span text:style-name="T2">Hadoop Distributed File System (HDFS)</text:span></text:span><text:span text:style-name="T2"> : Un système de fichiers distribué qui permet de stocker des données sur plusieurs machines. HDFS divise les fichiers volumineux en blocs et les répartit sur plusieurs nœuds, permettant ainsi un accès parallèle et une tolérance aux pannes grâce à la réplication des données.</text:span></text:p>
        </text:list-item>
        <text:list-item>
          <text:p text:style-name="P140">Hadoop permet également d'intégrer des données de différents formats (structurées, semi-structurées, et non structurées) et de fournir un accès en libre-service en temps réel aux utilisateurs.</text:p>
        </text:list-item>
      </text:list>
      <text:h text:style-name="P28" text:outline-level="3">2. Apache Hive</text:h>
      <text:p text:style-name="P30">Hive est un entrepôt de données construit sur Hadoop, conçu pour la lecture, l'écriture et la gestion de gros fichiers de données. Bien qu'il soit basé sur Hadoop, il présente quelques limitations :</text:p>
      <text:list xml:id="list2097562951" text:style-name="L72">
        <text:list-item>
          <text:p text:style-name="P75"><text:span text:style-name="Strong_20_Emphasis"><text:span text:style-name="T2">Latence élevée</text:span></text:span><text:span text:style-name="T2"> : Les requêtes peuvent prendre du temps en raison de la nature séquentielle des scans de données. Hive est donc moins adapté aux applications nécessitant des temps de réponse rapides.</text:span></text:p>
        </text:list-item>
        <text:list-item>
          <text:p text:style-name="P76"><text:span text:style-name="Strong_20_Emphasis"><text:span text:style-name="T2">Pas de traitement transactionnel</text:span></text:span><text:span text:style-name="T2"> : Hive est principalement utilisé pour des tâches telles que l’ETL (Extract, Transform, Load), le reporting et l’analyse des données, plutôt que pour des transactions nécessitant de nombreuses écritures.</text:span></text:p>
        </text:list-item>
      </text:list>
      <text:h text:style-name="P28" text:outline-level="3"><text:soft-page-break/>3. Apache Spark</text:h>
      <text:p text:style-name="P30">Spark est un moteur de traitement de données à usage général qui permet d'extraire et de traiter de grands volumes de données. Il se distingue par :</text:p>
      <text:list xml:id="list1222913053" text:style-name="L73">
        <text:list-item>
          <text:p text:style-name="P77"><text:span text:style-name="Strong_20_Emphasis"><text:span text:style-name="T2">Traitement en mémoire</text:span></text:span><text:span text:style-name="T2"> : Spark peut effectuer des calculs plus rapidement en stockant les données dans la mémoire, ce qui réduit le besoin d'écriture sur le disque.</text:span></text:p>
        </text:list-item>
        <text:list-item>
          <text:p text:style-name="P77"><text:span text:style-name="Strong_20_Emphasis"><text:span text:style-name="T2">Polyvalence</text:span></text:span><text:span text:style-name="T2"> : Il supporte plusieurs langages de programmation (Java, Scala, Python, R, SQL) et peut fonctionner avec différentes infrastructures, y compris Hadoop, tout en accédant à diverses sources de données comme HDFS et Hive.</text:span></text:p>
        </text:list-item>
        <text:list-item>
          <text:p text:style-name="P78"><text:span text:style-name="Strong_20_Emphasis"><text:span text:style-name="T2">Traitement des flux en temps réel</text:span></text:span><text:span text:style-name="T2"> : Spark est particulièrement efficace pour traiter des données en temps réel et effectuer des analyses complexes.</text:span></text:p>
        </text:list-item>
      </text:list>
      <text:p text:style-name="P23"/>
      <text:p text:style-name="P23"/>
      <text:h text:style-name="P1" text:outline-level="1">Points de vue : Impact du Big Data sur l'ingénierie des données</text:h>
      <text:p text:style-name="P23"><text:span text:style-name="Strong_20_Emphasis"/></text:p>
      <text:h text:style-name="Heading_20_4" text:outline-level="4"><text:span text:style-name="Strong_20_Emphasis"><text:span text:style-name="T2">1. Les 4 V du Big Data</text:span></text:span></text:h>
      <text:list xml:id="list4213764973" text:style-name="L74">
        <text:list-item>
          <text:p text:style-name="P268"><text:span text:style-name="Strong_20_Emphasis"><text:span text:style-name="T2">Vitesse</text:span></text:span><text:span text:style-name="T2">, </text:span><text:span text:style-name="Strong_20_Emphasis"><text:span text:style-name="T2">Véracité</text:span></text:span><text:span text:style-name="T2">, </text:span><text:span text:style-name="Strong_20_Emphasis"><text:span text:style-name="T2">Volume</text:span></text:span><text:span text:style-name="T2">, et </text:span><text:span text:style-name="Strong_20_Emphasis"><text:span text:style-name="T2">Variété</text:span></text:span><text:span text:style-name="T2"> : Ce sont les quatre caractéristiques clés du Big Data.</text:span></text:p>
        </text:list-item>
        <text:list-item>
          <text:p text:style-name="P202">Ces caractéristiques ont transformé le domaine de l'ingénierie des données en le rendant plus diversifié et riche.</text:p>
        </text:list-item>
      </text:list>
      <text:h text:style-name="Heading_20_4" text:outline-level="4"><text:span text:style-name="Strong_20_Emphasis"><text:span text:style-name="T2">2. La collecte et l'analyse des données</text:span></text:span></text:h>
      <text:list xml:id="list2635870054" text:style-name="L75">
        <text:list-item>
          <text:p text:style-name="P203">Avec l'augmentation des données collectées par les organisations, il devient essentiel de les comprendre et d'en tirer des enseignements.</text:p>
        </text:list-item>
        <text:list-item>
          <text:p text:style-name="P204">Cela a créé une énorme opportunité pour le développement de nouvelles technologies et une forte demande de professionnels qualifiés en Big Data.</text:p>
        </text:list-item>
      </text:list>
      <text:h text:style-name="Heading_20_4" text:outline-level="4"><text:span text:style-name="Strong_20_Emphasis"><text:span text:style-name="T2">3. Avant l'ère de l'Internet des Objets (IoT)</text:span></text:span></text:h>
      <text:list xml:id="list2604522615" text:style-name="L76">
        <text:list-item>
          <text:p text:style-name="P205">Avant l'ère de l'IoT et des réseaux sociaux, les données étaient souvent saisies manuellement à un rythme lent.</text:p>
        </text:list-item>
        <text:list-item>
          <text:p text:style-name="P206">Les bases de données relationnelles (SGBDR) classiques étaient suffisantes pour gérer ces volumes limités de données.</text:p>
        </text:list-item>
      </text:list>
      <text:h text:style-name="Heading_20_4" text:outline-level="4"><text:span text:style-name="Strong_20_Emphasis"><text:span text:style-name="T2">4. L'évolution des sources de données</text:span></text:span></text:h>
      <text:list xml:id="list2944259191" text:style-name="L77">
        <text:list-item>
          <text:p text:style-name="P207">L'avènement des gadgets connectés et des API a changé la nature des données, augmentant la variété et le volume.</text:p>
        </text:list-item>
        <text:list-item>
          <text:p text:style-name="P208"><text:soft-page-break/>Les systèmes traditionnels de gestion de bases de données relationnelles (SGBDR) ne suffisent plus à gérer cette complexité.</text:p>
        </text:list-item>
      </text:list>
      <text:h text:style-name="Heading_20_4" text:outline-level="4"><text:span text:style-name="Strong_20_Emphasis"><text:span text:style-name="T2">5. Nouvelles technologies pour le Big Data</text:span></text:span></text:h>
      <text:list xml:id="list3871270619" text:style-name="L78">
        <text:list-item>
          <text:p text:style-name="P209">Les ingénieurs de données ont dû créer et adopter de nouvelles technologies telles que :</text:p>
          <text:list>
            <text:list-item>
              <text:p text:style-name="P270"><text:span text:style-name="Strong_20_Emphasis"><text:span text:style-name="T2">Google BigTable</text:span></text:span></text:p>
            </text:list-item>
            <text:list-item>
              <text:p text:style-name="P270"><text:span text:style-name="Strong_20_Emphasis"><text:span text:style-name="T2">Cassandra</text:span></text:span></text:p>
            </text:list-item>
            <text:list-item>
              <text:p text:style-name="P270"><text:span text:style-name="Strong_20_Emphasis"><text:span text:style-name="T2">Bases de données orientées graphes</text:span></text:span></text:p>
            </text:list-item>
            <text:list-item>
              <text:p text:style-name="P269"><text:span text:style-name="Strong_20_Emphasis"><text:span text:style-name="T2">Hadoop</text:span></text:span><text:span text:style-name="T2"> et </text:span><text:span text:style-name="Strong_20_Emphasis"><text:span text:style-name="T2">MapReduce</text:span></text:span><text:span text:style-name="T2"> pour analyser de grands volumes de données (pétaoctets).</text:span></text:p>
            </text:list-item>
          </text:list>
        </text:list-item>
      </text:list>
      <text:h text:style-name="Heading_20_4" text:outline-level="4"><text:span text:style-name="Strong_20_Emphasis"><text:span text:style-name="T2">6. Le stockage des données</text:span></text:span></text:h>
      <text:list xml:id="list1027701677" text:style-name="L79">
        <text:list-item>
          <text:p text:style-name="P210">Le Big Data a modifié la perception du stockage. Aujourd'hui, l'espace disque n'est plus une contrainte majeure.</text:p>
        </text:list-item>
        <text:list-item>
          <text:p text:style-name="P211">Les entreprises sont prêtes à stocker d'énormes quantités de données, grâce à des technologies évolutives et économiques.</text:p>
        </text:list-item>
      </text:list>
      <text:h text:style-name="Heading_20_4" text:outline-level="4"><text:span text:style-name="Strong_20_Emphasis"><text:span text:style-name="T2">7. Données non structurées</text:span></text:span></text:h>
      <text:list xml:id="list1580695210" text:style-name="L80">
        <text:list-item>
          <text:p text:style-name="P272"><text:span text:style-name="T2">Le Big Data inclut également des </text:span><text:span text:style-name="Strong_20_Emphasis"><text:span text:style-name="T2">données non structurées</text:span></text:span><text:span text:style-name="T2"> (texte, vidéos, images, etc.), qui ne sont pas toujours gérées par les bases de données traditionnelles.</text:span></text:p>
        </text:list-item>
        <text:list-item>
          <text:p text:style-name="P271"><text:span text:style-name="T2">Ces données non structurées sont souvent stockées dans des systèmes comme </text:span><text:span text:style-name="Strong_20_Emphasis"><text:span text:style-name="T2">MongoDB</text:span></text:span><text:span text:style-name="T2">.</text:span></text:p>
        </text:list-item>
      </text:list>
      <text:p text:style-name="P23"/>
      <text:p text:style-name="P23"/>
      <text:p text:style-name="P25"/>
      <text:h text:style-name="P1" text:outline-level="1">L'architecture de la plate-forme de données</text:h>
      <text:h text:style-name="P22" text:outline-level="3">1. <text:span text:style-name="Strong_20_Emphasis">Couche d'Ingestion ou de Collecte de Données</text:span></text:h>
      <text:p text:style-name="P40"><text:span text:style-name="T2">Cette couche </text:span><text:span text:style-name="Strong_20_Emphasis"><text:span text:style-name="T2">récupère les données</text:span></text:span><text:span text:style-name="T2"> des systèmes sources (en streaming ou par lots) et les transfère vers la plateforme de données. Elle se charge aussi de conserver des informations sur les données collectées, comme la quantité de données ou la source.</text:span></text:p>
      <text:p text:style-name="P40"><text:span text:style-name="Strong_20_Emphasis"><text:span text:style-name="T2">Exemples d'outils</text:span></text:span><text:span text:style-name="T2"> : Google Cloud DataFlow, IBM Streams, Apache Kafka.</text:span></text:p>
      <text:h text:style-name="P38" text:outline-level="3"><text:soft-page-break/><text:span text:style-name="T2">2. </text:span><text:span text:style-name="Strong_20_Emphasis"><text:span text:style-name="T2">Couche de Stockage et d'Intégration des Données</text:span></text:span></text:h>
      <text:p text:style-name="P40"><text:span text:style-name="T2">Une fois ingérées, les données sont stockées de façon à être utilisées à long terme. Cette couche permet de </text:span><text:span text:style-name="Strong_20_Emphasis"><text:span text:style-name="T2">transformer, fusionner et rendre les données accessibles</text:span></text:span><text:span text:style-name="T2"> pour le traitement en streaming ou par lots. Le stockage doit être fiable, évolutif et performant.</text:span></text:p>
      <text:p text:style-name="P42"><text:span text:style-name="Strong_20_Emphasis"><text:span text:style-name="T2">Exemples de bases de données relationnelles</text:span></text:span><text:span text:style-name="T2"> : MySQL, PostgreSQL.<text:line-break/></text:span><text:span text:style-name="Strong_20_Emphasis"><text:span text:style-name="T2">Bases de données cloud</text:span></text:span><text:span text:style-name="T2"> : Amazon RDS, Google Cloud SQL.<text:line-break/></text:span><text:span text:style-name="Strong_20_Emphasis"><text:span text:style-name="T2">Bases NoSQL</text:span></text:span><text:span text:style-name="T2"> : MongoDB, Cassandra.<text:line-break/></text:span><text:span text:style-name="Strong_20_Emphasis"><text:span text:style-name="T2">Outils d'intégration</text:span></text:span><text:span text:style-name="T2"> : IBM Cloud Pak for Data, Talend.</text:span></text:p>
      <text:h text:style-name="P38" text:outline-level="3"><text:span text:style-name="T2">3. </text:span><text:span text:style-name="Strong_20_Emphasis"><text:span text:style-name="T2">Couche de Traitement des Données</text:span></text:span></text:h>
      <text:p text:style-name="P40"><text:span text:style-name="T2">Cette couche applique des </text:span><text:span text:style-name="Strong_20_Emphasis"><text:span text:style-name="T2">transformations</text:span></text:span><text:span text:style-name="T2"> sur les données, telles que la structuration, la normalisation, la dénormalisation et le nettoyage des données pour les rendre prêtes à l'analyse. Le traitement peut se faire en batch ou en temps réel.</text:span></text:p>
      <text:p text:style-name="P40"><text:span text:style-name="Strong_20_Emphasis"><text:span text:style-name="T2">Outils de traitement</text:span></text:span><text:span text:style-name="T2"> : Apache Spark, Python, R.</text:span></text:p>
      <text:h text:style-name="P38" text:outline-level="3"><text:span text:style-name="T2">4. </text:span><text:span text:style-name="Strong_20_Emphasis"><text:span text:style-name="T2">Couche d'Analyse et d'Interface Utilisateur</text:span></text:span></text:h>
      <text:p text:style-name="P40"><text:span text:style-name="T2">Les données transformées sont ensuite </text:span><text:span text:style-name="Strong_20_Emphasis"><text:span text:style-name="T2">mises à disposition des utilisateurs</text:span></text:span><text:span text:style-name="T2"> via des tableaux de bord ou des rapports interactifs. Les analystes, data scientists et autres applications peuvent exploiter ces données pour des cas d’utilisation spécifiques.</text:span></text:p>
      <text:p text:style-name="P40"><text:span text:style-name="Strong_20_Emphasis"><text:span text:style-name="T2">Exemples d'outils</text:span></text:span><text:span text:style-name="T2"> : Tableau, Power BI, Jupyter Notebooks.</text:span></text:p>
      <text:h text:style-name="P38" text:outline-level="3"><text:span text:style-name="T2">5. </text:span><text:span text:style-name="Strong_20_Emphasis"><text:span text:style-name="T2">Couche Data Pipeline</text:span></text:span></text:h>
      <text:p text:style-name="P40"><text:span text:style-name="T2">Cette couche couvre plusieurs autres couches en assurant le </text:span><text:span text:style-name="Strong_20_Emphasis"><text:span text:style-name="T2">pipeline des données</text:span></text:span><text:span text:style-name="T2">, c’est-à-dire la manière dont les données circulent et sont traitées en continu.</text:span></text:p>
      <text:p text:style-name="P40"><text:span text:style-name="Strong_20_Emphasis"><text:span text:style-name="T2">Outils de pipeline</text:span></text:span><text:span text:style-name="T2"> : Apache Airflow, DataFlow.</text:span></text:p>
      <text:p text:style-name="P31"/>
      <text:p text:style-name="P23"/>
      <text:h text:style-name="P24" text:outline-level="3"><text:span text:style-name="Strong_20_Emphasis"><text:span text:style-name="T7">Conception d'un magasin de données</text:span></text:span></text:h>
      <text:h text:style-name="Heading_20_4" text:outline-level="4"><text:span text:style-name="Strong_20_Emphasis"><text:span text:style-name="T2">1. Définition d'un magasin de données</text:span></text:span></text:h>
      <text:p text:style-name="P34">Un magasin de données, ou référentiel de données, est un ensemble de données collectées, organisées et isolées pour être utilisées dans les opérations commerciales, les rapports ou l'analyse de données. Il peut prendre plusieurs formes :</text:p>
      <text:list xml:id="list2296520741" text:style-name="L81">
        <text:list-item>
          <text:p text:style-name="P274"><text:span text:style-name="Strong_20_Emphasis"><text:span text:style-name="T2">Bases de données</text:span></text:span></text:p>
        </text:list-item>
        <text:list-item>
          <text:p text:style-name="P274"><text:span text:style-name="Strong_20_Emphasis"><text:span text:style-name="T2">Entrepôt de données</text:span></text:span></text:p>
        </text:list-item>
        <text:list-item>
          <text:p text:style-name="P274"><text:soft-page-break/><text:span text:style-name="Strong_20_Emphasis"><text:span text:style-name="T2">Lac de données</text:span></text:span></text:p>
        </text:list-item>
        <text:list-item>
          <text:p text:style-name="P273"><text:span text:style-name="Strong_20_Emphasis"><text:span text:style-name="T2">Référentiel de mégadonnées</text:span></text:span></text:p>
        </text:list-item>
      </text:list>
      <text:h text:style-name="Heading_20_4" text:outline-level="4"><text:span text:style-name="Strong_20_Emphasis"><text:span text:style-name="T2">2. Types de bases de données</text:span></text:span></text:h>
      <text:list xml:id="list488986477" text:style-name="L82">
        <text:list-item>
          <text:p text:style-name="P275"><text:span text:style-name="Strong_20_Emphasis"><text:span text:style-name="T2">Relationnelles (SGBDR)</text:span></text:span><text:span text:style-name="T2"> : adaptées aux données structurées avec un schéma bien défini.</text:span></text:p>
        </text:list-item>
        <text:list-item>
          <text:p text:style-name="P275"><text:span text:style-name="Strong_20_Emphasis"><text:span text:style-name="T2">Non relationnelles (NoSQL)</text:span></text:span><text:span text:style-name="T2"> : idéales pour les données semi-structurées et non structurées, et se divisent en quatre types :</text:span></text:p>
          <text:list>
            <text:list-item>
              <text:p text:style-name="P212">Clé-valeur</text:p>
            </text:list-item>
            <text:list-item>
              <text:p text:style-name="P212">Document</text:p>
            </text:list-item>
            <text:list-item>
              <text:p text:style-name="P212">Colonne</text:p>
            </text:list-item>
            <text:list-item>
              <text:p text:style-name="P213">Graphe</text:p>
            </text:list-item>
          </text:list>
        </text:list-item>
      </text:list>
      <text:h text:style-name="Heading_20_4" text:outline-level="4"><text:span text:style-name="Strong_20_Emphasis"><text:span text:style-name="T2">3. Volume et échelle des données</text:span></text:span></text:h>
      <text:list xml:id="list3631976181" text:style-name="L83">
        <text:list-item>
          <text:p text:style-name="P277"><text:span text:style-name="Strong_20_Emphasis"><text:span text:style-name="T2">Lac de données</text:span></text:span><text:span text:style-name="T2"> : pour stocker de grands volumes de données brutes dans leur format natif.</text:span></text:p>
        </text:list-item>
        <text:list-item>
          <text:p text:style-name="P276"><text:span text:style-name="Strong_20_Emphasis"><text:span text:style-name="T2">Référentiel de mégadonnées</text:span></text:span><text:span text:style-name="T2"> : conçu pour traiter de gros volumes de données distribuées nécessitant un traitement rapide et parallèle.</text:span></text:p>
        </text:list-item>
      </text:list>
      <text:h text:style-name="Heading_20_4" text:outline-level="4"><text:span text:style-name="Strong_20_Emphasis"><text:span text:style-name="T2">4. Utilisation des données</text:span></text:span></text:h>
      <text:p text:style-name="P34">La conception du magasin de données dépend de son utilisation :</text:p>
      <text:list xml:id="list4276378275" text:style-name="L84">
        <text:list-item>
          <text:p text:style-name="P279"><text:span text:style-name="Strong_20_Emphasis"><text:span text:style-name="T2">Systèmes transactionnels</text:span></text:span><text:span text:style-name="T2"> : pour capturer des transactions à haute fréquence, optimisés pour la lecture, l’écriture et la mise à jour.</text:span></text:p>
        </text:list-item>
        <text:list-item>
          <text:p text:style-name="P278"><text:span text:style-name="Strong_20_Emphasis"><text:span text:style-name="T2">Systèmes analytiques</text:span></text:span><text:span text:style-name="T2"> : pour effectuer des requêtes complexes sur de grandes quantités de données historiques, avec des exigences en matière de temps de réponse.</text:span></text:p>
        </text:list-item>
      </text:list>
      <text:h text:style-name="Heading_20_4" text:outline-level="4"><text:span text:style-name="Strong_20_Emphasis"><text:span text:style-name="T2">5. Stratégies de conception</text:span></text:span></text:h>
      <text:list xml:id="list1741539335" text:style-name="L85">
        <text:list-item>
          <text:p text:style-name="P281"><text:span text:style-name="Strong_20_Emphasis"><text:span text:style-name="T2">Normalisation</text:span></text:span><text:span text:style-name="T2"> : organisation efficace des données, utile pour les systèmes transactionnels.</text:span></text:p>
        </text:list-item>
        <text:list-item>
          <text:p text:style-name="P280"><text:span text:style-name="Strong_20_Emphasis"><text:span text:style-name="T2">Indexation et partitionnement</text:span></text:span><text:span text:style-name="T2"> : pour améliorer la performance et répondre aux besoins spécifiques des transactions ou de l’analyse.</text:span></text:p>
        </text:list-item>
      </text:list>
      <text:h text:style-name="Heading_20_4" text:outline-level="4"><text:span text:style-name="Strong_20_Emphasis"><text:span text:style-name="T2">6. Considérations de stockage</text:span></text:span></text:h>
      <text:list xml:id="list1313220890" text:style-name="L86">
        <text:list-item>
          <text:p text:style-name="P283"><text:span text:style-name="Strong_20_Emphasis"><text:span text:style-name="T2">Performance</text:span></text:span><text:span text:style-name="T2"> : débit et latence lors de la lecture et écriture des données.</text:span></text:p>
        </text:list-item>
        <text:list-item>
          <text:p text:style-name="P283"><text:span text:style-name="Strong_20_Emphasis"><text:span text:style-name="T2">Disponibilité</text:span></text:span><text:span text:style-name="T2"> : accès constant aux données, sans temps d'arrêt.</text:span></text:p>
        </text:list-item>
        <text:list-item>
          <text:p text:style-name="P283"><text:span text:style-name="Strong_20_Emphasis"><text:span text:style-name="T2">Intégrité et sécurité</text:span></text:span><text:span text:style-name="T2"> : protection des données contre la corruption et les attaques.</text:span></text:p>
        </text:list-item>
        <text:list-item>
          <text:p text:style-name="P282"><text:span text:style-name="Strong_20_Emphasis"><text:span text:style-name="T2">Récupérabilité</text:span></text:span><text:span text:style-name="T2"> : capacité à restaurer les données en cas de panne.</text:span></text:p>
        </text:list-item>
      </text:list>
      <text:h text:style-name="Heading_20_4" text:outline-level="4"><text:soft-page-break/><text:span text:style-name="Strong_20_Emphasis"><text:span text:style-name="T2">7. Sécurité et gouvernance</text:span></text:span></text:h>
      <text:list xml:id="list2062204052" text:style-name="L87">
        <text:list-item>
          <text:p text:style-name="P285"><text:span text:style-name="Strong_20_Emphasis"><text:span text:style-name="T2">Confidentialité et conformité</text:span></text:span><text:span text:style-name="T2"> : intégration des stratégies de gouvernance dès la conception, avec respect des réglementations (RGPD</text:span><text:span text:style-name="T3">(Règlement Général sur la Protection des Données)</text:span><text:span text:style-name="T2">, HIPAA(Health Insurance Portability and Accountability Act), etc.).</text:span></text:p>
        </text:list-item>
        <text:list-item>
          <text:p text:style-name="P284"><text:span text:style-name="Strong_20_Emphasis"><text:span text:style-name="T2">Contrôle d'accès et chiffrement</text:span></text:span><text:span text:style-name="T2"> : des mesures de sécurité à plusieurs niveaux doivent être mises en place pour protéger les données.</text:span></text:p>
        </text:list-item>
      </text:list>
      <text:p text:style-name="P23"/>
      <text:h text:style-name="P24" text:outline-level="3"><text:span text:style-name="Strong_20_Emphasis"><text:span text:style-name="T7">Les plateformes de données et la sécurité au niveau de l'entreprise</text:span></text:span></text:h>
      <text:p text:style-name="P25"><text:span text:style-name="Strong_20_Emphasis"><text:span text:style-name="T7"/></text:span></text:p>
      <text:p text:style-name="Text_20_body"><text:span text:style-name="T2">Dans cette vidéo, plusieurs aspects de la </text:span><text:span text:style-name="Strong_20_Emphasis"><text:span text:style-name="T2">sécurité des plateformes de données</text:span></text:span><text:span text:style-name="T2"> sont abordés, ainsi que la gestion du </text:span><text:span text:style-name="Strong_20_Emphasis"><text:span text:style-name="T2">cycle de vie des données</text:span></text:span><text:span text:style-name="T2">. Les entreprises doivent aborder la sécurité à plusieurs niveaux pour garantir la protection de l'infrastructure, des réseaux, des applications, et des données.</text:span></text:p>
      <text:h text:style-name="Heading_20_4" text:outline-level="4"><text:span text:style-name="Strong_20_Emphasis"><text:span text:style-name="T2">1. La triade CIA</text:span></text:span></text:h>
      <text:p text:style-name="Text_20_body"><text:span text:style-name="T2">La </text:span><text:span text:style-name="Strong_20_Emphasis"><text:span text:style-name="T2">triade CIA</text:span></text:span><text:span text:style-name="T2"> constitue la base de toute stratégie de sécurité de l'information :</text:span></text:p>
      <text:list xml:id="list1802078583" text:style-name="L88">
        <text:list-item>
          <text:p text:style-name="P287"><text:span text:style-name="Strong_20_Emphasis"><text:span text:style-name="T2">Confidentialité (C)</text:span></text:span><text:span text:style-name="T2"> : Empêche les accès non autorisés aux informations.</text:span></text:p>
        </text:list-item>
        <text:list-item>
          <text:p text:style-name="P287"><text:span text:style-name="Strong_20_Emphasis"><text:span text:style-name="T2">Intégrité (I)</text:span></text:span><text:span text:style-name="T2"> : Assure que les données sont fiables et n’ont pas été altérées.</text:span></text:p>
        </text:list-item>
        <text:list-item>
          <text:p text:style-name="P286"><text:span text:style-name="Strong_20_Emphasis"><text:span text:style-name="T2">Disponibilité (A)</text:span></text:span><text:span text:style-name="T2"> : Garantit l’accès aux ressources par les utilisateurs autorisés.</text:span></text:p>
        </text:list-item>
      </text:list>
      <text:h text:style-name="Heading_20_4" text:outline-level="4"><text:span text:style-name="Strong_20_Emphasis"><text:span text:style-name="T2">2. Sécurité de l'infrastructure physique</text:span></text:span></text:h>
      <text:p text:style-name="Text_20_body"><text:span text:style-name="T2">La sécurité de l'infrastructure physique est primordiale, que ce soit pour les installations d'une entreprise ou pour celles des fournisseurs de services </text:span><text:span text:style-name="Strong_20_Emphasis"><text:span text:style-name="T2">cloud</text:span></text:span><text:span text:style-name="T2">. Les mesures incluent :</text:span></text:p>
      <text:list xml:id="list2287678132" text:style-name="L89">
        <text:list-item>
          <text:p text:style-name="P214">Accès contrôlé aux installations avec surveillance 24/7.</text:p>
        </text:list-item>
        <text:list-item>
          <text:p text:style-name="P214">Multiples sources d'alimentation et mécanismes de refroidissement.</text:p>
        </text:list-item>
        <text:list-item>
          <text:p text:style-name="P215">Protection contre les menaces environnementales (par exemple, résistance aux tremblements de terre et protection contre la foudre).</text:p>
        </text:list-item>
      </text:list>
      <text:h text:style-name="Heading_20_4" text:outline-level="4"><text:span text:style-name="Strong_20_Emphasis"><text:span text:style-name="T2">3. Sécurité des réseaux</text:span></text:span></text:h>
      <text:p text:style-name="Text_20_body"><text:span text:style-name="T2">La </text:span><text:span text:style-name="Strong_20_Emphasis"><text:span text:style-name="T2">sécurité des réseaux</text:span></text:span><text:span text:style-name="T2"> vise à protéger les systèmes interconnectés et les données. Cela inclut :</text:span></text:p>
      <text:list xml:id="list2690370420" text:style-name="L90">
        <text:list-item>
          <text:p text:style-name="P289"><text:span text:style-name="T2">Utilisation de </text:span><text:span text:style-name="Strong_20_Emphasis"><text:span text:style-name="T2">pare-feux</text:span></text:span><text:span text:style-name="T2"> pour empêcher les accès non autorisés.</text:span></text:p>
        </text:list-item>
        <text:list-item>
          <text:p text:style-name="P289"><text:span text:style-name="Strong_20_Emphasis"><text:span text:style-name="T2">Contrôle d’accès au réseau</text:span></text:span><text:span text:style-name="T2"> en autorisant uniquement les appareils sécurisés.</text:span></text:p>
        </text:list-item>
        <text:list-item>
          <text:p text:style-name="P289"><text:soft-page-break/><text:span text:style-name="Strong_20_Emphasis"><text:span text:style-name="T2">Segmentation du réseau</text:span></text:span><text:span text:style-name="T2"> pour créer des silos en fonction du niveau de sécurité requis.</text:span></text:p>
        </text:list-item>
        <text:list-item>
          <text:p text:style-name="P216">Protocole de sécurité pour protéger les données en transit.</text:p>
        </text:list-item>
        <text:list-item>
          <text:p text:style-name="P288"><text:span text:style-name="T2">Systèmes de </text:span><text:span text:style-name="Strong_20_Emphasis"><text:span text:style-name="T2">détection et de prévention des intrusions</text:span></text:span><text:span text:style-name="T2"> pour surveiller et détecter les tentatives d’intrusion.</text:span></text:p>
        </text:list-item>
      </text:list>
      <text:h text:style-name="Heading_20_4" text:outline-level="4"><text:span text:style-name="Strong_20_Emphasis"><text:span text:style-name="T2">4. Sécurité des applications</text:span></text:span></text:h>
      <text:p text:style-name="Text_20_body"><text:span text:style-name="T2">La </text:span><text:span text:style-name="Strong_20_Emphasis"><text:span text:style-name="T2">sécurité des applications</text:span></text:span><text:span text:style-name="T2"> est essentielle pour garantir la confidentialité des données et la réactivité des systèmes. Les pratiques incluent :</text:span></text:p>
      <text:list xml:id="list3027268224" text:style-name="L91">
        <text:list-item>
          <text:p text:style-name="P290"><text:span text:style-name="Strong_20_Emphasis"><text:span text:style-name="T2">Modélisation des menaces</text:span></text:span><text:span text:style-name="T2"> pour identifier les failles potentielles.</text:span></text:p>
        </text:list-item>
        <text:list-item>
          <text:p text:style-name="P290"><text:span text:style-name="T2">Utilisation de </text:span><text:span text:style-name="Strong_20_Emphasis"><text:span text:style-name="T2">guides de codage sécurisé</text:span></text:span><text:span text:style-name="T2">.</text:span></text:p>
        </text:list-item>
        <text:list-item>
          <text:p text:style-name="P217">Tests de sécurité avant le déploiement pour s'assurer que l'application est exempte de vulnérabilités connues.</text:p>
        </text:list-item>
      </text:list>
      <text:h text:style-name="Heading_20_4" text:outline-level="4"><text:span text:style-name="Strong_20_Emphasis"><text:span text:style-name="T2">5. Sécurité des données</text:span></text:span></text:h>
      <text:p text:style-name="Text_20_body"><text:span text:style-name="T2">Les </text:span><text:span text:style-name="Strong_20_Emphasis"><text:span text:style-name="T2">données au repos</text:span></text:span><text:span text:style-name="T2"> (stockées) et les </text:span><text:span text:style-name="Strong_20_Emphasis"><text:span text:style-name="T2">données en transit</text:span></text:span><text:span text:style-name="T2"> (en déplacement) doivent être protégées à tout moment. Les mesures de sécurité incluent :</text:span></text:p>
      <text:list xml:id="list600447979" text:style-name="L92">
        <text:list-item>
          <text:p text:style-name="P292"><text:span text:style-name="Strong_20_Emphasis"><text:span text:style-name="T2">Chiffrement</text:span></text:span><text:span text:style-name="T2"> des données pour éviter toute divulgation en cas de perte ou d'interception.</text:span></text:p>
        </text:list-item>
        <text:list-item>
          <text:p text:style-name="P293"><text:span text:style-name="T2">Utilisation de protocoles tels que </text:span><text:span text:style-name="Strong_20_Emphasis"><text:span text:style-name="T2">HTTPS(HyperText Transfer Protocol Secure)</text:span></text:span><text:span text:style-name="T2">, </text:span><text:span text:style-name="Strong_20_Emphasis"><text:span text:style-name="T2">SSL(Secure Sockets Layer)</text:span></text:span><text:span text:style-name="T2">, et </text:span><text:span text:style-name="Strong_20_Emphasis"><text:span text:style-name="T2">TLS(Transport Layer Security)</text:span></text:span><text:span text:style-name="T2"> pour protéger les données en mouvement.</text:span></text:p>
        </text:list-item>
        <text:list-item>
          <text:p text:style-name="P291"><text:span text:style-name="T2">Systèmes d’</text:span><text:span text:style-name="Strong_20_Emphasis"><text:span text:style-name="T2">authentification</text:span></text:span><text:span text:style-name="T2"> et d’</text:span><text:span text:style-name="Strong_20_Emphasis"><text:span text:style-name="T2">autorisation</text:span></text:span><text:span text:style-name="T2"> pour contrôler l'accès aux données en fonction des rôles des utilisateurs.</text:span></text:p>
        </text:list-item>
      </text:list>
      <text:h text:style-name="Heading_20_4" text:outline-level="4"><text:span text:style-name="Strong_20_Emphasis"><text:span text:style-name="T2">6. Visibilité de bout en bout</text:span></text:span></text:h>
      <text:p text:style-name="Text_20_body"><text:span text:style-name="T2">Les entreprises doivent avoir une </text:span><text:span text:style-name="Strong_20_Emphasis"><text:span text:style-name="T2">intégration des processus de sécurité</text:span></text:span><text:span text:style-name="T2"> et utiliser des outils de </text:span><text:span text:style-name="Strong_20_Emphasis"><text:span text:style-name="T2">surveillance</text:span></text:span><text:span text:style-name="T2"> pour créer un historique d'audit et réagir efficacement aux violations de sécurité. Les rapports et alertes sont essentiels pour maintenir la conformité et assurer la protection continue des données.</text:span></text:p>
      <text:p text:style-name="P23"/>
      <text:p text:style-name="P23"/>
      <text:h text:style-name="P3" text:outline-level="3">Méthodes et Outils pour la Collecte et l'Importation de Données</text:h>
      <text:p text:style-name="P40"><text:span text:style-name="T2">La vidéo traite des diverses méthodes et outils disponibles pour collecter et importer des données à partir de multiples sources, notamment les bases de données, les capteurs, le Web et d'autres sources spécifiques. Plusieurs langages et outils de requêtes sont abordés, comme SQL pour les bases de données relationnelles, </text:span><text:span text:style-name="Strong_20_Emphasis"><text:span text:style-name="T2">CQL</text:span></text:span><text:span text:style-name="T2"> </text:span><text:soft-page-break/><text:span text:style-name="T2">pour </text:span><text:span text:style-name="Strong_20_Emphasis"><text:span text:style-name="T2">Cassandra</text:span></text:span><text:span text:style-name="T2"> et </text:span><text:span text:style-name="Strong_20_Emphasis"><text:span text:style-name="T2">GraphQL</text:span></text:span><text:span text:style-name="T2"> pour </text:span><text:span text:style-name="Strong_20_Emphasis"><text:span text:style-name="T2">Neo4J</text:span></text:span><text:span text:style-name="T2">. Les </text:span><text:span text:style-name="Strong_20_Emphasis"><text:span text:style-name="T2">API</text:span></text:span><text:span text:style-name="T2"> sont couramment utilisées pour extraire et valider les données, tandis que le </text:span><text:span text:style-name="Strong_20_Emphasis"><text:span text:style-name="T2">web scraping</text:span></text:span><text:span text:style-name="T2"> permet de récolter des données sur des pages Web.</text:span></text:p>
      <text:p text:style-name="P40"><text:span text:style-name="T2">Les </text:span><text:span text:style-name="Strong_20_Emphasis"><text:span text:style-name="T2">flux de données</text:span></text:span><text:span text:style-name="T2">, notamment via l'</text:span><text:span text:style-name="Strong_20_Emphasis"><text:span text:style-name="T2">IoT</text:span></text:span><text:span text:style-name="T2"> et le </text:span><text:span text:style-name="Strong_20_Emphasis"><text:span text:style-name="T2">GPS</text:span></text:span><text:span text:style-name="T2">, permettent l'agrégation continue de données en temps réel. Les plateformes d'échange de données telles qu'</text:span><text:span text:style-name="Strong_20_Emphasis"><text:span text:style-name="T2">AWS Data Exchange</text:span></text:span><text:span text:style-name="T2"> ou </text:span><text:span text:style-name="Strong_20_Emphasis"><text:span text:style-name="T2">Snowflake</text:span></text:span><text:span text:style-name="T2"> facilitent la sécurisation et la gouvernance des échanges de données entre fournisseurs et consommateurs.</text:span></text:p>
      <text:h text:style-name="P28" text:outline-level="3">Types de Données et Référentiels :</text:h>
      <text:p text:style-name="P30">Les données doivent être chargées dans des référentiels de données adaptés avant d'être exploitées. Le type de référentiel dépend du type de données :</text:p>
      <text:list xml:id="list4281227221" text:style-name="L93">
        <text:list-item>
          <text:p text:style-name="P79"><text:span text:style-name="Strong_20_Emphasis"><text:span text:style-name="T2">Données structurées</text:span></text:span><text:span text:style-name="T2"> : Stockées dans des bases de données relationnelles (systèmes OLTP, feuilles de calcul).</text:span></text:p>
        </text:list-item>
        <text:list-item>
          <text:p text:style-name="P79"><text:span text:style-name="Strong_20_Emphasis"><text:span text:style-name="T2">Données semi-structurées</text:span></text:span><text:span text:style-name="T2"> : Utilisent des formats comme </text:span><text:span text:style-name="Strong_20_Emphasis"><text:span text:style-name="T2">XML</text:span></text:span><text:span text:style-name="T2"> ou </text:span><text:span text:style-name="Strong_20_Emphasis"><text:span text:style-name="T2">JSON</text:span></text:span><text:span text:style-name="T2">, souvent dans des clusters NoSQL.</text:span></text:p>
        </text:list-item>
        <text:list-item>
          <text:p text:style-name="P80"><text:span text:style-name="Strong_20_Emphasis"><text:span text:style-name="T2">Données non structurées</text:span></text:span><text:span text:style-name="T2"> : Stockées dans des </text:span><text:span text:style-name="Strong_20_Emphasis"><text:span text:style-name="T2">Data Lakes</text:span></text:span><text:span text:style-name="T2"> ou des bases de données NoSQL (réseaux sociaux, multimédias, documents).</text:span></text:p>
        </text:list-item>
      </text:list>
      <text:h text:style-name="P28" text:outline-level="3">Outils ETL et Pipelines de Données :</text:h>
      <text:p text:style-name="P40"><text:span text:style-name="T2">Les outils d'</text:span><text:span text:style-name="Strong_20_Emphasis"><text:span text:style-name="T2">ETL</text:span></text:span><text:span text:style-name="T2"> (Extraction, Transformation, Chargement) et les </text:span><text:span text:style-name="Strong_20_Emphasis"><text:span text:style-name="T2">pipelines de données</text:span></text:span><text:span text:style-name="T2"> automatisent ces processus. Des outils comme </text:span><text:span text:style-name="Strong_20_Emphasis"><text:span text:style-name="T2">Talend</text:span></text:span><text:span text:style-name="T2">, </text:span><text:span text:style-name="Strong_20_Emphasis"><text:span text:style-name="T2">Informatica</text:span></text:span><text:span text:style-name="T2"> ou des langages comme </text:span><text:span text:style-name="Strong_20_Emphasis"><text:span text:style-name="T2">Python</text:span></text:span><text:span text:style-name="T2"> et </text:span><text:span text:style-name="Strong_20_Emphasis"><text:span text:style-name="T2">R</text:span></text:span><text:span text:style-name="T2"> sont couramment utilisés pour l'importation de données dans les systèmes adéquats.</text:span></text:p>
      <text:p text:style-name="P23"/>
      <text:p text:style-name="P23"/>
      <text:p text:style-name="P26"><text:span text:style-name="Emphasis"><text:span text:style-name="T8">D</text:span></text:span><text:span text:style-name="Emphasis"><text:span text:style-name="T7">ata wrangling</text:span></text:span><text:span text:style-name="T7"> (ou </text:span><text:span text:style-name="Emphasis"><text:span text:style-name="T7">data munging</text:span></text:span><text:span text:style-name="T7">)</text:span></text:p>
      <text:p text:style-name="P23"><text:span text:style-name="T9">La vidéo explique que le </text:span><text:span text:style-name="Emphasis">data wrangling</text:span> (ou <text:span text:style-name="Emphasis">data munging</text:span>)<text:span text:style-name="T9"> est un processus itératif de préparation des données pour l'analyse en les nettoyant et en les transformant. Voici les points principaux décrits :</text:span></text:p>
      <text:list xml:id="list1753654675" text:style-name="L94">
        <text:list-item>
          <text:p text:style-name="P81"><text:span text:style-name="Strong_20_Emphasis"><text:span text:style-name="T2">Transformation des données</text:span></text:span><text:span text:style-name="T2"> :</text:span></text:p>
          <text:list>
            <text:list-item>
              <text:p text:style-name="P81"><text:span text:style-name="Strong_20_Emphasis"><text:span text:style-name="T2">Structuration</text:span></text:span><text:span text:style-name="T2"> : Modification de la forme ou du schéma des données pour les fusionner, par exemple entre une base de données relationnelle et une API Web. Cela inclut des transformations comme les </text:span><text:span text:style-name="Emphasis"><text:span text:style-name="T2">jointures</text:span></text:span><text:span text:style-name="T2"> (combiner les colonnes de plusieurs tables) et les </text:span><text:span text:style-name="Emphasis"><text:span text:style-name="T2">unions</text:span></text:span><text:span text:style-name="T2"> (combiner les lignes de plusieurs tables).</text:span></text:p>
            </text:list-item>
            <text:list-item>
              <text:p text:style-name="P81"><text:soft-page-break/><text:span text:style-name="Strong_20_Emphasis"><text:span text:style-name="T2">Normalisation</text:span></text:span><text:span text:style-name="T2"> : Réduction des redondances dans les systèmes transactionnels.</text:span></text:p>
            </text:list-item>
            <text:list-item>
              <text:p text:style-name="P81"><text:span text:style-name="Strong_20_Emphasis"><text:span text:style-name="T2">Dénormalisation</text:span></text:span><text:span text:style-name="T2"> : Combinaison de plusieurs tables pour accélérer les requêtes d'analyse.</text:span></text:p>
            </text:list-item>
          </text:list>
        </text:list-item>
        <text:list-item>
          <text:p text:style-name="P81"><text:span text:style-name="Strong_20_Emphasis"><text:span text:style-name="T2">Nettoyage des données</text:span></text:span><text:span text:style-name="T2"> :</text:span></text:p>
          <text:list>
            <text:list-item>
              <text:p text:style-name="P81"><text:span text:style-name="Strong_20_Emphasis"><text:span text:style-name="T2">Profilage et inspection</text:span></text:span><text:span text:style-name="T2"> : Utilisation d'outils pour comprendre les structures et les anomalies des données (ex : valeurs nulles, doublons, erreurs).</text:span></text:p>
            </text:list-item>
            <text:list-item>
              <text:p text:style-name="P81"><text:span text:style-name="Strong_20_Emphasis"><text:span text:style-name="T2">Problèmes courants</text:span></text:span><text:span text:style-name="T2"> :</text:span></text:p>
              <text:list>
                <text:list-item>
                  <text:p text:style-name="P81"><text:span text:style-name="Emphasis"><text:span text:style-name="T2">Valeurs manquantes</text:span></text:span><text:span text:style-name="T2"> : Elles peuvent être filtrées, recherchées ou imputées selon le contexte.</text:span></text:p>
                </text:list-item>
                <text:list-item>
                  <text:p text:style-name="P81"><text:span text:style-name="Emphasis"><text:span text:style-name="T2">Données dupliquées</text:span></text:span><text:span text:style-name="T2"> : Doivent être supprimées.</text:span></text:p>
                </text:list-item>
                <text:list-item>
                  <text:p text:style-name="P81"><text:span text:style-name="Emphasis"><text:span text:style-name="T2">Données non pertinentes</text:span></text:span><text:span text:style-name="T2"> : Par exemple, les numéros de téléphone inutiles dans certaines analyses.</text:span></text:p>
                </text:list-item>
                <text:list-item>
                  <text:p text:style-name="P81"><text:span text:style-name="Emphasis"><text:span text:style-name="T2">Conversion de type</text:span></text:span><text:span text:style-name="T2"> : Assurer que chaque champ a le bon type de données (nombres, dates).</text:span></text:p>
                </text:list-item>
                <text:list-item>
                  <text:p text:style-name="P81"><text:span text:style-name="Emphasis"><text:span text:style-name="T2">Standardisation</text:span></text:span><text:span text:style-name="T2"> : Unifier les formats (minuscules, formats de date, unités).</text:span></text:p>
                </text:list-item>
                <text:list-item>
                  <text:p text:style-name="P81"><text:span text:style-name="Emphasis"><text:span text:style-name="T2">Erreurs de syntaxe</text:span></text:span><text:span text:style-name="T2"> : Par exemple, correction des espaces blancs ou des fautes de frappe.</text:span></text:p>
                </text:list-item>
                <text:list-item>
                  <text:p text:style-name="P82"><text:span text:style-name="Emphasis"><text:span text:style-name="T2">Valeurs aberrantes</text:span></text:span><text:span text:style-name="T2"> : Elles peuvent être incorrectes ou nécessiter une réévaluation.</text:span></text:p>
                </text:list-item>
              </text:list>
            </text:list-item>
          </text:list>
        </text:list-item>
      </text:list>
      <text:p text:style-name="P23"/>
      <text:h text:style-name="P3" text:outline-level="3">Outils de Traitement de Données</text:h>
      <text:p text:style-name="P30">Cette vidéo examine certains des logiciels et outils les plus utilisés pour le traitement de données :</text:p>
      <text:h text:style-name="P39" text:outline-level="4"><text:span text:style-name="T2">1. </text:span><text:span text:style-name="Strong_20_Emphasis"><text:span text:style-name="T2">Feuilles de Calcul</text:span></text:span></text:h>
      <text:list xml:id="list800870981" text:style-name="L95">
        <text:list-item>
          <text:p text:style-name="P83"><text:span text:style-name="Strong_20_Emphasis"><text:span text:style-name="T2">Microsoft Excel</text:span></text:span><text:span text:style-name="T2"> et </text:span><text:span text:style-name="Strong_20_Emphasis"><text:span text:style-name="T2">Google Sheets</text:span></text:span><text:span text:style-name="T2"> :</text:span></text:p>
          <text:list>
            <text:list-item>
              <text:p text:style-name="P141">Outils de base pour la manipulation manuelle des données.</text:p>
            </text:list-item>
            <text:list-item>
              <text:p text:style-name="P141">Offrent de nombreuses fonctionnalités et formules intégrées.</text:p>
            </text:list-item>
            <text:list-item>
              <text:p text:style-name="P83"><text:span text:style-name="Strong_20_Emphasis"><text:span text:style-name="T2">Compléments</text:span></text:span><text:span text:style-name="T2"> :</text:span></text:p>
              <text:list>
                <text:list-item>
                  <text:p text:style-name="P83"><text:span text:style-name="Strong_20_Emphasis"><text:span text:style-name="T2">Microsoft Power Query</text:span></text:span><text:span text:style-name="T2"> pour Excel.</text:span></text:p>
                </text:list-item>
                <text:list-item>
                  <text:p text:style-name="P84"><text:span text:style-name="Strong_20_Emphasis"><text:span text:style-name="T2">Google Sheets Query</text:span></text:span><text:span text:style-name="T2"> pour Google Sheets.</text:span></text:p>
                </text:list-item>
              </text:list>
            </text:list-item>
          </text:list>
        </text:list-item>
      </text:list>
      <text:h text:style-name="P39" text:outline-level="4"><text:span text:style-name="T2">2. </text:span><text:span text:style-name="Strong_20_Emphasis"><text:span text:style-name="T2">Outils Open Source</text:span></text:span></text:h>
      <text:list xml:id="list2338008873" text:style-name="L96">
        <text:list-item>
          <text:p text:style-name="P85"><text:span text:style-name="Strong_20_Emphasis"><text:span text:style-name="T2">OpenRefine</text:span></text:span><text:span text:style-name="T2"> :</text:span></text:p>
          <text:list>
            <text:list-item>
              <text:p text:style-name="P142"><text:soft-page-break/>Permet l'importation et l'exportation de données dans divers formats (TSV, CSV, XLS, etc.).</text:p>
            </text:list-item>
            <text:list-item>
              <text:p text:style-name="P143">Facilité d'utilisation avec des opérations basées sur des menus.</text:p>
            </text:list-item>
          </text:list>
        </text:list-item>
      </text:list>
      <text:h text:style-name="P39" text:outline-level="4"><text:span text:style-name="T2">3. </text:span><text:span text:style-name="Strong_20_Emphasis"><text:span text:style-name="T2">Services Cloud</text:span></text:span></text:h>
      <text:list xml:id="list1881995068" text:style-name="L97">
        <text:list-item>
          <text:p text:style-name="P86"><text:span text:style-name="Strong_20_Emphasis"><text:span text:style-name="T2">Google DataPrep</text:span></text:span><text:span text:style-name="T2"> :</text:span></text:p>
          <text:list>
            <text:list-item>
              <text:p text:style-name="P144">Service intelligent pour l'exploration, le nettoyage et la préparation des données.</text:p>
            </text:list-item>
            <text:list-item>
              <text:p text:style-name="P144">Entièrement géré, avec suggestions automatiques pour les étapes de transformation.</text:p>
            </text:list-item>
          </text:list>
        </text:list-item>
        <text:list-item>
          <text:p text:style-name="P86"><text:span text:style-name="Strong_20_Emphasis"><text:span text:style-name="T2">IBM Watson Studio (Data Refinery)</text:span></text:span><text:span text:style-name="T2"> :</text:span></text:p>
          <text:list>
            <text:list-item>
              <text:p text:style-name="P144">Outil pour découvrir, nettoyer et transformer de grandes quantités de données.</text:p>
            </text:list-item>
            <text:list-item>
              <text:p text:style-name="P145">Détection automatique des types de données et application de politiques de gouvernance.</text:p>
            </text:list-item>
          </text:list>
        </text:list-item>
      </text:list>
      <text:h text:style-name="P39" text:outline-level="4"><text:span text:style-name="T2">4. </text:span><text:span text:style-name="Strong_20_Emphasis"><text:span text:style-name="T2">Outils de Nettoyage et Transformation des Données</text:span></text:span></text:h>
      <text:list xml:id="list207406825" text:style-name="L98">
        <text:list-item>
          <text:p text:style-name="P87"><text:span text:style-name="Strong_20_Emphasis"><text:span text:style-name="T2">Trifacta Wrangler</text:span></text:span><text:span text:style-name="T2"> :</text:span></text:p>
          <text:list>
            <text:list-item>
              <text:p text:style-name="P146">Service cloud interactif pour le nettoyage et la transformation des données.</text:p>
            </text:list-item>
            <text:list-item>
              <text:p text:style-name="P147">Fonctionnalités de collaboration permettant à plusieurs utilisateurs de travailler simultanément.</text:p>
            </text:list-item>
          </text:list>
        </text:list-item>
      </text:list>
      <text:h text:style-name="P39" text:outline-level="4"><text:span text:style-name="T2">5. </text:span><text:span text:style-name="Strong_20_Emphasis"><text:span text:style-name="T2">Langages de Programmation</text:span></text:span></text:h>
      <text:list xml:id="list3210201170" text:style-name="L99">
        <text:list-item>
          <text:p text:style-name="P88"><text:span text:style-name="Strong_20_Emphasis"><text:span text:style-name="T2">Python</text:span></text:span><text:span text:style-name="T2"> :</text:span></text:p>
          <text:list>
            <text:list-item>
              <text:p text:style-name="P148">Outils puissants pour la manipulation des données, notamment :</text:p>
              <text:list>
                <text:list-item>
                  <text:p text:style-name="P88"><text:span text:style-name="Strong_20_Emphasis"><text:span text:style-name="T2">Jupyter Notebook</text:span></text:span><text:span text:style-name="T2"> : Application open source pour le nettoyage et la visualisation des données.</text:span></text:p>
                </text:list-item>
                <text:list-item>
                  <text:p text:style-name="P88"><text:span text:style-name="Strong_20_Emphasis"><text:span text:style-name="T2">Numpy</text:span></text:span><text:span text:style-name="T2"> : Bibliothèque pour le traitement de tableaux et matrices multidimensionnels.</text:span></text:p>
                </text:list-item>
                <text:list-item>
                  <text:p text:style-name="P88"><text:span text:style-name="Strong_20_Emphasis"><text:span text:style-name="T2">Pandas</text:span></text:span><text:span text:style-name="T2"> : Outil pour des opérations d'analyse de données rapides et faciles.</text:span></text:p>
                </text:list-item>
              </text:list>
            </text:list-item>
          </text:list>
        </text:list-item>
        <text:list-item>
          <text:p text:style-name="P88"><text:span text:style-name="Strong_20_Emphasis"><text:span text:style-name="T2">R</text:span></text:span><text:span text:style-name="T2"> :</text:span></text:p>
          <text:list>
            <text:list-item>
              <text:p text:style-name="P148">Bibliothèques conçues pour traiter des données désordonnées, telles que :</text:p>
              <text:list>
                <text:list-item>
                  <text:p text:style-name="P88"><text:span text:style-name="Strong_20_Emphasis"><text:span text:style-name="T2">Dplyr</text:span></text:span><text:span text:style-name="T2"> : Pour un traitement précis des données.</text:span></text:p>
                </text:list-item>
                <text:list-item>
                  <text:p text:style-name="P88"><text:span text:style-name="Strong_20_Emphasis"><text:span text:style-name="T2">Data.table</text:span></text:span><text:span text:style-name="T2"> : Pour l'agrégation rapide de grands ensembles de données.</text:span></text:p>
                </text:list-item>
                <text:list-item>
                  <text:p text:style-name="P89"><text:soft-page-break/><text:span text:style-name="Strong_20_Emphasis"><text:span text:style-name="T2">Jsonlite</text:span></text:span><text:span text:style-name="T2"> : Outil pour analyser les données JSON et interagir avec les API Web.</text:span></text:p>
                </text:list-item>
              </text:list>
            </text:list-item>
          </text:list>
        </text:list-item>
      </text:list>
      <text:h text:style-name="P39" text:outline-level="4"><text:span text:style-name="T2">6. </text:span><text:span text:style-name="Strong_20_Emphasis"><text:span text:style-name="T2">Conclusion</text:span></text:span></text:h>
      <text:p text:style-name="P30">Le choix de l'outil de traitement de données dépend de plusieurs facteurs :</text:p>
      <text:list xml:id="list1282167093" text:style-name="L100">
        <text:list-item>
          <text:p text:style-name="P149">Taille et structure des données.</text:p>
        </text:list-item>
        <text:list-item>
          <text:p text:style-name="P149">Capacités de nettoyage et transformation.</text:p>
        </text:list-item>
        <text:list-item>
          <text:p text:style-name="P149">Besoins en infrastructure.</text:p>
        </text:list-item>
        <text:list-item>
          <text:p text:style-name="P150">Facilité d'utilisation et d'apprentissage.</text:p>
        </text:list-item>
      </text:list>
      <text:p text:style-name="P23"/>
      <text:h text:style-name="P1" text:outline-level="1">Optimisation des performances et dépannage</text:h>
      <text:h text:style-name="P22" text:outline-level="3">1. <text:span text:style-name="Strong_20_Emphasis">Pipelines de données et performance</text:span></text:h>
      <text:p text:style-name="P30">Les pipelines de données représentent le flux des données de leur source à leur destination à travers plusieurs systèmes et processus. Ces pipelines utilisent de multiples outils et sont sujets à des problèmes de performance tels que :</text:p>
      <text:list xml:id="list3844614041" text:style-name="L101">
        <text:list-item>
          <text:p text:style-name="P90"><text:span text:style-name="Strong_20_Emphasis"><text:span text:style-name="T2">Scalabilité</text:span></text:span><text:span text:style-name="T2"> : gestion des charges de travail et des ensembles de données croissants.</text:span></text:p>
        </text:list-item>
        <text:list-item>
          <text:p text:style-name="P90"><text:span text:style-name="Strong_20_Emphasis"><text:span text:style-name="T2">Défaillances des applications</text:span></text:span><text:span text:style-name="T2"> : erreurs dans l'exécution des tâches planifiées.</text:span></text:p>
        </text:list-item>
        <text:list-item>
          <text:p text:style-name="P90"><text:span text:style-name="Strong_20_Emphasis"><text:span text:style-name="T2">Attentes de dépendances</text:span></text:span><text:span text:style-name="T2"> : tâches exécutées dans le mauvais ordre ou échouant.</text:span></text:p>
        </text:list-item>
        <text:list-item>
          <text:p text:style-name="P91"><text:span text:style-name="Strong_20_Emphasis"><text:span text:style-name="T2">Incompatibilité des outils</text:span></text:span><text:span text:style-name="T2"> : divers outils impliqués peuvent poser des problèmes d'intégration.</text:span></text:p>
        </text:list-item>
      </text:list>
      <text:h text:style-name="P38" text:outline-level="3"><text:span text:style-name="T2">2. </text:span><text:span text:style-name="Strong_20_Emphasis"><text:span text:style-name="T2">Indicateurs de performance des pipelines</text:span></text:span></text:h>
      <text:p text:style-name="P30">Pour évaluer les performances des pipelines, voici quelques indicateurs clés :</text:p>
      <text:list xml:id="list4290864261" text:style-name="L102">
        <text:list-item>
          <text:p text:style-name="P92"><text:span text:style-name="Strong_20_Emphasis"><text:span text:style-name="T2">Latence</text:span></text:span><text:span text:style-name="T2"> : Temps nécessaire pour qu'un service réponde à une demande.</text:span></text:p>
        </text:list-item>
        <text:list-item>
          <text:p text:style-name="P92"><text:span text:style-name="Strong_20_Emphasis"><text:span text:style-name="T2">Défaillances</text:span></text:span><text:span text:style-name="T2"> : Taux d'échec d'un service.</text:span></text:p>
        </text:list-item>
        <text:list-item>
          <text:p text:style-name="P92"><text:span text:style-name="Strong_20_Emphasis"><text:span text:style-name="T2">Utilisation des ressources</text:span></text:span><text:span text:style-name="T2"> : Charge du réseau, mémoire et processeur.</text:span></text:p>
        </text:list-item>
        <text:list-item>
          <text:p text:style-name="P93"><text:span text:style-name="Strong_20_Emphasis"><text:span text:style-name="T2">Modèles d'utilisation et trafic</text:span></text:span><text:span text:style-name="T2"> : Nombre de requêtes ou demandes reçues dans un intervalle de temps donné.</text:span></text:p>
        </text:list-item>
      </text:list>
      <text:h text:style-name="P38" text:outline-level="3"><text:span text:style-name="T2">3. </text:span><text:span text:style-name="Strong_20_Emphasis"><text:span text:style-name="T2">Résolution des problèmes de performance</text:span></text:span></text:h>
      <text:p text:style-name="P30">Le dépannage des pipelines de données comprend les étapes suivantes :</text:p>
      <text:list xml:id="list1487972532" text:style-name="L103">
        <text:list-item>
          <text:p text:style-name="P94"><text:span text:style-name="Strong_20_Emphasis"><text:span text:style-name="T2">Collecter les informations</text:span></text:span><text:span text:style-name="T2"> : Comprendre le problème, souvent détecté par des systèmes d'alerte ou des utilisateurs.</text:span></text:p>
        </text:list-item>
        <text:list-item>
          <text:p text:style-name="P94"><text:soft-page-break/><text:span text:style-name="Strong_20_Emphasis"><text:span text:style-name="T2">Vérifier les versions logicielles et déploiements récents</text:span></text:span><text:span text:style-name="T2"> : Identifier si des changements récents ont causé des problèmes.</text:span></text:p>
        </text:list-item>
        <text:list-item>
          <text:p text:style-name="P94"><text:span text:style-name="Strong_20_Emphasis"><text:span text:style-name="T2">Analyser les journaux</text:span></text:span><text:span text:style-name="T2"> : Examiner les messages d'erreur et les indicateurs comme l'utilisation des ressources (réseau, CPU).</text:span></text:p>
        </text:list-item>
        <text:list-item>
          <text:p text:style-name="P94"><text:span text:style-name="Strong_20_Emphasis"><text:span text:style-name="T2">Reproduire le problème</text:span></text:span><text:span text:style-name="T2"> : Si nécessaire, reproduire l'incident dans un environnement de test pour l'étudier.</text:span></text:p>
        </text:list-item>
        <text:list-item>
          <text:p text:style-name="P95"><text:span text:style-name="Strong_20_Emphasis"><text:span text:style-name="T2">Hypothèse et validation</text:span></text:span><text:span text:style-name="T2"> : Développer une hypothèse, la tester, et planifier le déploiement des corrections.</text:span></text:p>
        </text:list-item>
      </text:list>
      <text:h text:style-name="P38" text:outline-level="3"><text:span text:style-name="T2">4. </text:span><text:span text:style-name="Strong_20_Emphasis"><text:span text:style-name="T2">Optimisation des bases de données</text:span></text:span></text:h>
      <text:p text:style-name="P30">Les bases de données doivent également être optimisées pour assurer de bonnes performances. Voici quelques bonnes pratiques :</text:p>
      <text:list xml:id="list2162507171" text:style-name="L104">
        <text:list-item>
          <text:p text:style-name="P96"><text:span text:style-name="Strong_20_Emphasis"><text:span text:style-name="T2">Planification des capacités</text:span></text:span><text:span text:style-name="T2"> : S'assurer que les ressources matérielles et logicielles sont adaptées pour gérer la charge courante et future.</text:span></text:p>
        </text:list-item>
        <text:list-item>
          <text:p text:style-name="P97"><text:span text:style-name="Strong_20_Emphasis"><text:span text:style-name="T2">Indexation</text:span></text:span><text:span text:style-name="T2"> : Permet d'accélérer la recherche de données en limitant le nombre d'accès au disque.</text:span></text:p>
          <text:p text:style-name="P46"><text:span text:style-name="Source_20_Text"><text:span text:style-name="T10">CREATE INDEX idx_colonne ON table(colonne);</text:span></text:span></text:p>
        </text:list-item>
        <text:list-item>
          <text:p text:style-name="P97"><text:span text:style-name="Strong_20_Emphasis"><text:span text:style-name="T2">Partitionnement</text:span></text:span><text:span text:style-name="T2"> : Diviser de grandes tables en tables plus petites pour des requêtes plus rapides.</text:span></text:p>
          <text:p text:style-name="P48"/>
          <text:p text:style-name="P47"><text:span text:style-name="Source_20_Text"><text:span text:style-name="T4">CREATE PARTITIONED TABLE my_table PARTITION BY RANGE (colonne);</text:span></text:span></text:p>
        </text:list-item>
        <text:list-item>
          <text:p text:style-name="P97"><text:span text:style-name="Strong_20_Emphasis"><text:span text:style-name="T2">Normalisation</text:span></text:span><text:span text:style-name="T2"> : Réduire les redondances et les anomalies lors des opérations de mise à jour ou de suppression.</text:span></text:p>
        </text:list-item>
      </text:list>
      <text:h text:style-name="P38" text:outline-level="3"><text:span text:style-name="T2">5. </text:span><text:span text:style-name="Strong_20_Emphasis"><text:span text:style-name="T2">Systèmes de surveillance et d'alerte</text:span></text:span></text:h>
      <text:p text:style-name="P30">Ces systèmes jouent un rôle clé dans la gestion des performances :</text:p>
      <text:list xml:id="list2861673658" text:style-name="L105">
        <text:list-item>
          <text:p text:style-name="P98"><text:span text:style-name="Strong_20_Emphasis"><text:span text:style-name="T2">Surveillance des bases de données</text:span></text:span><text:span text:style-name="T2"> : Capture des instantanés des performances pour identifier les moments où les problèmes apparaissent.</text:span></text:p>
        </text:list-item>
        <text:list-item>
          <text:p text:style-name="P98"><text:span text:style-name="Strong_20_Emphasis"><text:span text:style-name="T2">Gestion des performances des applications</text:span></text:span><text:span text:style-name="T2"> : Mesure du temps de réponse et des erreurs.</text:span></text:p>
        </text:list-item>
        <text:list-item>
          <text:p text:style-name="P98"><text:span text:style-name="Strong_20_Emphasis"><text:span text:style-name="T2">Surveillance des requêtes</text:span></text:span><text:span text:style-name="T2"> : Collecte des statistiques sur les performances des requêtes pour ajuster les ressources en conséquence.</text:span></text:p>
        </text:list-item>
        <text:list-item>
          <text:p text:style-name="P99"><text:span text:style-name="Strong_20_Emphasis"><text:span text:style-name="T2">Surveillance des pipelines</text:span></text:span><text:span text:style-name="T2"> : Suivi de l'exécution des tâches, évaluation de la quantité de données traitées.</text:span></text:p>
        </text:list-item>
      </text:list>
      <text:h text:style-name="P38" text:outline-level="3"><text:soft-page-break/><text:span text:style-name="T2">6. </text:span><text:span text:style-name="Strong_20_Emphasis"><text:span text:style-name="T2">Routines de maintenance</text:span></text:span></text:h>
      <text:p text:style-name="P30">Les routines de maintenance sont cruciales pour prévenir les problèmes :</text:p>
      <text:list xml:id="list2885331336" text:style-name="L106">
        <text:list-item>
          <text:p text:style-name="P100"><text:span text:style-name="Strong_20_Emphasis"><text:span text:style-name="T2">Maintenance basée sur le temps</text:span></text:span><text:span text:style-name="T2"> : Planification régulière à des intervalles prédéfinis.</text:span></text:p>
        </text:list-item>
        <text:list-item>
          <text:p text:style-name="P101"><text:span text:style-name="Strong_20_Emphasis"><text:span text:style-name="T2">Maintenance basée sur les conditions</text:span></text:span><text:span text:style-name="T2"> : Interventions en cas de problèmes ou de baisse de performances.</text:span></text:p>
        </text:list-item>
      </text:list>
      <text:p text:style-name="P23"/>
      <text:p text:style-name="P23"/>
      <text:h text:style-name="P2" text:outline-level="2">DataOps</text:h>
      <text:h text:style-name="P28" text:outline-level="3">1. Définition de DataOps</text:h>
      <text:p text:style-name="P30">DataOps est une pratique collaborative de gestion des données, selon Gartner, qui vise à améliorer :</text:p>
      <text:list xml:id="list1187236386" text:style-name="L107">
        <text:list-item>
          <text:p text:style-name="P102"><text:span text:style-name="Strong_20_Emphasis"><text:span text:style-name="T2">La communication</text:span></text:span></text:p>
        </text:list-item>
        <text:list-item>
          <text:p text:style-name="P102"><text:span text:style-name="Strong_20_Emphasis"><text:span text:style-name="T2">L'intégration</text:span></text:span></text:p>
        </text:list-item>
        <text:list-item>
          <text:p text:style-name="P103"><text:span text:style-name="Strong_20_Emphasis"><text:span text:style-name="T2">L'automatisation des flux de données</text:span></text:span></text:p>
        </text:list-item>
      </text:list>
      <text:p text:style-name="P40"><text:span text:style-name="Strong_20_Emphasis"><text:span text:style-name="T2">Objectif</text:span></text:span><text:span text:style-name="T2"> : Améliorer la livraison des données et la gestion des changements tout en garantissant la sécurité, la qualité et l'utilisation optimale des données au sein d'une organisation.</text:span></text:p>
      <text:h text:style-name="P28" text:outline-level="3">2. Importance dans les Projets Complexes</text:h>
      <text:p text:style-name="P30">Dans les projets où les pipelines et infrastructures de données deviennent complexes, DataOps est essentiel pour :</text:p>
      <text:list xml:id="list2436987697" text:style-name="L108">
        <text:list-item>
          <text:p text:style-name="P151">Réduire les défauts de données</text:p>
        </text:list-item>
        <text:list-item>
          <text:p text:style-name="P151">Assurer des temps de cycle courts</text:p>
        </text:list-item>
        <text:list-item>
          <text:p text:style-name="P152">Offrir un accès à des données de qualité</text:p>
        </text:list-item>
      </text:list>
      <text:h text:style-name="P28" text:outline-level="3">3. Fonctionnalités de DataOps</text:h>
      <text:p text:style-name="P30">DataOps repose sur plusieurs aspects clés :</text:p>
      <text:list xml:id="list2818766710" text:style-name="L109">
        <text:list-item>
          <text:p text:style-name="P153">Gestion des métadonnées</text:p>
        </text:list-item>
        <text:list-item>
          <text:p text:style-name="P153">Automatisation des flux de travail et des tests</text:p>
        </text:list-item>
        <text:list-item>
          <text:p text:style-name="P154">Utilisation d'outils de collaboration et d'orchestration</text:p>
        </text:list-item>
      </text:list>
      <text:p text:style-name="P40"><text:span text:style-name="Strong_20_Emphasis"><text:span text:style-name="T2">Bénéfices</text:span></text:span><text:span text:style-name="T2"> : Réduction des gaspillages, optimisation des processus, et augmentation de la productivité.</text:span></text:p>
      <text:h text:style-name="P28" text:outline-level="3"><text:soft-page-break/>4. Plateformes DataOps</text:h>
      <text:p text:style-name="P30">Des outils populaires sur le marché incluent :</text:p>
      <text:list xml:id="list3267921470" text:style-name="L110">
        <text:list-item>
          <text:p text:style-name="P155">IBM DataOps</text:p>
        </text:list-item>
        <text:list-item>
          <text:p text:style-name="P155">Nexla</text:p>
        </text:list-item>
        <text:list-item>
          <text:p text:style-name="P155">Switchboard</text:p>
        </text:list-item>
        <text:list-item>
          <text:p text:style-name="P155">Streamsets</text:p>
        </text:list-item>
        <text:list-item>
          <text:p text:style-name="P156">Infoworks</text:p>
        </text:list-item>
      </text:list>
      <text:p text:style-name="P30">Ces plateformes facilitent l'implémentation des principes DataOps dans les organisations.</text:p>
      <text:h text:style-name="P28" text:outline-level="3">5. Phases de la Méthodologie DataOps</text:h>
      <text:p text:style-name="P30">La méthodologie DataOps comprend trois phases principales :</text:p>
      <text:list xml:id="list3394524966" text:style-name="L111">
        <text:list-item>
          <text:p text:style-name="P104"><text:span text:style-name="Strong_20_Emphasis"><text:span text:style-name="T2">Establish DataOps</text:span></text:span><text:span text:style-name="T2"> : Mise en place d'une structure efficace pour la gestion des données.</text:span></text:p>
          <text:list>
            <text:list-item>
              <text:p text:style-name="P105"><text:span text:style-name="Strong_20_Emphasis"><text:span text:style-name="T2">Establish Data Strategy</text:span></text:span><text:span text:style-name="T2"> : Définir les objectifs de gestion des données.</text:span></text:p>
            </text:list-item>
            <text:list-item>
              <text:p text:style-name="P105"><text:span text:style-name="Strong_20_Emphasis"><text:span text:style-name="T2">Establish Team</text:span></text:span><text:span text:style-name="T2"> : Former des équipes multidisciplinaires.</text:span></text:p>
            </text:list-item>
            <text:list-item>
              <text:p text:style-name="P105"><text:span text:style-name="Strong_20_Emphasis"><text:span text:style-name="T2">Establish Toolchain</text:span></text:span><text:span text:style-name="T2"> : Orchestrer les outils et flux de travail.</text:span></text:p>
            </text:list-item>
            <text:list-item>
              <text:p text:style-name="P105"><text:span text:style-name="Strong_20_Emphasis"><text:span text:style-name="T2">Establish Baseline</text:span></text:span><text:span text:style-name="T2"> : Créer un cadre pour les sprints de données.</text:span></text:p>
            </text:list-item>
            <text:list-item>
              <text:p text:style-name="P105"><text:span text:style-name="Strong_20_Emphasis"><text:span text:style-name="T2">Establish Business Priorities</text:span></text:span><text:span text:style-name="T2"> : Prioriser les besoins en données.</text:span></text:p>
            </text:list-item>
          </text:list>
        </text:list-item>
        <text:list-item>
          <text:p text:style-name="P104"><text:span text:style-name="Strong_20_Emphasis"><text:span text:style-name="T2">Iterate DataOps</text:span></text:span><text:span text:style-name="T2"> : Fourniture des données pour des sprints définis autour du Catalogue de données.</text:span></text:p>
          <text:list>
            <text:list-item>
              <text:p text:style-name="P105"><text:span text:style-name="Strong_20_Emphasis"><text:span text:style-name="T2">Discover</text:span></text:span><text:span text:style-name="T2"> : Identifier des motifs dans les données.</text:span></text:p>
            </text:list-item>
            <text:list-item>
              <text:p text:style-name="P105"><text:span text:style-name="Strong_20_Emphasis"><text:span text:style-name="T2">Classify</text:span></text:span><text:span text:style-name="T2"> : Ajouter du contexte aux données.</text:span></text:p>
            </text:list-item>
            <text:list-item>
              <text:p text:style-name="P105"><text:span text:style-name="Strong_20_Emphasis"><text:span text:style-name="T2">Manage Quality &amp; Entities</text:span></text:span><text:span text:style-name="T2"> : Évaluer la qualité des données.</text:span></text:p>
            </text:list-item>
            <text:list-item>
              <text:p text:style-name="P105"><text:span text:style-name="Strong_20_Emphasis"><text:span text:style-name="T2">Manage Policies</text:span></text:span><text:span text:style-name="T2"> : Gérer les exigences légales.</text:span></text:p>
            </text:list-item>
            <text:list-item>
              <text:p text:style-name="P105"><text:span text:style-name="Strong_20_Emphasis"><text:span text:style-name="T2">Self Service</text:span></text:span><text:span text:style-name="T2"> : Faciliter l'accès aux données.</text:span></text:p>
            </text:list-item>
            <text:list-item>
              <text:p text:style-name="P105"><text:span text:style-name="Strong_20_Emphasis"><text:span text:style-name="T2">Manage Movement &amp; Integration</text:span></text:span><text:span text:style-name="T2"> : Intégrer les données.</text:span></text:p>
            </text:list-item>
            <text:list-item>
              <text:p text:style-name="P105"><text:span text:style-name="Strong_20_Emphasis"><text:span text:style-name="T2">Improve / Collect</text:span></text:span><text:span text:style-name="T2"> : Améliorer les données.</text:span></text:p>
            </text:list-item>
          </text:list>
        </text:list-item>
        <text:list-item>
          <text:p text:style-name="P104"><text:span text:style-name="Strong_20_Emphasis"><text:span text:style-name="T2">Amélioration continue</text:span></text:span><text:span text:style-name="T2"> : Apprentissage et amélioration à partir des sprints.</text:span></text:p>
          <text:list>
            <text:list-item>
              <text:p text:style-name="P105"><text:span text:style-name="Strong_20_Emphasis"><text:span text:style-name="T2">Review</text:span></text:span><text:span text:style-name="T2"> : Examiner les processus.</text:span></text:p>
            </text:list-item>
            <text:list-item>
              <text:p text:style-name="P105"><text:span text:style-name="Strong_20_Emphasis"><text:span text:style-name="T2">Refine</text:span></text:span><text:span text:style-name="T2"> : Affiner les processus.</text:span></text:p>
            </text:list-item>
            <text:list-item>
              <text:p text:style-name="P104"><text:span text:style-name="Strong_20_Emphasis"><text:span text:style-name="T2">Recommend</text:span></text:span><text:span text:style-name="T2"> : Recommander des ajustements.</text:span></text:p>
            </text:list-item>
          </text:list>
        </text:list-item>
      </text:list>
      <text:h text:style-name="P28" text:outline-level="3">6. Avantages de la Méthodologie DataOps</text:h>
      <text:p text:style-name="P30">L'adoption de DataOps offre :</text:p>
      <text:list xml:id="list3650549263" text:style-name="L112">
        <text:list-item>
          <text:p text:style-name="P157">Automatisation de la gestion des métadonnées et des workflows</text:p>
        </text:list-item>
        <text:list-item>
          <text:p text:style-name="P157"><text:soft-page-break/>Traçabilité des données pour la conformité</text:p>
        </text:list-item>
        <text:list-item>
          <text:p text:style-name="P157">Amélioration de l'intégrité et de la sécurité des données</text:p>
        </text:list-item>
        <text:list-item>
          <text:p text:style-name="P157">Accès rapide et rationalisé aux données</text:p>
        </text:list-item>
        <text:list-item>
          <text:p text:style-name="P158">Culture des données favorisée par l'automatisation</text:p>
        </text:list-item>
      </text:list>
      <text:p text:style-name="P40"><text:span text:style-name="Strong_20_Emphasis"><text:span text:style-name="T2">Impact</text:span></text:span><text:span text:style-name="T2"> : Réduction des délais, augmentation de la productivité, et garantie d'une qualité de données optimale.</text:span></text:p>
      <text:h text:style-name="P28" text:outline-level="3">7. Carrière dans DataOps</text:h>
      <text:p text:style-name="P30">Le rôle d'un ingénieur DataOps se concentre sur la gestion du cycle de développement des pipelines de données. Avec l'expérience, il peut évoluer vers des rôles stratégiques influençant :</text:p>
      <text:list xml:id="list3544031859" text:style-name="L113">
        <text:list-item>
          <text:p text:style-name="P159">La stratégie de données</text:p>
        </text:list-item>
        <text:list-item>
          <text:p text:style-name="P159">Le développement des processus métier</text:p>
        </text:list-item>
        <text:list-item>
          <text:p text:style-name="P160">La mesure de la performance des systèmes</text:p>
        </text:list-item>
      </text:list>
      <text:p text:style-name="P23"/>
      <text:p text:style-name="P23"><text:span text:style-name="T7">les </text:span><text:span text:style-name="Strong_20_Emphasis"><text:span text:style-name="T7">opportunités de carrière dans l'ingénierie des données</text:span></text:span><text:span text:style-name="T7"> :</text:span></text:p>
      <text:h text:style-name="P28" text:outline-level="3">1. Vue d'ensemble du marché du travail</text:h>
      <text:list xml:id="list1333208455" text:style-name="L114">
        <text:list-item>
          <text:p text:style-name="P106"><text:span text:style-name="T2">L'ingénierie des données est l'une des </text:span><text:span text:style-name="Strong_20_Emphasis"><text:span text:style-name="T2">professions technologiques à la croissance la plus rapide</text:span></text:span><text:span text:style-name="T2">, classée parmi les </text:span><text:span text:style-name="Strong_20_Emphasis"><text:span text:style-name="T2">10 emplois les plus dynamiques</text:span></text:span><text:span text:style-name="T2"> selon LinkedIn (2020).</text:span></text:p>
        </text:list-item>
        <text:list-item>
          <text:p text:style-name="P106"><text:span text:style-name="T2">Secteurs clés : </text:span><text:span text:style-name="Strong_20_Emphasis"><text:span text:style-name="T2">commerce de détail, automobile, santé, technologie</text:span></text:span><text:span text:style-name="T2"> et </text:span><text:span text:style-name="Strong_20_Emphasis"><text:span text:style-name="T2">conseil</text:span></text:span><text:span text:style-name="T2">.</text:span></text:p>
        </text:list-item>
        <text:list-item>
          <text:p text:style-name="P106"><text:span text:style-name="T2">Le rapport de Dice Tech Job (2020) montre une </text:span><text:span text:style-name="Strong_20_Emphasis"><text:span text:style-name="T2">croissance annuelle de 50 %</text:span></text:span><text:span text:style-name="T2"> dans le domaine.</text:span></text:p>
        </text:list-item>
        <text:list-item>
          <text:p text:style-name="P107"><text:span text:style-name="T2">En 2020, Glassdoor a classé l'ingénierie des données parmi les </text:span><text:span text:style-name="Strong_20_Emphasis"><text:span text:style-name="T2">10 meilleurs emplois en Amérique</text:span></text:span><text:span text:style-name="T2">, en tenant compte du potentiel de revenus, de la satisfaction au travail et du nombre d'offres d'emploi.</text:span></text:p>
        </text:list-item>
      </text:list>
      <text:h text:style-name="P28" text:outline-level="3">2. Rôles et spécialisations dans l'ingénierie des données</text:h>
      <text:list xml:id="list2480623618" text:style-name="L115">
        <text:list-item>
          <text:p text:style-name="P161">Les intitulés de poste varient selon les entreprises, mais incluent des rôles comme :</text:p>
          <text:list>
            <text:list-item>
              <text:p text:style-name="P108"><text:span text:style-name="Strong_20_Emphasis"><text:span text:style-name="T2">Ingénieur de données</text:span></text:span></text:p>
            </text:list-item>
            <text:list-item>
              <text:p text:style-name="P108"><text:span text:style-name="Strong_20_Emphasis"><text:span text:style-name="T2">Architecte de données</text:span></text:span></text:p>
            </text:list-item>
            <text:list-item>
              <text:p text:style-name="P108"><text:span text:style-name="Strong_20_Emphasis"><text:span text:style-name="T2">Ingénieur ETL</text:span></text:span></text:p>
            </text:list-item>
            <text:list-item>
              <text:p text:style-name="P108"><text:span text:style-name="Strong_20_Emphasis"><text:span text:style-name="T2">Ingénieur d'entrepôt de données</text:span></text:span></text:p>
            </text:list-item>
            <text:list-item>
              <text:p text:style-name="P108"><text:span text:style-name="Strong_20_Emphasis"><text:span text:style-name="T2">Ingénieur Big Data</text:span></text:span></text:p>
            </text:list-item>
            <text:list-item>
              <text:p text:style-name="P108"><text:soft-page-break/><text:span text:style-name="Strong_20_Emphasis"><text:span text:style-name="T2">Data Lake Engineer</text:span></text:span></text:p>
            </text:list-item>
          </text:list>
        </text:list-item>
        <text:list-item>
          <text:p text:style-name="P161">Les spécialisations incluent :</text:p>
          <text:list>
            <text:list-item>
              <text:p text:style-name="P108"><text:span text:style-name="Strong_20_Emphasis"><text:span text:style-name="T2">Architecture de données</text:span></text:span></text:p>
            </text:list-item>
            <text:list-item>
              <text:p text:style-name="P108"><text:span text:style-name="Strong_20_Emphasis"><text:span text:style-name="T2">Conception de bases de données</text:span></text:span></text:p>
            </text:list-item>
            <text:list-item>
              <text:p text:style-name="P108"><text:span text:style-name="Strong_20_Emphasis"><text:span text:style-name="T2">Pipelines de données et ETL</text:span></text:span></text:p>
            </text:list-item>
            <text:list-item>
              <text:p text:style-name="P108"><text:span text:style-name="Strong_20_Emphasis"><text:span text:style-name="T2">Entrepôts de données</text:span></text:span></text:p>
            </text:list-item>
            <text:list-item>
              <text:p text:style-name="P109"><text:span text:style-name="Strong_20_Emphasis"><text:span text:style-name="T2">Mégadonnées</text:span></text:span></text:p>
            </text:list-item>
          </text:list>
        </text:list-item>
      </text:list>
      <text:h text:style-name="P28" text:outline-level="3">3. Compétences requises</text:h>
      <text:list xml:id="list1899708501" text:style-name="L116">
        <text:list-item>
          <text:p text:style-name="P110"><text:span text:style-name="T2">Connaissance des </text:span><text:span text:style-name="Strong_20_Emphasis"><text:span text:style-name="T2">systèmes d'exploitation, bases de données, langages de programmation</text:span></text:span><text:span text:style-name="T2"> et </text:span><text:span text:style-name="Strong_20_Emphasis"><text:span text:style-name="T2">infrastructures cloud</text:span></text:span><text:span text:style-name="T2"> (machines virtuelles, réseaux, services d'application).</text:span></text:p>
        </text:list-item>
        <text:list-item>
          <text:p text:style-name="P162">Capacité à appliquer les données dans les processus métiers.</text:p>
        </text:list-item>
        <text:list-item>
          <text:p text:style-name="P111"><text:span text:style-name="Strong_20_Emphasis"><text:span text:style-name="T2">Cycle de vie complet</text:span></text:span><text:span text:style-name="T2"> des données : dans les petites équipes ou start-ups, les ingénieurs travaillent souvent sur l'ensemble du cycle de vie des données.</text:span></text:p>
        </text:list-item>
      </text:list>
      <text:h text:style-name="P28" text:outline-level="3">4. Parcours de carrière</text:h>
      <text:list xml:id="list578292724" text:style-name="L117">
        <text:list-item>
          <text:p text:style-name="P112"><text:span text:style-name="Strong_20_Emphasis"><text:span text:style-name="T2">Progression de carrière</text:span></text:span><text:span text:style-name="T2"> typique :</text:span></text:p>
          <text:list>
            <text:list-item>
              <text:p text:style-name="P163">Ingénieur des données associé (ou junior)</text:p>
            </text:list-item>
            <text:list-item>
              <text:p text:style-name="P163">Ingénieur de données principal</text:p>
            </text:list-item>
            <text:list-item>
              <text:p text:style-name="P163">Ingénieur senior</text:p>
            </text:list-item>
            <text:list-item>
              <text:p text:style-name="P163">Poste de direction</text:p>
            </text:list-item>
          </text:list>
        </text:list-item>
        <text:list-item>
          <text:p text:style-name="P113"><text:span text:style-name="T2">La croissance dans ce domaine nécessite non seulement des compétences techniques, mais aussi des compétences en </text:span><text:span text:style-name="Strong_20_Emphasis"><text:span text:style-name="T2">communication, gestion de projet</text:span></text:span><text:span text:style-name="T2"> et </text:span><text:span text:style-name="Strong_20_Emphasis"><text:span text:style-name="T2">collaboration</text:span></text:span><text:span text:style-name="T2"> avec les parties prenantes.</text:span></text:p>
        </text:list-item>
      </text:list>
      <text:h text:style-name="P28" text:outline-level="3">5. Rôles émergents</text:h>
      <text:list xml:id="list2784510982" text:style-name="L118">
        <text:list-item>
          <text:p text:style-name="P114"><text:span text:style-name="Strong_20_Emphasis"><text:span text:style-name="T2">Ingénieur Big Data</text:span></text:span><text:span text:style-name="T2"> : gestion de grands ensembles de données avec des outils comme </text:span><text:span text:style-name="Strong_20_Emphasis"><text:span text:style-name="T2">Hadoop</text:span></text:span><text:span text:style-name="T2"> et </text:span><text:span text:style-name="Strong_20_Emphasis"><text:span text:style-name="T2">Spark</text:span></text:span><text:span text:style-name="T2">.</text:span></text:p>
        </text:list-item>
        <text:list-item>
          <text:p text:style-name="P115"><text:span text:style-name="Strong_20_Emphasis"><text:span text:style-name="T2">Ingénieur en apprentissage automatique</text:span></text:span><text:span text:style-name="T2"> : à l'intersection de l'ingénierie des données, de la science des données et de l'intelligence artificielle. Travaille avec des algorithmes d'apprentissage et des données massives.</text:span></text:p>
        </text:list-item>
      </text:list>
      <text:h text:style-name="P28" text:outline-level="3">6. Importance de l'apprentissage continu</text:h>
      <text:list xml:id="list1515227643" text:style-name="L119">
        <text:list-item>
          <text:p text:style-name="P116"><text:span text:style-name="T2">L'ingénierie des données est un domaine en évolution rapide où il est essentiel de continuer à </text:span><text:span text:style-name="Strong_20_Emphasis"><text:span text:style-name="T2">apprendre de nouveaux outils et technologies</text:span></text:span><text:span text:style-name="T2">.</text:span></text:p>
        </text:list-item>
        <text:list-item>
          <text:p text:style-name="P117"><text:span text:style-name="T2">L'</text:span><text:span text:style-name="Strong_20_Emphasis"><text:span text:style-name="T2">adaptabilité</text:span></text:span><text:span text:style-name="T2"> et la </text:span><text:span text:style-name="Strong_20_Emphasis"><text:span text:style-name="T2">curiosité</text:span></text:span><text:span text:style-name="T2"> sont des qualités clés pour réussir dans ce domaine.</text:span></text:p>
        </text:list-item>
      </text:lis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1:16:21.272106201</meta:creation-date>
    <dc:date>2024-09-29T19:10:54.173734753</dc:date>
    <meta:editing-duration>PT14M44S</meta:editing-duration>
    <meta:editing-cycles>6</meta:editing-cycles>
    <meta:generator>LibreOffice/7.3.7.2$Linux_X86_64 LibreOffice_project/30$Build-2</meta:generator>
    <meta:document-statistic meta:table-count="0" meta:image-count="0" meta:object-count="0" meta:page-count="39" meta:paragraph-count="763" meta:word-count="10236" meta:character-count="65864" meta:non-whitespace-character-count="56935"/>
  </office:meta>
</office:document-meta>
</file>